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cripts/>
  <office:font-face-decls/>
  <office:automatic-styles>
    <style:style style:name="ta-v-lr" style:family="table" style:master-page-name="Default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400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700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23e26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2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27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29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fo:text-align="right" style:text-align-source="fix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2fc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fo:text-align="right" style:text-align-source="fix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2d8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2ea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3208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2a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3328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2b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2c6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30e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21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38c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fo:text-align="right" style:text-align-source="fix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41c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23e3e6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3f8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23e37a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368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35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3c28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42e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23e34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39e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fo:text-align="right" style:text-align-source="fix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3b0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3d4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40a8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Arial"/>
    </style:style>
    <style:style style:name="ACE-0x23e22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54e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50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fo:text-align="center" style:text-align-source="fix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53c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4888" style:family="table-cel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fo:text-align="center" style:text-align-source="fix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560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49a8" style:family="table-cel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fo:text-align="center" style:text-align-source="fix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4f4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fo:text-align="center" style:text-align-source="fix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52a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476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44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4ac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4d0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fo:text-align="center" style:text-align-source="fix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45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464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4be8" style:family="table-cell" style:data-style-name="General">
      <style:table-cell-properties fo:background-color="#c0c0c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518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23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4e2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fo:text-align="center" style:text-align-source="fix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5cc8" style:family="table-cell" style:data-style-name="General">
      <style:table-cell-properties fo:background-color="#c0c0c0" fo:border-top="0.035cm solid #000000" fo:border-bottom="0.071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47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fo:text-align="right" style:text-align-source="fix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5de8" style:family="table-cell" style:data-style-name="General">
      <style:table-cell-properties fo:background-color="#c0c0c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4408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452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49a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4be8" style:family="table-cell" style:data-style-name="General">
      <style:table-cell-properties fo:background-color="#c0c0c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58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5ba8" style:family="table-cell" style:data-style-name="General">
      <style:table-cell-properties fo:background-color="#c0c0c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4888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57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5968" style:family="table-cell" style:data-style-name="General">
      <style:table-cell-properties fo:background-color="#c0c0c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5a88" style:family="table-cell" style:data-style-name="General">
      <style:table-cell-properties fo:background-color="#c0c0c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464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4d08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4ac8" style:family="table-cell" style:data-style-name="General">
      <style:table-cell-properties fo:background-color="#c0c0c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24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626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54e8" style:family="table-cell" style:data-style-name="General">
      <style:table-cell-properties fo:background-color="#c0c0c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614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5a8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5f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65c8" style:family="table-cell" style:data-style-name="General">
      <style:table-cell-properties fo:background-color="transparent" fo:border-top="0.035cm solid #000000" fo:border-bottom="0.106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63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fo:text-align="right" style:text-align-source="fix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596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5608" style:family="table-cell" style:data-style-name="General">
      <style:table-cell-properties fo:background-color="#c0c0c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5068" style:family="table-cell" style:data-style-name="General">
      <style:table-cell-properties fo:background-color="#c0c0c0" fo:border-top="0.035cm solid #000000" fo:border-bottom="0.071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53c8" style:family="table-cell" style:data-style-name="General">
      <style:table-cell-properties fo:background-color="#c0c0c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584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6928" style:family="table-cell" style:data-style-name="General">
      <style:table-cell-properties fo:background-color="#c0c0c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4e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6da8" style:family="table-cell" style:data-style-name="General">
      <style:table-cell-properties fo:background-color="#c0c0c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4f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602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5728" style:family="table-cell" style:data-style-name="General">
      <style:table-cell-properties fo:background-color="transparent" fo:border-top="0.035cm solid #000000" fo:border-bottom="0.071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6b68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680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52a8" style:family="table-cell" style:data-style-name="General">
      <style:table-cell-properties fo:background-color="#c0c0c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5188" style:family="table-cell" style:data-style-name="General">
      <style:table-cell-properties fo:background-color="#c0c0c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6ec8" style:family="table-cell" style:data-style-name="General">
      <style:table-cell-properties fo:background-color="#c0c0c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3e25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6c88" style:family="table-cell" style:data-style-name="General">
      <style:table-cell-properties fo:background-color="#c0c0c0" fo:border-top="0.035cm solid #000000" fo:border-bottom="0.106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6a48" style:family="table-cell" style:data-style-name="General">
      <style:table-cell-properties fo:background-color="#c0c0c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5de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66e8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6fe8" style:family="table-cell" style:data-style-name="General">
      <style:table-cell-properties fo:background-color="transparent" fo:border-top="0.035cm solid #000000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5ba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64a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2465cc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OL-1" style:family="table-column">
      <style:table-column-properties style:column-width="123.00pt" style:use-optimal-column-width="false"/>
    </style:style>
    <style:style style:name="ACOL-2" style:family="table-column">
      <style:table-column-properties style:column-width="82.56pt" style:use-optimal-column-width="false"/>
    </style:style>
    <style:style style:name="ACOL-3" style:family="table-column">
      <style:table-column-properties style:column-width="148.70pt" style:use-optimal-column-width="false"/>
    </style:style>
    <style:style style:name="ACOL-4" style:family="table-column">
      <style:table-column-properties style:column-width="84.82pt" style:use-optimal-column-width="false"/>
    </style:style>
    <style:style style:name="ACOL-5" style:family="table-column">
      <style:table-column-properties style:column-width="69.80pt" style:use-optimal-column-width="false"/>
    </style:style>
    <style:style style:name="ACOL-6" style:family="table-column">
      <style:table-column-properties style:column-width="61.52pt" style:use-optimal-column-width="false"/>
    </style:style>
    <style:style style:name="ACOL-7" style:family="table-column">
      <style:table-column-properties style:column-width="75.06pt" style:use-optimal-column-width="false"/>
    </style:style>
    <style:style style:name="ACOL-8" style:family="table-column">
      <style:table-column-properties style:column-width="130.70pt" style:use-optimal-column-width="false"/>
    </style:style>
    <style:style style:name="ACOL-9" style:family="table-column"/>
    <style:style style:name="ACOL-10" style:family="table-column">
      <style:table-column-properties style:column-width="100.60pt" style:use-optimal-column-width="false"/>
    </style:style>
    <style:style style:name="ACOL-11" style:family="table-column">
      <style:table-column-properties style:column-width="142.00pt" style:use-optimal-column-width="false"/>
    </style:style>
    <style:style style:name="ACOL-12" style:family="table-column">
      <style:table-column-properties style:column-width="134.00pt" style:use-optimal-column-width="true"/>
    </style:style>
    <style:style style:name="ACOL-13" style:family="table-column">
      <style:table-column-properties style:column-width="149.00pt" style:use-optimal-column-width="true"/>
    </style:style>
    <style:style style:name="ACOL-14" style:family="table-column">
      <style:table-column-properties style:column-width="132.90pt" style:use-optimal-column-width="false"/>
    </style:style>
    <style:style style:name="ACOL-15" style:family="table-column">
      <style:table-column-properties style:column-width="140.40pt" style:use-optimal-column-width="false"/>
    </style:style>
    <style:style style:name="ACOL-16" style:family="table-column">
      <style:table-column-properties style:column-width="65.00pt" style:use-optimal-column-width="true"/>
    </style:style>
    <style:style style:name="ACOL-17" style:family="table-column">
      <style:table-column-properties style:column-width="123.80pt" style:use-optimal-column-width="true"/>
    </style:style>
    <style:style style:name="ACOL-18" style:family="table-column">
      <style:table-column-properties style:column-width="131.20pt" style:use-optimal-column-width="true"/>
    </style:style>
    <style:style style:name="ACOL-19" style:family="table-column">
      <style:table-column-properties style:column-width="141.00pt" style:use-optimal-column-width="true"/>
    </style:style>
    <style:style style:name="ACOL-20" style:family="table-column">
      <style:table-column-properties style:column-width="165.00pt" style:use-optimal-column-width="true"/>
    </style:style>
    <style:style style:name="ACOL-21" style:family="table-column">
      <style:table-column-properties style:column-width="77.25pt" style:use-optimal-column-width="true"/>
    </style:style>
    <style:style style:name="ACOL-22" style:family="table-column">
      <style:table-column-properties style:column-width="78.75pt" style:use-optimal-column-width="true"/>
    </style:style>
    <style:style style:name="ACOL-23" style:family="table-column">
      <style:table-column-properties style:column-width="222.30pt" style:use-optimal-column-width="false"/>
    </style:style>
    <style:style style:name="ACOL-24" style:family="table-column">
      <style:table-column-properties style:column-width="94.00pt" style:use-optimal-column-width="false"/>
    </style:style>
    <style:style style:name="ACOL-25" style:family="table-column">
      <style:table-column-properties style:column-width="105.00pt" style:use-optimal-column-width="true"/>
    </style:style>
    <style:style style:name="ACOL-26" style:family="table-column">
      <style:table-column-properties style:column-width="113.20pt" style:use-optimal-column-width="true"/>
    </style:style>
    <style:style style:name="ACOL-27" style:family="table-column">
      <style:table-column-properties style:column-width="142.50pt" style:use-optimal-column-width="true"/>
    </style:style>
    <style:style style:name="ACOL-28" style:family="table-column">
      <style:table-column-properties style:column-width="202.00pt" style:use-optimal-column-width="true"/>
    </style:style>
    <style:style style:name="ACOL-29" style:family="table-column">
      <style:table-column-properties style:column-width="98.00pt" style:use-optimal-column-width="true"/>
    </style:style>
    <style:style style:name="ACOL-30" style:family="table-column">
      <style:table-column-properties style:column-width="77.00pt" style:use-optimal-column-width="true"/>
    </style:style>
    <style:style style:name="ACOL-31" style:family="table-column">
      <style:table-column-properties style:column-width="71.25pt" style:use-optimal-column-width="true"/>
    </style:style>
    <style:style style:name="ACOL-32" style:family="table-column">
      <style:table-column-properties style:column-width="120.00pt" style:use-optimal-column-width="true"/>
    </style:style>
    <style:style style:name="ACOL-33" style:family="table-column">
      <style:table-column-properties style:column-width="128.20pt" style:use-optimal-column-width="true"/>
    </style:style>
    <style:style style:name="ACOL-34" style:family="table-column">
      <style:table-column-properties style:column-width="149.20pt" style:use-optimal-column-width="true"/>
    </style:style>
    <style:style style:name="ACOL-35" style:family="table-column">
      <style:table-column-properties style:column-width="234.80pt" style:use-optimal-column-width="true"/>
    </style:style>
    <style:style style:name="ACOL-36" style:family="table-column">
      <style:table-column-properties style:column-width="79.00pt" style:use-optimal-column-width="true"/>
    </style:style>
    <style:style style:name="ACOL-37" style:family="table-column">
      <style:table-column-properties style:column-width="262.00pt" style:use-optimal-column-width="false"/>
    </style:style>
    <style:style style:name="ACOL-38" style:family="table-column">
      <style:table-column-properties style:column-width="71.00pt" style:use-optimal-column-width="false"/>
    </style:style>
    <style:style style:name="ACOL-39" style:family="table-column">
      <style:table-column-properties style:column-width="122.00pt" style:use-optimal-column-width="true"/>
    </style:style>
    <style:style style:name="ACOL-40" style:family="table-column">
      <style:table-column-properties style:column-width="94.00pt" style:use-optimal-column-width="true"/>
    </style:style>
    <style:style style:name="ACOL-41" style:family="table-column">
      <style:table-column-properties style:column-width="77.30pt" style:use-optimal-column-width="true"/>
    </style:style>
    <style:style style:name="ACOL-42" style:family="table-column">
      <style:table-column-properties style:column-width="100.00pt" style:use-optimal-column-width="false"/>
    </style:style>
    <style:style style:name="ACOL-43" style:family="table-column">
      <style:table-column-properties style:column-width="73.00pt" style:use-optimal-column-width="true"/>
    </style:style>
    <style:style style:name="ACOL-44" style:family="table-column">
      <style:table-column-properties style:column-width="162.00pt" style:use-optimal-column-width="true"/>
    </style:style>
    <style:style style:name="ACOL-45" style:family="table-column">
      <style:table-column-properties style:column-width="93.00pt" style:use-optimal-column-width="true"/>
    </style:style>
    <style:style style:name="ACOL-46" style:family="table-column">
      <style:table-column-properties style:column-width="95.00pt" style:use-optimal-column-width="true"/>
    </style:style>
    <style:style style:name="ACOL-47" style:family="table-column">
      <style:table-column-properties style:column-width="78.00pt" style:use-optimal-column-width="true"/>
    </style:style>
    <style:style style:name="ACOL-48" style:family="table-column">
      <style:table-column-properties style:column-width="83.00pt" style:use-optimal-column-width="false"/>
    </style:style>
    <style:style style:name="ACOL-49" style:family="table-column">
      <style:table-column-properties style:column-width="132.00pt" style:use-optimal-column-width="true"/>
    </style:style>
    <style:style style:name="ACOL-50" style:family="table-column">
      <style:table-column-properties style:column-width="137.00pt" style:use-optimal-column-width="true"/>
    </style:style>
    <style:style style:name="ACOL-51" style:family="table-column">
      <style:table-column-properties style:column-width="168.00pt" style:use-optimal-column-width="true"/>
    </style:style>
    <style:style style:name="ACOL-52" style:family="table-column">
      <style:table-column-properties style:column-width="148.00pt" style:use-optimal-column-width="true"/>
    </style:style>
    <style:style style:name="ACOL-53" style:family="table-column">
      <style:table-column-properties style:column-width="154.00pt" style:use-optimal-column-width="true"/>
    </style:style>
    <style:style style:name="ACOL-54" style:family="table-column">
      <style:table-column-properties style:column-width="177.00pt" style:use-optimal-column-width="true"/>
    </style:style>
    <style:style style:name="ACOL-55" style:family="table-column">
      <style:table-column-properties style:column-width="71.00pt" style:use-optimal-column-width="true"/>
    </style:style>
    <style:style style:name="ACOL-56" style:family="table-column">
      <style:table-column-properties style:column-width="133.00pt" style:use-optimal-column-width="true"/>
    </style:style>
    <style:style style:name="ACOL-57" style:family="table-column">
      <style:table-column-properties style:column-width="143.00pt" style:use-optimal-column-width="true"/>
    </style:style>
    <style:style style:name="ACOL-58" style:family="table-column">
      <style:table-column-properties style:column-width="167.00pt" style:use-optimal-column-width="true"/>
    </style:style>
    <style:style style:name="ACOL-59" style:family="table-column">
      <style:table-column-properties style:column-width="76.00pt" style:use-optimal-column-width="true"/>
    </style:style>
    <style:style style:name="ACOL-60" style:family="table-column">
      <style:table-column-properties style:column-width="239.00pt" style:use-optimal-column-width="true"/>
    </style:style>
    <style:style style:name="ACOL-61" style:family="table-column">
      <style:table-column-properties style:column-width="169.00pt" style:use-optimal-column-width="true"/>
    </style:style>
    <style:style style:name="ACOL-62" style:family="table-column">
      <style:table-column-properties style:column-width="161.00pt" style:use-optimal-column-width="true"/>
    </style:style>
    <style:style style:name="ACOL-63" style:family="table-column">
      <style:table-column-properties style:column-width="135.00pt" style:use-optimal-column-width="true"/>
    </style:style>
    <style:style style:name="ACOL-64" style:family="table-column">
      <style:table-column-properties style:column-width="145.00pt" style:use-optimal-column-width="true"/>
    </style:style>
    <style:style style:name="AROW-1" style:family="table-row"/>
    <style:style style:name="AROW-2" style:family="table-row">
      <style:table-row-properties style:row-height="15.00pt" style:use-optimal-row-height="true"/>
    </style:style>
    <style:style style:name="AROW-3" style:family="table-row">
      <style:table-row-properties style:row-height="14.00pt" style:use-optimal-row-height="true"/>
    </style:style>
    <style:style style:name="AROW-4" style:family="table-row">
      <style:table-row-properties style:row-height="16.00pt" style:use-optimal-row-height="true"/>
    </style:style>
    <style:style style:name="AROW-5" style:family="table-row">
      <style:table-row-properties style:row-height="13.50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>
        <table:null-date table:date-value="1899-12-30" table:value-type="date"/>
        <table:iteration table:maximum-difference="0.001" table:status="disable" table:steps="100"/>
      </table:calculation-settings>
      <table:table table:name="Solar tower" table:style-name="ta-v-lr">
        <table:table-column table:default-cell-style-name="ACE-0x23e26c8" table:style-name="ACOL-1"/>
        <table:table-column table:default-cell-style-name="ACE-0x23e26c8" table:style-name="ACOL-2"/>
        <table:table-column table:default-cell-style-name="ACE-0x23e26c8" table:style-name="ACOL-3"/>
        <table:table-column table:default-cell-style-name="ACE-0x23e26c8" table:style-name="ACOL-4"/>
        <table:table-column table:default-cell-style-name="ACE-0x23e26c8" table:style-name="ACOL-5"/>
        <table:table-column table:default-cell-style-name="ACE-0x23e26c8" table:style-name="ACOL-6"/>
        <table:table-column table:default-cell-style-name="ACE-0x23e26c8" table:style-name="ACOL-7"/>
        <table:table-column table:default-cell-style-name="ACE-0x23e26c8" table:style-name="ACOL-8"/>
        <table:table-column table:default-cell-style-name="ACE-0x23e26c8" table:style-name="ACOL-0" table:number-columns-repeated="248"/>
        <table:table-row table:style-name="AROW-0">
          <table:table-cell table:number-columns-repeated="256" table:style-name="ACE-0x23e26c8"/>
        </table:table-row>
        <table:table-row table:style-name="AROW-2">
          <table:table-cell table:style-name="ACE-0x23e27e8" office:value-type="string">
            <text:p>Solar tower 1 is located 1 m east of CP1 in a clearing</text:p>
          </table:table-cell>
          <table:table-cell table:number-columns-repeated="255" table:style-name="ACE-0x23e26c8"/>
        </table:table-row>
        <table:table-row table:style-name="AROW-2">
          <table:table-cell table:style-name="ACE-0x23e27e8" office:value-type="string">
            <text:p>30 ft mast - two lengths extended to 21 feet</text:p>
          </table:table-cell>
          <table:table-cell table:number-columns-repeated="255" table:style-name="ACE-0x23e26c8"/>
        </table:table-row>
        <table:table-row table:style-name="AROW-2">
          <table:table-cell table:style-name="ACE-0x23e27e8" office:value-type="string">
            <text:p>2 guywire sets at 10ft and 20 ft</text:p>
          </table:table-cell>
          <table:table-cell table:number-columns-repeated="255" table:style-name="ACE-0x23e26c8"/>
        </table:table-row>
        <table:table-row table:style-name="AROW-3">
          <table:table-cell table:style-name="ACE-0x23e27e8" office:value-type="string">
            <text:p>Enclosure 1 is mounted at 1.5 m</text:p>
          </table:table-cell>
          <table:table-cell table:style-name="ACE-0x23e27e8"/>
          <table:table-cell table:number-columns-repeated="254" table:style-name="ACE-0x23e26c8"/>
        </table:table-row>
        <table:table-row table:style-name="AROW-3">
          <table:table-cell table:style-name="ACE-0x23e27e8" office:value-type="string">
            <text:p>Enclosure 2 is mounted at 2.0 m</text:p>
          </table:table-cell>
          <table:table-cell table:style-name="ACE-0x23e27e8"/>
          <table:table-cell table:number-columns-repeated="254" table:style-name="ACE-0x23e26c8"/>
        </table:table-row>
        <table:table-row table:style-name="AROW-0">
          <table:table-cell table:number-columns-repeated="256" table:style-name="ACE-0x23e26c8"/>
        </table:table-row>
        <table:table-row table:style-name="AROW-2">
          <table:table-cell table:style-name="ACE-0x23e27e8" office:value-type="string">
            <text:p>Panels</text:p>
          </table:table-cell>
          <table:table-cell table:style-name="ACE-0x23e27e8" office:value-type="string">
            <text:p>Model</text:p>
          </table:table-cell>
          <table:table-cell table:style-name="ACE-0x23e27e8" office:value-type="string">
            <text:p>Mounting hardware</text:p>
          </table:table-cell>
          <table:table-cell table:style-name="ACE-0x23e27e8" office:value-type="string">
            <text:p>Wired to</text:p>
          </table:table-cell>
          <table:table-cell table:style-name="ACE-0x23e27e8" office:value-type="string">
            <text:p>Wired to</text:p>
          </table:table-cell>
          <table:table-cell table:style-name="ACE-0x23e27e8" office:value-type="string">
            <text:p>Lead length</text:p>
          </table:table-cell>
          <table:table-cell table:style-name="ACE-0x23e27e8" office:value-type="string">
            <text:p>Wattage</text:p>
          </table:table-cell>
          <table:table-cell table:style-name="ACE-0x23e27e8" office:value-type="string">
            <text:p>Notes</text:p>
          </table:table-cell>
          <table:table-cell table:number-columns-repeated="248" table:style-name="ACE-0x23e26c8"/>
        </table:table-row>
        <table:table-row table:style-name="AROW-2">
          <table:table-cell table:style-name="ACE-0x23e26c8" office:value-type="string">
            <text:p>20 watt 1</text:p>
          </table:table-cell>
          <table:table-cell table:style-name="ACE-0x23e26c8" office:value-type="string">
            <text:p>Solarex…</text:p>
          </table:table-cell>
          <table:table-cell table:style-name="ACE-0x23e26c8" office:value-type="string">
            <text:p>complete brackets</text:p>
          </table:table-cell>
          <table:table-cell table:style-name="ACE-0x23e26c8" office:value-type="string">
            <text:p>Charge controller 1</text:p>
          </table:table-cell>
          <table:table-cell table:style-name="ACE-0x23e26c8"/>
          <table:table-cell table:style-name="ACE-0x23e2908" office:value-type="string">
            <text:p>4m(?)</text:p>
          </table:table-cell>
          <table:table-cell table:style-name="ACE-0x23e26c8" office:value-type="float" office:value="20">
            <text:p>20</text:p>
          </table:table-cell>
          <table:table-cell table:number-columns-repeated="249" table:style-name="ACE-0x23e26c8"/>
        </table:table-row>
        <table:table-row table:style-name="AROW-2">
          <table:table-cell table:style-name="ACE-0x23e26c8" office:value-type="string">
            <text:p>20 watt 2</text:p>
          </table:table-cell>
          <table:table-cell table:style-name="ACE-0x23e26c8" office:value-type="string">
            <text:p>Solarex…</text:p>
          </table:table-cell>
          <table:table-cell table:style-name="ACE-0x23e26c8" office:value-type="string">
            <text:p>brackets found</text:p>
          </table:table-cell>
          <table:table-cell table:style-name="ACE-0x23e26c8" office:value-type="string">
            <text:p>Charge controller</text:p>
          </table:table-cell>
          <table:table-cell table:style-name="ACE-0x23e26c8"/>
          <table:table-cell table:style-name="ACE-0x23e2908" office:value-type="string">
            <text:p>4m(?)</text:p>
          </table:table-cell>
          <table:table-cell table:style-name="ACE-0x23e26c8" office:value-type="float" office:value="20">
            <text:p>20</text:p>
          </table:table-cell>
          <table:table-cell table:number-columns-repeated="249" table:style-name="ACE-0x23e26c8"/>
        </table:table-row>
        <table:table-row table:style-name="AROW-2">
          <table:table-cell table:style-name="ACE-0x23e26c8" office:value-type="string">
            <text:p>20 watt 3</text:p>
          </table:table-cell>
          <table:table-cell table:style-name="ACE-0x23e26c8" office:value-type="string">
            <text:p>Solarex…</text:p>
          </table:table-cell>
          <table:table-cell table:style-name="ACE-0x23e26c8" office:value-type="string">
            <text:p>new brackets</text:p>
          </table:table-cell>
          <table:table-cell table:style-name="ACE-0x23e26c8" office:value-type="string">
            <text:p>Charge controller 2</text:p>
          </table:table-cell>
          <table:table-cell table:style-name="ACE-0x23e26c8"/>
          <table:table-cell table:style-name="ACE-0x23e2908" office:value-type="string">
            <text:p>10m(?)</text:p>
          </table:table-cell>
          <table:table-cell table:style-name="ACE-0x23e26c8" office:value-type="float" office:value="30">
            <text:p>30</text:p>
          </table:table-cell>
          <table:table-cell table:number-columns-repeated="249" table:style-name="ACE-0x23e26c8"/>
        </table:table-row>
        <table:table-row table:style-name="AROW-0">
          <table:table-cell table:number-columns-repeated="256" table:style-name="ACE-0x23e26c8"/>
        </table:table-row>
        <table:table-row table:style-name="AROW-2">
          <table:table-cell table:style-name="ACE-0x23e27e8" office:value-type="string">
            <text:p>Charge controllers</text:p>
          </table:table-cell>
          <table:table-cell table:style-name="ACE-0x23e27e8" office:value-type="string">
            <text:p>Model</text:p>
          </table:table-cell>
          <table:table-cell table:style-name="ACE-0x23e27e8" office:value-type="string">
            <text:p>Mounting hardware</text:p>
          </table:table-cell>
          <table:table-cell table:style-name="ACE-0x23e27e8" office:value-type="string">
            <text:p>Wired to </text:p>
          </table:table-cell>
          <table:table-cell table:style-name="ACE-0x23e27e8" office:value-type="string">
            <text:p>Wired to</text:p>
          </table:table-cell>
          <table:table-cell table:style-name="ACE-0x23e27e8" office:value-type="string">
            <text:p>Lead length</text:p>
          </table:table-cell>
          <table:table-cell table:number-columns-repeated="250" table:style-name="ACE-0x23e26c8"/>
        </table:table-row>
        <table:table-row table:style-name="AROW-2">
          <table:table-cell table:style-name="ACE-0x23e26c8" office:value-type="string">
            <text:p>Controller 1</text:p>
          </table:table-cell>
          <table:table-cell table:style-name="ACE-0x23e26c8" office:value-type="string">
            <text:p>Morningstar SS-6-12V</text:p>
          </table:table-cell>
          <table:table-cell table:style-name="ACE-0x23e26c8" office:value-type="string">
            <text:p>velcro to interior of enclosure 1</text:p>
          </table:table-cell>
          <table:table-cell table:style-name="ACE-0x23e26c8" office:value-type="string">
            <text:p>Solarex20 1</text:p>
          </table:table-cell>
          <table:table-cell table:style-name="ACE-0x23e26c8" office:value-type="string">
            <text:p>Battery array</text:p>
          </table:table-cell>
          <table:table-cell table:number-columns-repeated="251" table:style-name="ACE-0x23e26c8"/>
        </table:table-row>
        <table:table-row table:style-name="AROW-2">
          <table:table-cell table:style-name="ACE-0x23e26c8" office:value-type="string">
            <text:p>Controller 2</text:p>
          </table:table-cell>
          <table:table-cell table:style-name="ACE-0x23e26c8" office:value-type="string">
            <text:p>Morningstar SS-6-12V</text:p>
          </table:table-cell>
          <table:table-cell table:style-name="ACE-0x23e26c8" office:value-type="string">
            <text:p>""</text:p>
          </table:table-cell>
          <table:table-cell table:style-name="ACE-0x23e26c8" office:value-type="string">
            <text:p>Solarex20 2</text:p>
          </table:table-cell>
          <table:table-cell table:style-name="ACE-0x23e26c8" office:value-type="string">
            <text:p>Battery array</text:p>
          </table:table-cell>
          <table:table-cell table:number-columns-repeated="251" table:style-name="ACE-0x23e26c8"/>
        </table:table-row>
        <table:table-row table:style-name="AROW-0">
          <table:table-cell table:number-columns-repeated="256" table:style-name="ACE-0x23e26c8"/>
        </table:table-row>
        <table:table-row table:style-name="AROW-2">
          <table:table-cell table:style-name="ACE-0x23e27e8" office:value-type="string">
            <text:p>Batteries</text:p>
          </table:table-cell>
          <table:table-cell table:style-name="ACE-0x23e27e8" office:value-type="string">
            <text:p>Model</text:p>
          </table:table-cell>
          <table:table-cell table:style-name="ACE-0x23e27e8" office:value-type="string">
            <text:p>Mounting hardware</text:p>
          </table:table-cell>
          <table:table-cell table:style-name="ACE-0x23e27e8" office:value-type="string">
            <text:p>Wired to</text:p>
          </table:table-cell>
          <table:table-cell table:style-name="ACE-0x23e27e8" office:value-type="string">
            <text:p>Wired to</text:p>
          </table:table-cell>
          <table:table-cell table:style-name="ACE-0x23e27e8" office:value-type="string">
            <text:p>Lead length</text:p>
          </table:table-cell>
          <table:table-cell table:style-name="ACE-0x23e27e8" office:value-type="string">
            <text:p>AmpHrs</text:p>
          </table:table-cell>
          <table:table-cell table:style-name="ACE-0x23e27e8" office:value-type="string">
            <text:p>Notes</text:p>
          </table:table-cell>
          <table:table-cell table:number-columns-repeated="248" table:style-name="ACE-0x23e26c8"/>
        </table:table-row>
        <table:table-row table:style-name="AROW-3">
          <table:table-cell table:style-name="ACE-0x23e26c8" office:value-type="string">
            <text:p>SunXtender 1</text:p>
          </table:table-cell>
          <table:table-cell table:style-name="ACE-0x23e26c8" office:value-type="string">
            <text:p>SunXtender…</text:p>
          </table:table-cell>
          <table:table-cell table:style-name="ACE-0x23e26c8" office:value-type="string">
            <text:p>Black battery box 1</text:p>
          </table:table-cell>
          <table:table-cell table:style-name="ACE-0x23e26c8" office:value-type="string">
            <text:p>Charge controller 2</text:p>
          </table:table-cell>
          <table:table-cell table:style-name="ACE-0x23e26c8" office:value-type="string">
            <text:p>Dataloggers (2)</text:p>
          </table:table-cell>
          <table:table-cell table:number-columns-repeated="2" table:style-name="ACE-0x23e26c8"/>
          <table:table-cell table:style-name="ACE-0x23e26c8" office:value-type="string">
            <text:p>Daisy chained together in box</text:p>
          </table:table-cell>
          <table:table-cell table:number-columns-repeated="248" table:style-name="ACE-0x23e26c8"/>
        </table:table-row>
        <table:table-row table:style-name="AROW-3">
          <table:table-cell table:style-name="ACE-0x23e26c8" office:value-type="string">
            <text:p>SunXtender 2</text:p>
          </table:table-cell>
          <table:table-cell table:style-name="ACE-0x23e26c8" office:value-type="string">
            <text:p>SunXtender…</text:p>
          </table:table-cell>
          <table:table-cell table:style-name="ACE-0x23e26c8" office:value-type="string">
            <text:p>""</text:p>
          </table:table-cell>
          <table:table-cell table:style-name="ACE-0x23e26c8" office:value-type="string">
            <text:p>Charge controller 2</text:p>
          </table:table-cell>
          <table:table-cell table:style-name="ACE-0x23e26c8" office:value-type="string">
            <text:p>Dataloggers (2)</text:p>
          </table:table-cell>
          <table:table-cell table:number-columns-repeated="2" table:style-name="ACE-0x23e26c8"/>
          <table:table-cell table:style-name="ACE-0x23e26c8" office:value-type="string">
            <text:p>Daisy chained together in box</text:p>
          </table:table-cell>
          <table:table-cell table:number-columns-repeated="248" table:style-name="ACE-0x23e26c8"/>
        </table:table-row>
        <table:table-row table:style-name="AROW-3">
          <table:table-cell table:style-name="ACE-0x23e26c8" office:value-type="string">
            <text:p>SunXtender sm1</text:p>
          </table:table-cell>
          <table:table-cell table:style-name="ACE-0x23e26c8" office:value-type="string">
            <text:p>SunXtender…</text:p>
          </table:table-cell>
          <table:table-cell table:style-name="ACE-0x23e26c8" office:value-type="string">
            <text:p>""</text:p>
          </table:table-cell>
          <table:table-cell table:style-name="ACE-0x23e26c8" office:value-type="string">
            <text:p>Charge controller 2</text:p>
          </table:table-cell>
          <table:table-cell table:style-name="ACE-0x23e26c8" office:value-type="string">
            <text:p>Dataloggers (2)</text:p>
          </table:table-cell>
          <table:table-cell table:number-columns-repeated="2" table:style-name="ACE-0x23e26c8"/>
          <table:table-cell table:style-name="ACE-0x23e26c8" office:value-type="string">
            <text:p>Daisy chained together in box</text:p>
          </table:table-cell>
          <table:table-cell table:number-columns-repeated="248" table:style-name="ACE-0x23e26c8"/>
        </table:table-row>
        <table:table-row table:style-name="AROW-3">
          <table:table-cell table:style-name="ACE-0x23e26c8" office:value-type="string">
            <text:p>SunXtender sm2</text:p>
          </table:table-cell>
          <table:table-cell table:style-name="ACE-0x23e26c8" office:value-type="string">
            <text:p>SunXtender…</text:p>
          </table:table-cell>
          <table:table-cell table:style-name="ACE-0x23e26c8" office:value-type="string">
            <text:p>""</text:p>
          </table:table-cell>
          <table:table-cell table:style-name="ACE-0x23e26c8" office:value-type="string">
            <text:p>Charge controller 2</text:p>
          </table:table-cell>
          <table:table-cell table:style-name="ACE-0x23e26c8" office:value-type="string">
            <text:p>Dataloggers (2)</text:p>
          </table:table-cell>
          <table:table-cell table:number-columns-repeated="2" table:style-name="ACE-0x23e26c8"/>
          <table:table-cell table:style-name="ACE-0x23e26c8" office:value-type="string">
            <text:p>Daisy chained together in box</text:p>
          </table:table-cell>
          <table:table-cell table:number-columns-repeated="248" table:style-name="ACE-0x23e26c8"/>
        </table:table-row>
        <table:table-row table:style-name="AROW-2">
          <table:table-cell table:style-name="ACE-0x23e26c8" office:value-type="string">
            <text:p>SunXtender sm3</text:p>
          </table:table-cell>
          <table:table-cell table:style-name="ACE-0x23e26c8" office:value-type="string">
            <text:p>SunXtender…</text:p>
          </table:table-cell>
          <table:table-cell table:style-name="ACE-0x23e26c8" office:value-type="string">
            <text:p>""</text:p>
          </table:table-cell>
          <table:table-cell table:style-name="ACE-0x23e26c8" office:value-type="string">
            <text:p>Charge controller 2</text:p>
          </table:table-cell>
          <table:table-cell table:style-name="ACE-0x23e26c8" office:value-type="string">
            <text:p>Dataloggers (2)</text:p>
          </table:table-cell>
          <table:table-cell table:number-columns-repeated="2" table:style-name="ACE-0x23e26c8"/>
          <table:table-cell table:style-name="ACE-0x23e26c8" office:value-type="string">
            <text:p>Daisy chained together in box</text:p>
          </table:table-cell>
          <table:table-cell table:number-columns-repeated="248" table:style-name="ACE-0x23e26c8"/>
        </table:table-row>
        <table:table-row table:style-name="AROW-0">
          <table:table-cell table:number-columns-repeated="64" table:style-name="ACE-0x23e26c8"/>
          <table:table-cell table:number-columns-repeated="192" table:style-name="ACE-0x23e26c8"/>
        </table:table-row>
        <table:table-row table:style-name="AROW-0" table:number-rows-repeated="233">
          <table:table-cell table:number-columns-repeated="64" table:style-name="ACE-0x23e26c8"/>
          <table:table-cell table:number-columns-repeated="192" table:style-name="ACE-0x23e26c8"/>
        </table:table-row>
        <table:table-row table:style-name="AROW-0">
          <table:table-cell table:number-columns-repeated="64" table:style-name="ACE-0x23e26c8"/>
          <table:table-cell table:number-columns-repeated="192" table:style-name="ACE-0x23e26c8"/>
        </table:table-row>
        <table:table-row table:style-name="AROW-0" table:number-rows-repeated="65279">
          <table:table-cell table:number-columns-repeated="64" table:style-name="ACE-0x23e26c8"/>
          <table:table-cell table:number-columns-repeated="192" table:style-name="ACE-0x23e26c8"/>
        </table:table-row>
      </table:table>
      <table:table table:name="Met tower" table:style-name="ta-v-lr">
        <table:table-column table:default-cell-style-name="ACE-0x23e2b48" table:style-name="ACOL-10"/>
        <table:table-column table:default-cell-style-name="ACE-0x23e2b48" table:style-name="ACOL-11"/>
        <table:table-column table:default-cell-style-name="ACE-0x23e2b48" table:style-name="ACOL-12"/>
        <table:table-column table:default-cell-style-name="ACE-0x23e2b48" table:style-name="ACOL-13"/>
        <table:table-column table:default-cell-style-name="ACE-0x23e2b48" table:style-name="ACOL-14"/>
        <table:table-column table:default-cell-style-name="ACE-0x23e2b48" table:style-name="ACOL-15"/>
        <table:table-column table:default-cell-style-name="ACE-0x23e2b48" table:style-name="ACOL-16"/>
        <table:table-column table:default-cell-style-name="ACE-0x23e2b48" table:style-name="ACOL-17"/>
        <table:table-column table:default-cell-style-name="ACE-0x23e2b48" table:style-name="ACOL-18"/>
        <table:table-column table:default-cell-style-name="ACE-0x23e2b48" table:style-name="ACOL-19"/>
        <table:table-column table:default-cell-style-name="ACE-0x23e2b48" table:style-name="ACOL-20"/>
        <table:table-column table:default-cell-style-name="ACE-0x23e2b48" table:style-name="ACOL-21"/>
        <table:table-column table:default-cell-style-name="ACE-0x23e2b48" table:style-name="ACOL-22"/>
        <table:table-column table:default-cell-style-name="ACE-0x23e2b48" table:style-name="ACOL-23"/>
        <table:table-column table:default-cell-style-name="ACE-0x23e2b48" table:style-name="ACOL-0" table:number-columns-repeated="4"/>
        <table:table-column table:default-cell-style-name="ACE-0x23e2b48" table:style-name="ACOL-0" table:number-columns-repeated="238"/>
        <table:table-row table:style-name="AROW-4">
          <table:table-cell table:style-name="ACE-0x23e2a28" office:value-type="string">
            <text:p>Met tower is located 16m east (and slightly downhill) from the solar tower</text:p>
          </table:table-cell>
          <table:table-cell table:style-name="ACE-0x23e2a28"/>
          <table:table-cell table:number-columns-repeated="254" table:style-name="ACE-0x23e2b48"/>
        </table:table-row>
        <table:table-row table:style-name="AROW-4">
          <table:table-cell table:style-name="ACE-0x23e2a28" office:value-type="string">
            <text:p>30 ft mast - two lengths extended to 21 feet</text:p>
          </table:table-cell>
          <table:table-cell table:style-name="ACE-0x23e2a28"/>
          <table:table-cell table:number-columns-repeated="254" table:style-name="ACE-0x23e2b48"/>
        </table:table-row>
        <table:table-row table:style-name="AROW-4">
          <table:table-cell table:style-name="ACE-0x23e2a28" office:value-type="string">
            <text:p>2 guywire sets at 10ft and 20 ft</text:p>
          </table:table-cell>
          <table:table-cell table:style-name="ACE-0x23e2a28"/>
          <table:table-cell table:number-columns-repeated="254" table:style-name="ACE-0x23e2b48"/>
        </table:table-row>
        <table:table-row table:style-name="AROW-4">
          <table:table-cell table:number-columns-repeated="2" table:style-name="ACE-0x23e2a28"/>
          <table:table-cell table:number-columns-repeated="254" table:style-name="ACE-0x23e2b48"/>
        </table:table-row>
        <table:table-row table:style-name="AROW-4">
          <table:table-cell table:style-name="ACE-0x23e2a28" office:value-type="string">
            <text:p>Boom 1 (4ft length) is just above boom (~3.6m) and faces N/S</text:p>
          </table:table-cell>
          <table:table-cell table:style-name="ACE-0x23e2a28"/>
          <table:table-cell table:number-columns-repeated="254" table:style-name="ACE-0x23e2b48"/>
        </table:table-row>
        <table:table-row table:style-name="AROW-4">
          <table:table-cell table:style-name="ACE-0x23e2a28" office:value-type="string">
            <text:p>Boom 2 (6ft length) is at 3.5m, oriented east/west</text:p>
          </table:table-cell>
          <table:table-cell table:style-name="ACE-0x23e2a28"/>
          <table:table-cell table:number-columns-repeated="254" table:style-name="ACE-0x23e2b48"/>
        </table:table-row>
        <text:soft-page-break/>
        <table:table-row table:style-name="AROW-4">
          <table:table-cell table:style-name="ACE-0x23e2a28" office:value-type="string">
            <text:p>Enclosure 1 is mounted at 1.5 m</text:p>
          </table:table-cell>
          <table:table-cell table:style-name="ACE-0x23e2a28"/>
          <table:table-cell table:number-columns-repeated="254" table:style-name="ACE-0x23e2b48"/>
        </table:table-row>
        <table:table-row table:style-name="AROW-3">
          <table:table-cell table:style-name="ACE-0x23e2a28" office:value-type="string">
            <text:p>Enclosure 2 is mounted at 1.4 m</text:p>
          </table:table-cell>
          <table:table-cell table:style-name="ACE-0x23e2a28"/>
          <table:table-cell table:number-columns-repeated="254" table:style-name="ACE-0x23e2b48"/>
        </table:table-row>
        <table:table-row table:style-name="AROW-0">
          <table:table-cell table:number-columns-repeated="256" table:style-name="ACE-0x23e2b48"/>
        </table:table-row>
        <table:table-row table:style-name="AROW-4">
          <table:table-cell table:style-name="ACE-0x23e2a28" office:value-type="string">
            <text:p>Sensor</text:p>
          </table:table-cell>
          <table:table-cell table:style-name="ACE-0x23e2a28" office:value-type="string">
            <text:p>Model</text:p>
          </table:table-cell>
          <table:table-cell table:style-name="ACE-0x23e2a28" office:value-type="string">
            <text:p>ser num</text:p>
          </table:table-cell>
          <table:table-cell table:style-name="ACE-0x23e2a28" office:value-type="string">
            <text:p>Mounting hardware</text:p>
          </table:table-cell>
          <table:table-cell table:style-name="ACE-0x23e2a28" office:value-type="string">
            <text:p>Mounting location</text:p>
          </table:table-cell>
          <table:table-cell table:style-name="ACE-0x23e2a28" office:value-type="string">
            <text:p>Mounting ht/dir</text:p>
          </table:table-cell>
          <table:table-cell table:style-name="ACE-0x23e2a28" office:value-type="string">
            <text:p>Wired to</text:p>
          </table:table-cell>
          <table:table-cell table:style-name="ACE-0x23e2a28" office:value-type="string">
            <text:p>Lead length</text:p>
          </table:table-cell>
          <table:table-cell table:style-name="ACE-0x23e2a28" office:value-type="string">
            <text:p>Calibration 1</text:p>
          </table:table-cell>
          <table:table-cell table:style-name="ACE-0x23e2a28" office:value-type="string">
            <text:p>Calibration 2</text:p>
          </table:table-cell>
          <table:table-cell table:style-name="ACE-0x23e2a28" office:value-type="string">
            <text:p>Calibration 3</text:p>
          </table:table-cell>
          <table:table-cell table:style-name="ACE-0x23e2a28" office:value-type="string">
            <text:p>Calibration 4</text:p>
          </table:table-cell>
          <table:table-cell table:style-name="ACE-0x23e2a28" office:value-type="string">
            <text:p>Current draw</text:p>
          </table:table-cell>
          <table:table-cell table:style-name="ACE-0x23e2a28" office:value-type="string">
            <text:p>Notes</text:p>
          </table:table-cell>
          <table:table-cell table:number-columns-repeated="242" table:style-name="ACE-0x23e2b48"/>
        </table:table-row>
        <table:table-row table:style-name="AROW-4">
          <table:table-cell table:style-name="ACE-0x23e2c68" office:value-type="string">
            <text:p>Temp/Humid</text:p>
          </table:table-cell>
          <table:table-cell table:style-name="ACE-0x23e2c68" office:value-type="string">
            <text:p>Vaisala HMP45AC</text:p>
          </table:table-cell>
          <table:table-cell table:style-name="ACE-0x23e2fc8" office:value-type="string">
            <text:p>z1050105</text:p>
          </table:table-cell>
          <table:table-cell table:style-name="ACE-0x23e2c68" office:value-type="string">
            <text:p>RM Young beehive/mast</text:p>
          </table:table-cell>
          <table:table-cell table:style-name="ACE-0x23e2c68" office:value-type="string">
            <text:p>Mast, above enclosure</text:p>
          </table:table-cell>
          <table:table-cell table:style-name="ACE-0x23e2c68" office:value-type="string">
            <text:p>2m, directly above enclosure</text:p>
          </table:table-cell>
          <table:table-cell table:style-name="ACE-0x23e2c68" office:value-type="string">
            <text:p>Met1 CR23x</text:p>
          </table:table-cell>
          <table:table-cell table:style-name="ACE-0x23e2c68" office:value-type="string">
            <text:p>2m</text:p>
          </table:table-cell>
          <table:table-cell table:number-columns-repeated="6" table:style-name="ACE-0x23e2c68"/>
          <table:table-cell table:number-columns-repeated="242" table:style-name="ACE-0x23e2b48"/>
        </table:table-row>
        <table:table-row table:style-name="AROW-4">
          <table:table-cell table:style-name="ACE-0x23e2c68" office:value-type="string">
            <text:p>Wind</text:p>
          </table:table-cell>
          <table:table-cell table:style-name="ACE-0x23e2c68" office:value-type="string">
            <text:p>Met One C034B</text:p>
          </table:table-cell>
          <table:table-cell table:style-name="ACE-0x23e2fc8" office:value-type="string">
            <text:p>D2954</text:p>
          </table:table-cell>
          <table:table-cell table:style-name="ACE-0x23e2c68" office:value-type="string">
            <text:p>nurail on boom</text:p>
          </table:table-cell>
          <table:table-cell table:style-name="ACE-0x23e2c68" office:value-type="string">
            <text:p>Boom 1 - South end</text:p>
          </table:table-cell>
          <table:table-cell table:style-name="ACE-0x23e2c68" office:value-type="string">
            <text:p>3.7m, S end of boom 1</text:p>
          </table:table-cell>
          <table:table-cell table:style-name="ACE-0x23e2c68" office:value-type="string">
            <text:p>Met1 CR23x</text:p>
          </table:table-cell>
          <table:table-cell table:style-name="ACE-0x23e2c68" office:value-type="string">
            <text:p>3m (spliced &amp; extended)</text:p>
          </table:table-cell>
          <table:table-cell table:number-columns-repeated="6" table:style-name="ACE-0x23e2c68"/>
          <table:table-cell table:number-columns-repeated="242" table:style-name="ACE-0x23e2b48"/>
        </table:table-row>
        <table:table-row table:style-name="AROW-4">
          <table:table-cell table:style-name="ACE-0x23e2c68" office:value-type="string">
            <text:p>Precip</text:p>
          </table:table-cell>
          <table:table-cell table:style-name="ACE-0x23e2c68" office:value-type="string">
            <text:p>Texas Electronics TR525I</text:p>
          </table:table-cell>
          <table:table-cell table:style-name="ACE-0x23e2fc8" office:value-type="string">
            <text:p>41503-609</text:p>
          </table:table-cell>
          <table:table-cell table:style-name="ACE-0x23e2c68" office:value-type="string">
            <text:p>hoseclamped/vert boom</text:p>
          </table:table-cell>
          <table:table-cell table:style-name="ACE-0x23e2c68" office:value-type="string">
            <text:p>Boom 1 - North end</text:p>
          </table:table-cell>
          <table:table-cell table:style-name="ACE-0x23e2c68" office:value-type="string">
            <text:p>3.7 m, N end of boom 2</text:p>
          </table:table-cell>
          <table:table-cell table:style-name="ACE-0x23e2c68" office:value-type="string">
            <text:p>Met1 CR23x</text:p>
          </table:table-cell>
          <table:table-cell table:style-name="ACE-0x23e2c68" office:value-type="string">
            <text:p>4.9m</text:p>
          </table:table-cell>
          <table:table-cell table:number-columns-repeated="6" table:style-name="ACE-0x23e2c68"/>
          <table:table-cell table:number-columns-repeated="242" table:style-name="ACE-0x23e2b48"/>
        </table:table-row>
        <table:table-row table:style-name="AROW-4">
          <table:table-cell table:style-name="ACE-0x23e2c68" office:value-type="string">
            <text:p>PAR up</text:p>
          </table:table-cell>
          <table:table-cell table:style-name="ACE-0x23e2c68" office:value-type="string">
            <text:p>Li-Cor Quantum 190</text:p>
          </table:table-cell>
          <table:table-cell table:style-name="ACE-0x23e2fc8" office:value-type="string">
            <text:p>Q27246</text:p>
          </table:table-cell>
          <table:table-cell table:style-name="ACE-0x23e2c68" office:value-type="string">
            <text:p>CM225</text:p>
          </table:table-cell>
          <table:table-cell table:style-name="ACE-0x23e2c68" office:value-type="string">
            <text:p>Boom 2 - East 0.9m</text:p>
          </table:table-cell>
          <table:table-cell table:style-name="ACE-0x23e2c68" office:value-type="string">
            <text:p>3.6m, straight up</text:p>
          </table:table-cell>
          <table:table-cell table:style-name="ACE-0x23e2c68" office:value-type="string">
            <text:p>Met1 CR23x</text:p>
          </table:table-cell>
          <table:table-cell table:style-name="ACE-0x23e2c68"/>
          <table:table-cell table:style-name="ACE-0x23e2c68" office:value-type="string">
            <text:p>mult: -146.84</text:p>
          </table:table-cell>
          <table:table-cell table:style-name="ACE-0x23e2c68" office:value-type="string">
            <text:p>tcoff: .0036</text:p>
          </table:table-cell>
          <table:table-cell table:number-columns-repeated="3" table:style-name="ACE-0x23e2c68"/>
          <table:table-cell table:style-name="ACE-0x23e2c68" office:value-type="string">
            <text:p>Has 604 ohm millivolt adapter</text:p>
          </table:table-cell>
          <table:table-cell table:number-columns-repeated="242" table:style-name="ACE-0x23e2b48"/>
        </table:table-row>
        <table:table-row table:style-name="AROW-4">
          <table:table-cell table:style-name="ACE-0x23e2c68" office:value-type="string">
            <text:p>PAR down</text:p>
          </table:table-cell>
          <table:table-cell table:style-name="ACE-0x23e2c68" office:value-type="string">
            <text:p>Li-Cor Quantum 190</text:p>
          </table:table-cell>
          <table:table-cell table:style-name="ACE-0x23e2fc8" office:value-type="string">
            <text:p>Q33398</text:p>
          </table:table-cell>
          <table:table-cell table:style-name="ACE-0x23e2c68" office:value-type="string">
            <text:p>CM225</text:p>
          </table:table-cell>
          <table:table-cell table:style-name="ACE-0x23e2c68" office:value-type="string">
            <text:p>Boom 2 - East 0.9m</text:p>
          </table:table-cell>
          <table:table-cell table:style-name="ACE-0x23e2c68" office:value-type="string">
            <text:p>3.5m straight down</text:p>
          </table:table-cell>
          <table:table-cell table:style-name="ACE-0x23e2c68" office:value-type="string">
            <text:p>Met1 CR23x</text:p>
          </table:table-cell>
          <table:table-cell table:style-name="ACE-0x23e2c68"/>
          <table:table-cell table:style-name="ACE-0x23e2c68" office:value-type="string">
            <text:p>mult: -158.23</text:p>
          </table:table-cell>
          <table:table-cell table:style-name="ACE-0x23e2c68" office:value-type="string">
            <text:p>tcoff: .0036</text:p>
          </table:table-cell>
          <table:table-cell table:number-columns-repeated="3" table:style-name="ACE-0x23e2c68"/>
          <table:table-cell table:style-name="ACE-0x23e2c68" office:value-type="string">
            <text:p>Has 560 ohm millivolt adapter or resistor</text:p>
          </table:table-cell>
          <table:table-cell table:number-columns-repeated="242" table:style-name="ACE-0x23e2b48"/>
        </table:table-row>
        <table:table-row table:style-name="AROW-4">
          <table:table-cell table:style-name="ACE-0x23e2c68" office:value-type="string">
            <text:p>IR radiometer </text:p>
          </table:table-cell>
          <table:table-cell table:style-name="ACE-0x23e2c68" office:value-type="string">
            <text:p>Apogee SI-111</text:p>
          </table:table-cell>
          <table:table-cell table:style-name="ACE-0x23e2fc8" office:value-type="float" office:value="2363">
            <text:p>2363</text:p>
          </table:table-cell>
          <table:table-cell table:style-name="ACE-0x23e2c68" office:value-type="string">
            <text:p>CM230</text:p>
          </table:table-cell>
          <table:table-cell table:style-name="ACE-0x23e2c68" office:value-type="string">
            <text:p>Boom 2 - West 0.9m</text:p>
          </table:table-cell>
          <table:table-cell table:style-name="ACE-0x23e2c68" office:value-type="string">
            <text:p>3.5m - tilt 12d away from mast</text:p>
          </table:table-cell>
          <table:table-cell table:style-name="ACE-0x23e2c68" office:value-type="string">
            <text:p>Met1 CR23x</text:p>
          </table:table-cell>
          <table:table-cell table:style-name="ACE-0x23e2c68"/>
          <table:table-cell table:style-name="ACE-0x23e2c68" office:value-type="string">
            <text:p>C2 m: 0.53303, b: 0.39440</text:p>
          </table:table-cell>
          <table:table-cell table:style-name="ACE-0x23e2c68" office:value-type="string">
            <text:p>C1 m: 76.35606, b: -9.88480</text:p>
          </table:table-cell>
          <table:table-cell table:style-name="ACE-0x23e2c68" office:value-type="string">
            <text:p>C0 m: 13419.73420, b: -72.61263</text:p>
          </table:table-cell>
          <table:table-cell table:number-columns-repeated="2" table:style-name="ACE-0x23e2c68"/>
          <table:table-cell table:style-name="ACE-0x23e2c68" office:value-type="string">
            <text:p>Calibration coefficients are saved in my drawer</text:p>
          </table:table-cell>
          <table:table-cell table:number-columns-repeated="242" table:style-name="ACE-0x23e2b48"/>
        </table:table-row>
        <table:table-row table:style-name="AROW-4">
          <table:table-cell table:style-name="ACE-0x23e2c68" office:value-type="string">
            <text:p>Net radiation</text:p>
          </table:table-cell>
          <table:table-cell table:style-name="ACE-0x23e2c68" office:value-type="string">
            <text:p>REBS Q_7.1</text:p>
          </table:table-cell>
          <table:table-cell table:style-name="ACE-0x23e2fc8" office:value-type="string">
            <text:p>Q03108</text:p>
          </table:table-cell>
          <table:table-cell table:style-name="ACE-0x23e2c68"/>
          <table:table-cell table:style-name="ACE-0x23e2c68" office:value-type="string">
            <text:p>Boom 2 - East end</text:p>
          </table:table-cell>
          <table:table-cell table:style-name="ACE-0x23e2c68" office:value-type="string">
            <text:p>3.5+ m - boom juts to S</text:p>
          </table:table-cell>
          <table:table-cell table:style-name="ACE-0x23e2c68" office:value-type="string">
            <text:p>Met1 CR23x</text:p>
          </table:table-cell>
          <table:table-cell table:style-name="ACE-0x23e2c68"/>
          <table:table-cell table:style-name="ACE-0x23e2c68" office:value-type="string">
            <text:p>pos: 8.65</text:p>
          </table:table-cell>
          <table:table-cell table:style-name="ACE-0x23e2c68" office:value-type="string">
            <text:p>neg: 10.54</text:p>
          </table:table-cell>
          <table:table-cell table:number-columns-repeated="4" table:style-name="ACE-0x23e2c68"/>
          <table:table-cell table:number-columns-repeated="242" table:style-name="ACE-0x23e2b48"/>
        </table:table-row>
        <table:table-row table:style-name="AROW-4">
          <table:table-cell table:style-name="ACE-0x23e2c68" office:value-type="string">
            <text:p>Ultrasonic depth</text:p>
          </table:table-cell>
          <table:table-cell table:style-name="ACE-0x23e2c68" office:value-type="string">
            <text:p>Judd</text:p>
          </table:table-cell>
          <table:table-cell table:style-name="ACE-0x23e2fc8" office:value-type="float" office:value="2325">
            <text:p>2325</text:p>
          </table:table-cell>
          <table:table-cell table:style-name="ACE-0x23e2c68" office:value-type="string">
            <text:p>CM220</text:p>
          </table:table-cell>
          <table:table-cell table:style-name="ACE-0x23e2c68" office:value-type="string">
            <text:p>Boom 2 - West end</text:p>
          </table:table-cell>
          <table:table-cell table:style-name="ACE-0x23e2c68" office:value-type="string">
            <text:p>3.4m - (measure)</text:p>
          </table:table-cell>
          <table:table-cell table:style-name="ACE-0x23e2c68" office:value-type="string">
            <text:p>Met1 CR23x</text:p>
          </table:table-cell>
          <table:table-cell table:style-name="ACE-0x23e2c68"/>
          <table:table-cell table:style-name="ACE-0x23e2c68" office:value-type="string">
            <text:p>output: 2.5v</text:p>
          </table:table-cell>
          <table:table-cell table:number-columns-repeated="5" table:style-name="ACE-0x23e2c68"/>
          <table:table-cell table:number-columns-repeated="242" table:style-name="ACE-0x23e2b48"/>
        </table:table-row>
        <table:table-row table:style-name="AROW-4">
          <table:table-cell table:style-name="ACE-0x23e2c68" office:value-type="string">
            <text:p>Atmospheric pressure</text:p>
          </table:table-cell>
          <table:table-cell table:style-name="ACE-0x23e2c68" office:value-type="string">
            <text:p>Setra 278</text:p>
          </table:table-cell>
          <table:table-cell table:style-name="ACE-0x23e2fc8" office:value-type="float" office:value="3746248">
            <text:p>3746248</text:p>
          </table:table-cell>
          <table:table-cell table:style-name="ACE-0x23e2c68" office:value-type="string">
            <text:p>screws in enclosure</text:p>
          </table:table-cell>
          <table:table-cell table:style-name="ACE-0x23e2c68" office:value-type="string">
            <text:p>Enclosure 1</text:p>
          </table:table-cell>
          <table:table-cell table:style-name="ACE-0x23e2c68" office:value-type="string">
            <text:p>1.5m</text:p>
          </table:table-cell>
          <table:table-cell table:style-name="ACE-0x23e2c68" office:value-type="string">
            <text:p>Met1 CR23x</text:p>
          </table:table-cell>
          <table:table-cell table:style-name="ACE-0x23e2c68" office:value-type="string">
            <text:p>35cm</text:p>
          </table:table-cell>
          <table:table-cell table:number-columns-repeated="6" table:style-name="ACE-0x23e2c68"/>
          <table:table-cell table:number-columns-repeated="242" table:style-name="ACE-0x23e2b48"/>
        </table:table-row>
        <table:table-row table:style-name="AROW-0">
          <table:table-cell table:number-columns-repeated="256" table:style-name="ACE-0x23e2b48"/>
        </table:table-row>
        <table:table-row table:style-name="AROW-0">
          <table:table-cell table:number-columns-repeated="256" table:style-name="ACE-0x23e2b48"/>
        </table:table-row>
        <table:table-row table:style-name="AROW-0">
          <table:table-cell table:number-columns-repeated="256" table:style-name="ACE-0x23e2b48"/>
        </table:table-row>
        <table:table-row table:style-name="AROW-4">
          <table:table-cell table:style-name="ACE-0x23e2a28" office:value-type="string">
            <text:p>Datalogger</text:p>
          </table:table-cell>
          <table:table-cell table:style-name="ACE-0x23e2a28" office:value-type="string">
            <text:p>Model</text:p>
          </table:table-cell>
          <table:table-cell table:style-name="ACE-0x23e2a28" office:value-type="string">
            <text:p>ser num</text:p>
          </table:table-cell>
          <table:table-cell table:style-name="ACE-0x23e2a28" office:value-type="string">
            <text:p>Mounting hardware</text:p>
          </table:table-cell>
          <table:table-cell table:style-name="ACE-0x23e2a28" office:value-type="string">
            <text:p>Notes</text:p>
          </table:table-cell>
          <table:table-cell table:number-columns-repeated="251" table:style-name="ACE-0x23e2b48"/>
        </table:table-row>
        <table:table-row table:style-name="AROW-4">
          <table:table-cell table:style-name="ACE-0x23e2c68" office:value-type="string">
            <text:p>Met1</text:p>
          </table:table-cell>
          <table:table-cell table:style-name="ACE-0x23e2c68" office:value-type="string">
            <text:p>Campbell CR23x</text:p>
          </table:table-cell>
          <table:table-cell table:style-name="ACE-0x23e2c68" office:value-type="string">
            <text:p>5379 (inventory #276793)</text:p>
          </table:table-cell>
          <table:table-cell table:style-name="ACE-0x23e2c68" office:value-type="string">
            <text:p>Campbell enclosure on tower</text:p>
          </table:table-cell>
          <table:table-cell table:style-name="ACE-0x23e2c68" office:value-type="string">
            <text:p>See Met1 CR23x worksheet for wiring</text:p>
          </table:table-cell>
          <table:table-cell table:style-name="ACE-0x23e2c68"/>
          <table:table-cell table:number-columns-repeated="250" table:style-name="ACE-0x23e2b48"/>
        </table:table-row>
        <table:table-row table:style-name="AROW-4">
          <table:table-cell table:number-columns-repeated="256" table:style-name="ACE-0x23e2b48"/>
        </table:table-row>
        <table:table-row table:style-name="AROW-4">
          <table:table-cell table:style-name="ACE-0x23e2a28" office:value-type="string">
            <text:p>Peripheral</text:p>
          </table:table-cell>
          <table:table-cell table:style-name="ACE-0x23e2a28" office:value-type="string">
            <text:p>Model</text:p>
          </table:table-cell>
          <table:table-cell table:style-name="ACE-0x23e2a28" office:value-type="string">
            <text:p>ser num</text:p>
          </table:table-cell>
          <table:table-cell table:style-name="ACE-0x23e2a28" office:value-type="string">
            <text:p>Mounting hardware</text:p>
          </table:table-cell>
          <table:table-cell table:style-name="ACE-0x23e2a28" office:value-type="string">
            <text:p>Notes</text:p>
          </table:table-cell>
          <table:table-cell table:number-columns-repeated="251" table:style-name="ACE-0x23e2b48"/>
        </table:table-row>
        <table:table-row table:style-name="AROW-0">
          <table:table-cell table:style-name="ACE-0x23e2d88" office:value-type="string">
            <text:p>Relay</text:p>
          </table:table-cell>
          <table:table-cell table:style-name="ACE-0x23e2d88" office:value-type="string">
            <text:p>Campbell A6REL12</text:p>
          </table:table-cell>
          <table:table-cell table:style-name="ACE-0x23e2d88" office:value-type="float" office:value="1615">
            <text:p>1615</text:p>
          </table:table-cell>
          <table:table-cell table:style-name="ACE-0x23e2d88" office:value-type="string">
            <text:p>Enclosure 1</text:p>
          </table:table-cell>
          <table:table-cell table:style-name="ACE-0x23e2d88" office:value-type="string">
            <text:p>Switches modem, Base, and Met radios</text:p>
          </table:table-cell>
          <table:table-cell table:style-name="ACE-0x23e2c68"/>
          <table:table-cell table:number-columns-repeated="250" table:style-name="ACE-0x23e2b48"/>
        </table:table-row>
        <table:table-row table:style-name="AROW-3">
          <table:table-cell table:number-columns-repeated="256" table:style-name="ACE-0x23e2b48"/>
        </table:table-row>
        <table:table-row table:style-name="AROW-3">
          <table:table-cell table:style-name="ACE-0x23e2a28" office:value-type="string">
            <text:p>Comm device</text:p>
          </table:table-cell>
          <table:table-cell table:style-name="ACE-0x23e2a28" office:value-type="string">
            <text:p>Model</text:p>
          </table:table-cell>
          <table:table-cell table:style-name="ACE-0x23e2a28" office:value-type="string">
            <text:p>ser num</text:p>
          </table:table-cell>
          <table:table-cell table:style-name="ACE-0x23e2a28" office:value-type="string">
            <text:p>MAC address</text:p>
          </table:table-cell>
          <table:table-cell table:style-name="ACE-0x23e2a28" office:value-type="string">
            <text:p>Mounting hardware</text:p>
          </table:table-cell>
          <table:table-cell table:style-name="ACE-0x23e2a28" office:value-type="string">
            <text:p>Antenna</text:p>
          </table:table-cell>
          <table:table-cell table:style-name="ACE-0x23e2a28" office:value-type="string">
            <text:p>Notes</text:p>
          </table:table-cell>
          <table:table-cell table:number-columns-repeated="249" table:style-name="ACE-0x23e2b48"/>
        </table:table-row>
        <table:table-row table:style-name="AROW-4">
          <table:table-cell table:style-name="ACE-0x23e2ea8" office:value-type="string">
            <text:p>Wireless modem</text:p>
          </table:table-cell>
          <table:table-cell table:style-name="ACE-0x23e2ea8" office:value-type="string">
            <text:p>Sierra wireless Raven XTG</text:p>
          </table:table-cell>
          <table:table-cell table:style-name="ACE-0x23e2ea8" office:value-type="float" office:value="910387742">
            <text:p>910387742</text:p>
          </table:table-cell>
          <table:table-cell table:style-name="ACE-0x23e2ea8" office:value-type="string">
            <text:p>3555633007164998 (IMEI)</text:p>
          </table:table-cell>
          <table:table-cell table:style-name="ACE-0x23e2ea8" office:value-type="string">
            <text:p>Enclosure 2</text:p>
          </table:table-cell>
          <table:table-cell table:style-name="ACE-0x23e30e8" office:value-type="string">
            <text:p>Wilson antenna, boom 2</text:p>
          </table:table-cell>
          <table:table-cell table:style-name="ACE-0x23e3208"/>
          <table:table-cell table:number-columns-repeated="249" table:style-name="ACE-0x23e2b48"/>
        </table:table-row>
        <table:table-row table:style-name="AROW-4">
          <table:table-cell table:style-name="ACE-0x23e2ea8" office:value-type="string">
            <text:p>Base radio</text:p>
          </table:table-cell>
          <table:table-cell table:style-name="ACE-0x23e2ea8" office:value-type="string">
            <text:p>Digi XbeePRO PKG</text:p>
          </table:table-cell>
          <table:table-cell table:style-name="ACE-0x23e2ea8"/>
          <table:table-cell table:style-name="ACE-0x23e2ea8" office:value-type="string">
            <text:p>0013A2004063B85A</text:p>
          </table:table-cell>
          <table:table-cell table:style-name="ACE-0x23e2ea8" office:value-type="string">
            <text:p>Enclosure 2</text:p>
          </table:table-cell>
          <table:table-cell table:style-name="ACE-0x23e30e8" office:value-type="string">
            <text:p>Whip antenna, boom 2</text:p>
          </table:table-cell>
          <table:table-cell table:style-name="ACE-0x23e3208"/>
          <table:table-cell table:number-columns-repeated="249" table:style-name="ACE-0x23e2b48"/>
        </table:table-row>
        <table:table-row table:style-name="AROW-5">
          <table:table-cell table:style-name="ACE-0x23e2d88" office:value-type="string">
            <text:p>Met1 radio</text:p>
          </table:table-cell>
          <table:table-cell table:style-name="ACE-0x23e2d88" office:value-type="string">
            <text:p>Digi XbeePRO PKG</text:p>
          </table:table-cell>
          <table:table-cell table:style-name="ACE-0x23e2d88"/>
          <table:table-cell table:style-name="ACE-0x23e2d88" office:value-type="string">
            <text:p>0013A2004063B8D6</text:p>
          </table:table-cell>
          <table:table-cell table:style-name="ACE-0x23e2d88" office:value-type="string">
            <text:p>Enclosure 1</text:p>
          </table:table-cell>
          <table:table-cell table:style-name="ACE-0x23e2c68" office:value-type="string">
            <text:p>Whip antenna, top of enc 1</text:p>
          </table:table-cell>
          <table:table-cell table:style-name="ACE-0x23e3328"/>
          <table:table-cell table:number-columns-repeated="249" table:style-name="ACE-0x23e2b48"/>
        </table:table-row>
        <table:table-row table:style-name="AROW-0">
          <table:table-cell table:number-columns-repeated="256" table:style-name="ACE-0x23e2b48"/>
        </table:table-row>
        <table:table-row table:style-name="AROW-0">
          <table:table-cell table:number-columns-repeated="256" table:style-name="ACE-0x23e2b48"/>
        </table:table-row>
        <table:table-row table:style-name="AROW-0">
          <table:table-cell table:number-columns-repeated="256" table:style-name="ACE-0x23e2b48"/>
        </table:table-row>
        <table:table-row table:style-name="AROW-0">
          <table:table-cell table:number-columns-repeated="256" table:style-name="ACE-0x23e2b48"/>
        </table:table-row>
        <table:table-row table:style-name="AROW-0">
          <table:table-cell table:number-columns-repeated="256" table:style-name="ACE-0x23e2b48"/>
        </table:table-row>
        <table:table-row table:style-name="AROW-0">
          <table:table-cell table:number-columns-repeated="256" table:style-name="ACE-0x23e2b48"/>
        </table:table-row>
        <table:table-row table:style-name="AROW-0">
          <table:table-cell table:number-columns-repeated="256" table:style-name="ACE-0x23e2b48"/>
        </table:table-row>
        <table:table-row table:style-name="AROW-0">
          <table:table-cell table:number-columns-repeated="256" table:style-name="ACE-0x23e2b48"/>
        </table:table-row>
        <table:table-row table:style-name="AROW-0">
          <table:table-cell table:number-columns-repeated="256" table:style-name="ACE-0x23e2b48"/>
        </table:table-row>
        <table:table-row table:style-name="AROW-0">
          <table:table-cell table:number-columns-repeated="256" table:style-name="ACE-0x23e2b48"/>
        </table:table-row>
        <table:table-row table:style-name="AROW-0">
          <table:table-cell table:number-columns-repeated="256" table:style-name="ACE-0x23e2b48"/>
        </table:table-row>
        <table:table-row table:style-name="AROW-0">
          <table:table-cell table:number-columns-repeated="256" table:style-name="ACE-0x23e2b48"/>
        </table:table-row>
        <table:table-row table:style-name="AROW-0">
          <table:table-cell table:number-columns-repeated="256" table:style-name="ACE-0x23e2b48"/>
        </table:table-row>
        <table:table-row table:style-name="AROW-0">
          <table:table-cell table:number-columns-repeated="64" table:style-name="ACE-0x23e2b48"/>
          <table:table-cell table:number-columns-repeated="192" table:style-name="ACE-0x23e2b48"/>
        </table:table-row>
        <table:table-row table:style-name="AROW-0" table:number-rows-repeated="210">
          <table:table-cell table:number-columns-repeated="64" table:style-name="ACE-0x23e2b48"/>
          <table:table-cell table:number-columns-repeated="192" table:style-name="ACE-0x23e2b48"/>
        </table:table-row>
        <table:table-row table:style-name="AROW-0">
          <table:table-cell table:number-columns-repeated="64" table:style-name="ACE-0x23e2b48"/>
          <table:table-cell table:number-columns-repeated="192" table:style-name="ACE-0x23e2b48"/>
        </table:table-row>
        <table:table-row table:style-name="AROW-0" table:number-rows-repeated="65279">
          <table:table-cell table:number-columns-repeated="64" table:style-name="ACE-0x23e2b48"/>
          <table:table-cell table:number-columns-repeated="192" table:style-name="ACE-0x23e2b48"/>
        </table:table-row>
      </table:table>
      <table:table table:name="Forest Tower" table:style-name="ta-v-lr">
        <table:table-column table:default-cell-style-name="ACE-0x23e3448" table:style-name="ACOL-24"/>
        <table:table-column table:default-cell-style-name="ACE-0x23e3448" table:style-name="ACOL-25"/>
        <table:table-column table:default-cell-style-name="ACE-0x23e3448" table:style-name="ACOL-26"/>
        <table:table-column table:default-cell-style-name="ACE-0x23e3448" table:style-name="ACOL-27"/>
        <table:table-column table:default-cell-style-name="ACE-0x23e3448" table:style-name="ACOL-28"/>
        <table:table-column table:default-cell-style-name="ACE-0x23e3448" table:style-name="ACOL-29"/>
        <table:table-column table:default-cell-style-name="ACE-0x23e3448" table:style-name="ACOL-30"/>
        <table:table-column table:default-cell-style-name="ACE-0x23e3448" table:style-name="ACOL-31"/>
        <table:table-column table:default-cell-style-name="ACE-0x23e3448" table:style-name="ACOL-32"/>
        <table:table-column table:default-cell-style-name="ACE-0x23e3448" table:style-name="ACOL-33"/>
        <table:table-column table:default-cell-style-name="ACE-0x23e3448" table:style-name="ACOL-34"/>
        <table:table-column table:default-cell-style-name="ACE-0x23e3448" table:style-name="ACOL-35"/>
        <table:table-column table:default-cell-style-name="ACE-0x23e3448" table:style-name="ACOL-36"/>
        <table:table-column table:default-cell-style-name="ACE-0x23e3448" table:style-name="ACOL-37"/>
        <table:table-column table:default-cell-style-name="ACE-0x23e3448" table:style-name="ACOL-0"/>
        <table:table-column table:default-cell-style-name="ACE-0x23e3448" table:style-name="ACOL-35"/>
        <table:table-column table:default-cell-style-name="ACE-0x23e3448" table:style-name="ACOL-0" table:number-columns-repeated="240"/>
        <table:table-row table:style-name="AROW-0">
          <table:table-cell table:number-columns-repeated="256" table:style-name="ACE-0x23e3448"/>
        </table:table-row>
        <table:table-row table:style-name="AROW-5">
          <table:table-cell table:style-name="ACE-0x23e3568" office:value-type="string">
            <text:p>The forest tower is 40.5 m east and downhill of the Met tower</text:p>
          </table:table-cell>
          <table:table-cell table:number-columns-repeated="255" table:style-name="ACE-0x23e3448"/>
        </table:table-row>
        <table:table-row table:style-name="AROW-3">
          <table:table-cell table:style-name="ACE-0x23e3568" office:value-type="string">
            <text:p>The tower is a fencepost roughly 8 feet tall, driven 2 feet into the ground. It has one crossbar mounted at the top with a wind sensor at the end.</text:p>
          </table:table-cell>
          <table:table-cell table:number-columns-repeated="255" table:style-name="ACE-0x23e3448"/>
        </table:table-row>
        <table:table-row table:style-name="AROW-3">
          <table:table-cell table:style-name="ACE-0x23e3568" office:value-type="string">
            <text:p>There are two IR radiometers mounted just below the crossbar and another on a post 5 meters east.</text:p>
          </table:table-cell>
          <table:table-cell table:number-columns-repeated="255" table:style-name="ACE-0x23e3448"/>
        </table:table-row>
        <table:table-row table:style-name="AROW-3">
          <table:table-cell table:style-name="ACE-0x23e3568" office:value-type="string">
            <text:p>There is a datalogger at 4 feet in an enclosure with the Forest1 datalogger inside. This datalogger is wired to MUX1, MUX2, and MUX3</text:p>
          </table:table-cell>
          <table:table-cell table:number-columns-repeated="255" table:style-name="ACE-0x23e3448"/>
        </table:table-row>
        <table:table-row table:style-name="AROW-0">
          <table:table-cell table:number-columns-repeated="256" table:style-name="ACE-0x23e3448"/>
        </table:table-row>
        <table:table-row table:style-name="AROW-0">
          <table:table-cell table:style-name="ACE-0x23e3568" office:value-type="string">
            <text:p>Boom 1 (4ft length) is just above boom (~3.6m) and faces E/W</text:p>
          </table:table-cell>
          <table:table-cell table:style-name="ACE-0x23e3568"/>
          <table:table-cell table:number-columns-repeated="254" table:style-name="ACE-0x23e3448"/>
        </table:table-row>
        <table:table-row table:style-name="AROW-0">
          <table:table-cell table:style-name="ACE-0x23e3568" office:value-type="string">
            <text:p>Enclosure 1 is mounted at 1.5 m</text:p>
          </table:table-cell>
          <table:table-cell table:style-name="ACE-0x23e3568"/>
          <table:table-cell table:number-columns-repeated="254" table:style-name="ACE-0x23e3448"/>
        </table:table-row>
        <table:table-row table:style-name="AROW-0">
          <table:table-cell table:number-columns-repeated="256" table:style-name="ACE-0x23e3448"/>
        </table:table-row>
        <table:table-row table:style-name="AROW-5">
          <table:table-cell table:style-name="ACE-0x23e3568" office:value-type="string">
            <text:p>Sensor</text:p>
          </table:table-cell>
          <table:table-cell table:style-name="ACE-0x23e3568" office:value-type="string">
            <text:p>Model</text:p>
          </table:table-cell>
          <table:table-cell table:style-name="ACE-0x23e3568" office:value-type="string">
            <text:p>ser num</text:p>
          </table:table-cell>
          <table:table-cell table:style-name="ACE-0x23e3568" office:value-type="string">
            <text:p>Mounting hardware</text:p>
          </table:table-cell>
          <table:table-cell table:style-name="ACE-0x23e3568" office:value-type="string">
            <text:p>Mounting location</text:p>
          </table:table-cell>
          <table:table-cell table:style-name="ACE-0x23e3568" office:value-type="string">
            <text:p>Mounting ht/dir</text:p>
          </table:table-cell>
          <table:table-cell table:style-name="ACE-0x23e3568" office:value-type="string">
            <text:p>Wired to</text:p>
          </table:table-cell>
          <table:table-cell table:style-name="ACE-0x23e3568" office:value-type="string">
            <text:p>Lead length</text:p>
          </table:table-cell>
          <table:table-cell table:style-name="ACE-0x23e3568" office:value-type="string">
            <text:p>Calibration 1</text:p>
          </table:table-cell>
          <table:table-cell table:style-name="ACE-0x23e3568" office:value-type="string">
            <text:p>Calibration 2</text:p>
          </table:table-cell>
          <table:table-cell table:style-name="ACE-0x23e3568" office:value-type="string">
            <text:p>Calibration 3</text:p>
          </table:table-cell>
          <table:table-cell table:style-name="ACE-0x23e3568" office:value-type="string">
            <text:p>Calibration 4</text:p>
          </table:table-cell>
          <table:table-cell table:style-name="ACE-0x23e3568" office:value-type="string">
            <text:p>Current draw</text:p>
          </table:table-cell>
          <table:table-cell table:style-name="ACE-0x23e3568" office:value-type="string">
            <text:p>Notes</text:p>
          </table:table-cell>
          <table:table-cell table:number-columns-repeated="242" table:style-name="ACE-0x23e3448"/>
        </table:table-row>
        <table:table-row table:style-name="AROW-3">
          <table:table-cell table:style-name="ACE-0x23e3688" office:value-type="string">
            <text:p>Temp/Humid</text:p>
          </table:table-cell>
          <table:table-cell table:style-name="ACE-0x23e3688" office:value-type="string">
            <text:p>Vaisala HMP45A</text:p>
          </table:table-cell>
          <table:table-cell table:style-name="ACE-0x23e38c8" office:value-type="string">
            <text:p>W0530009</text:p>
          </table:table-cell>
          <table:table-cell table:style-name="ACE-0x23e3688" office:value-type="string">
            <text:p>RM Young beehive/pole</text:p>
          </table:table-cell>
          <table:table-cell table:style-name="ACE-0x23e3688" office:value-type="string">
            <text:p>Forest tower, above enclosure</text:p>
          </table:table-cell>
          <table:table-cell table:style-name="ACE-0x23e3688" office:value-type="string">
            <text:p>1.6m</text:p>
          </table:table-cell>
          <table:table-cell table:style-name="ACE-0x23e3688" office:value-type="string">
            <text:p>Forest1 CR23x</text:p>
          </table:table-cell>
          <table:table-cell table:style-name="ACE-0x23e3d48"/>
          <table:table-cell table:style-name="ACE-0x23e3e68"/>
          <table:table-cell table:number-columns-repeated="4" table:style-name="ACE-0x23e3688"/>
          <table:table-cell table:style-name="ACE-0x23e3d48"/>
          <table:table-cell table:number-columns-repeated="242" table:style-name="ACE-0x23e3448"/>
        </table:table-row>
        <table:table-row table:style-name="AROW-3">
          <table:table-cell table:style-name="ACE-0x23e3688" office:value-type="string">
            <text:p>Wind</text:p>
          </table:table-cell>
          <table:table-cell table:style-name="ACE-0x23e3688" office:value-type="string">
            <text:p>Met One C034B</text:p>
          </table:table-cell>
          <table:table-cell table:style-name="ACE-0x23e38c8" office:value-type="string">
            <text:p>C5805</text:p>
          </table:table-cell>
          <table:table-cell table:style-name="ACE-0x23e3688" office:value-type="string">
            <text:p>nurail on boom</text:p>
          </table:table-cell>
          <table:table-cell table:style-name="ACE-0x23e3688" office:value-type="string">
            <text:p>Boom 1</text:p>
          </table:table-cell>
          <table:table-cell table:style-name="ACE-0x23e3688" office:value-type="string">
            <text:p>1.8m</text:p>
          </table:table-cell>
          <table:table-cell table:style-name="ACE-0x23e3688" office:value-type="string">
            <text:p>Forest1 CR23x</text:p>
          </table:table-cell>
          <table:table-cell table:style-name="ACE-0x23e3d48"/>
          <table:table-cell table:style-name="ACE-0x23e3e68"/>
          <table:table-cell table:number-columns-repeated="4" table:style-name="ACE-0x23e3688"/>
          <table:table-cell table:style-name="ACE-0x23e3d48"/>
          <table:table-cell table:number-columns-repeated="242" table:style-name="ACE-0x23e3448"/>
        </table:table-row>
        <table:table-row table:style-name="AROW-5">
          <table:table-cell table:style-name="ACE-0x23e3688" office:value-type="string">
            <text:p>IR radiometer</text:p>
          </table:table-cell>
          <table:table-cell table:style-name="ACE-0x23e3688" office:value-type="string">
            <text:p>Apogee SI-111</text:p>
          </table:table-cell>
          <table:table-cell table:style-name="ACE-0x23e38c8" office:value-type="float" office:value="2361">
            <text:p>2361</text:p>
          </table:table-cell>
          <table:table-cell table:style-name="ACE-0x23e3688" office:value-type="string">
            <text:p>CM230</text:p>
          </table:table-cell>
          <table:table-cell table:style-name="ACE-0x23e3688" office:value-type="string">
            <text:p>Post in treatment swath</text:p>
          </table:table-cell>
          <table:table-cell table:style-name="ACE-0x23e3688" office:value-type="string">
            <text:p>Treatment edge</text:p>
          </table:table-cell>
          <table:table-cell table:style-name="ACE-0x23e3688" office:value-type="string">
            <text:p>Forest1 CR23x</text:p>
          </table:table-cell>
          <table:table-cell table:style-name="ACE-0x23e3d48"/>
          <table:table-cell table:style-name="ACE-0x23e3f88" office:value-type="string">
            <text:p>C2 m: 0.86384, b: 0.28300</text:p>
          </table:table-cell>
          <table:table-cell table:style-name="ACE-0x23e41c8" office:value-type="string">
            <text:p>C1 m: 62.23732, b: -4.82953</text:p>
          </table:table-cell>
          <table:table-cell table:style-name="ACE-0x23e41c8" office:value-type="string">
            <text:p>C0 m: 14338.44338, b: -12.73683</text:p>
          </table:table-cell>
          <table:table-cell table:number-columns-repeated="2" table:style-name="ACE-0x23e3688"/>
          <table:table-cell table:style-name="ACE-0x23e3d48"/>
          <table:table-cell table:number-columns-repeated="242" table:style-name="ACE-0x23e3448"/>
        </table:table-row>
        <table:table-row table:style-name="AROW-3">
          <table:table-cell table:style-name="ACE-0x23e3688" office:value-type="string">
            <text:p>IR radiometer</text:p>
          </table:table-cell>
          <table:table-cell table:style-name="ACE-0x23e3688" office:value-type="string">
            <text:p>Apogee SI-111</text:p>
          </table:table-cell>
          <table:table-cell table:style-name="ACE-0x23e38c8" office:value-type="float" office:value="2362">
            <text:p>2362</text:p>
          </table:table-cell>
          <table:table-cell table:style-name="ACE-0x23e3688" office:value-type="string">
            <text:p>CM230</text:p>
          </table:table-cell>
          <table:table-cell table:style-name="ACE-0x23e3688" office:value-type="string">
            <text:p>Forest tower, above enclosure</text:p>
          </table:table-cell>
          <table:table-cell table:style-name="ACE-0x23e3688" office:value-type="string">
            <text:p>Canopy</text:p>
          </table:table-cell>
          <table:table-cell table:style-name="ACE-0x23e3688" office:value-type="string">
            <text:p>Forest1 CR23x</text:p>
          </table:table-cell>
          <table:table-cell table:style-name="ACE-0x23e3d48"/>
          <table:table-cell table:style-name="ACE-0x23e3f88" office:value-type="string">
            <text:p>C2 m: 0.77405, b: 0.24962</text:p>
          </table:table-cell>
          <table:table-cell table:style-name="ACE-0x23e41c8" office:value-type="string">
            <text:p>C1 m: 68.07768, b: -2.25549</text:p>
          </table:table-cell>
          <table:table-cell table:style-name="ACE-0x23e41c8" office:value-type="string">
            <text:p>C0 m: 14222.34222, b: -72.48612</text:p>
          </table:table-cell>
          <table:table-cell table:number-columns-repeated="2" table:style-name="ACE-0x23e3688"/>
          <table:table-cell table:style-name="ACE-0x23e3d48"/>
          <table:table-cell table:number-columns-repeated="242" table:style-name="ACE-0x23e3448"/>
        </table:table-row>
        <table:table-row table:style-name="AROW-3">
          <table:table-cell table:style-name="ACE-0x23e37a8" office:value-type="string">
            <text:p>IR radiometer</text:p>
          </table:table-cell>
          <table:table-cell table:style-name="ACE-0x23e37a8" office:value-type="string">
            <text:p>Apogee SI-111</text:p>
          </table:table-cell>
          <table:table-cell table:style-name="ACE-0x23e39e8" office:value-type="float" office:value="2364">
            <text:p>2364</text:p>
          </table:table-cell>
          <table:table-cell table:style-name="ACE-0x23e37a8" office:value-type="string">
            <text:p>CM230</text:p>
          </table:table-cell>
          <table:table-cell table:style-name="ACE-0x23e37a8" office:value-type="string">
            <text:p>Forest tower, above enclosure</text:p>
          </table:table-cell>
          <table:table-cell table:style-name="ACE-0x23e37a8" office:value-type="string">
            <text:p>Control edge</text:p>
          </table:table-cell>
          <table:table-cell table:style-name="ACE-0x23e37a8" office:value-type="string">
            <text:p>Forest1 CR23x</text:p>
          </table:table-cell>
          <table:table-cell table:style-name="ACE-0x23e3b08"/>
          <table:table-cell table:style-name="ACE-0x23e40a8" office:value-type="string">
            <text:p>C2 m: 0.60645, b: 0.35482</text:p>
          </table:table-cell>
          <table:table-cell table:style-name="ACE-0x23e42e8" office:value-type="string">
            <text:p>C1 m: 73.83054, b: -9.16495</text:p>
          </table:table-cell>
          <table:table-cell table:style-name="ACE-0x23e42e8" office:value-type="string">
            <text:p>C0 m: 13076.13076, b: -82.13272</text:p>
          </table:table-cell>
          <table:table-cell table:number-columns-repeated="2" table:style-name="ACE-0x23e37a8"/>
          <table:table-cell table:style-name="ACE-0x23e3b08"/>
          <table:table-cell table:number-columns-repeated="242" table:style-name="ACE-0x23e3448"/>
        </table:table-row>
        <table:table-row table:style-name="AROW-0">
          <table:table-cell table:number-columns-repeated="256" table:style-name="ACE-0x23e3448"/>
        </table:table-row>
        <table:table-row table:style-name="AROW-0">
          <table:table-cell table:number-columns-repeated="256" table:style-name="ACE-0x23e3448"/>
        </table:table-row>
        <table:table-row table:style-name="AROW-0">
          <table:table-cell table:style-name="ACE-0x23e3568" office:value-type="string">
            <text:p>Datalogger</text:p>
          </table:table-cell>
          <table:table-cell table:style-name="ACE-0x23e3568" office:value-type="string">
            <text:p>Model</text:p>
          </table:table-cell>
          <table:table-cell table:style-name="ACE-0x23e3568" office:value-type="string">
            <text:p>ser num</text:p>
          </table:table-cell>
          <table:table-cell table:style-name="ACE-0x23e3568" office:value-type="string">
            <text:p>Mounting hardware</text:p>
          </table:table-cell>
          <table:table-cell table:style-name="ACE-0x23e3568" office:value-type="string">
            <text:p>Notes</text:p>
          </table:table-cell>
          <table:table-cell table:number-columns-repeated="251" table:style-name="ACE-0x23e3448"/>
        </table:table-row>
        <table:table-row table:style-name="AROW-0">
          <table:table-cell table:style-name="ACE-0x23e37a8" office:value-type="string">
            <text:p>Forest1</text:p>
          </table:table-cell>
          <table:table-cell table:style-name="ACE-0x23e37a8" office:value-type="string">
            <text:p>Campbell CR23x</text:p>
          </table:table-cell>
          <table:table-cell table:style-name="ACE-0x23e37a8" office:value-type="string">
            <text:p>6343 (inventory #279627)</text:p>
          </table:table-cell>
          <table:table-cell table:style-name="ACE-0x23e37a8" office:value-type="string">
            <text:p>Campbell enclosure on 8 ft post</text:p>
          </table:table-cell>
          <table:table-cell table:style-name="ACE-0x23e3b08" office:value-type="string">
            <text:p>See Forest1 CR23x worksheet for wiring</text:p>
          </table:table-cell>
          <table:table-cell table:number-columns-repeated="251" table:style-name="ACE-0x23e3448"/>
        </table:table-row>
        <table:table-row table:style-name="AROW-0">
          <table:table-cell table:number-columns-repeated="256" table:style-name="ACE-0x23e3448"/>
        </table:table-row>
        <table:table-row table:style-name="AROW-0">
          <table:table-cell table:style-name="ACE-0x23e3568" office:value-type="string">
            <text:p>Peripheral</text:p>
          </table:table-cell>
          <table:table-cell table:style-name="ACE-0x23e3568" office:value-type="string">
            <text:p>Model</text:p>
          </table:table-cell>
          <table:table-cell table:style-name="ACE-0x23e3568" office:value-type="string">
            <text:p>ser num</text:p>
          </table:table-cell>
          <table:table-cell table:style-name="ACE-0x23e3568" office:value-type="string">
            <text:p>Mounting hardware</text:p>
          </table:table-cell>
          <table:table-cell table:style-name="ACE-0x23e3568" office:value-type="string">
            <text:p>Notes</text:p>
          </table:table-cell>
          <table:table-cell table:number-columns-repeated="251" table:style-name="ACE-0x23e3448"/>
        </table:table-row>
        <table:table-row table:style-name="AROW-0">
          <table:table-cell table:style-name="ACE-0x23e37a8" office:value-type="string">
            <text:p>Relay</text:p>
          </table:table-cell>
          <table:table-cell table:style-name="ACE-0x23e37a8" office:value-type="string">
            <text:p>Crydom D1D07</text:p>
          </table:table-cell>
          <table:table-cell table:style-name="ACE-0x23e37a8"/>
          <table:table-cell table:style-name="ACE-0x23e37a8" office:value-type="string">
            <text:p>Enclosure 1</text:p>
          </table:table-cell>
          <table:table-cell table:style-name="ACE-0x23e3b08" office:value-type="string">
            <text:p>Switches forest radio</text:p>
          </table:table-cell>
          <table:table-cell table:number-columns-repeated="251" table:style-name="ACE-0x23e3448"/>
        </table:table-row>
        <table:table-row table:style-name="AROW-3">
          <table:table-cell table:style-name="ACE-0x23e37a8" office:value-type="string">
            <text:p>Multiplexer 1</text:p>
          </table:table-cell>
          <table:table-cell table:style-name="ACE-0x23e37a8" office:value-type="string">
            <text:p>Campbell AM16/32</text:p>
          </table:table-cell>
          <table:table-cell table:style-name="ACE-0x23e37a8" office:value-type="float" office:value="2142">
            <text:p>2142</text:p>
          </table:table-cell>
          <table:table-cell table:style-name="ACE-0x23e37a8" office:value-type="string">
            <text:p>MUX1 Enclosure</text:p>
          </table:table-cell>
          <table:table-cell table:style-name="ACE-0x23e3b08" office:value-type="string">
            <text:p>See SM network sheet</text:p>
          </table:table-cell>
          <table:table-cell table:number-columns-repeated="251" table:style-name="ACE-0x23e3448"/>
        </table:table-row>
        <table:table-row table:style-name="AROW-3">
          <table:table-cell table:style-name="ACE-0x23e37a8" office:value-type="string">
            <text:p>Multiplexer 2</text:p>
          </table:table-cell>
          <table:table-cell table:style-name="ACE-0x23e37a8" office:value-type="string">
            <text:p>Campbell AM16/32B</text:p>
          </table:table-cell>
          <table:table-cell table:style-name="ACE-0x23e37a8" office:value-type="float" office:value="6030">
            <text:p>6030</text:p>
          </table:table-cell>
          <table:table-cell table:style-name="ACE-0x23e37a8" office:value-type="string">
            <text:p>MUX2 Enclosure</text:p>
          </table:table-cell>
          <table:table-cell table:style-name="ACE-0x23e3b08" office:value-type="string">
            <text:p>See SM network sheet</text:p>
          </table:table-cell>
          <table:table-cell table:number-columns-repeated="251" table:style-name="ACE-0x23e3448"/>
        </table:table-row>
        <table:table-row table:style-name="AROW-3">
          <table:table-cell table:style-name="ACE-0x23e37a8" office:value-type="string">
            <text:p>Multiplexer 3</text:p>
          </table:table-cell>
          <table:table-cell table:style-name="ACE-0x23e37a8" office:value-type="string">
            <text:p>Campbell AM16/32</text:p>
          </table:table-cell>
          <table:table-cell table:style-name="ACE-0x23e37a8" office:value-type="float" office:value="9600">
            <text:p>9600</text:p>
          </table:table-cell>
          <table:table-cell table:style-name="ACE-0x23e37a8" office:value-type="string">
            <text:p>MUX3 Enclosure</text:p>
          </table:table-cell>
          <table:table-cell table:style-name="ACE-0x23e3b08" office:value-type="string">
            <text:p>See SM network sheet</text:p>
          </table:table-cell>
          <table:table-cell table:number-columns-repeated="251" table:style-name="ACE-0x23e3448"/>
        </table:table-row>
        <table:table-row table:style-name="AROW-0">
          <table:table-cell table:number-columns-repeated="256" table:style-name="ACE-0x23e3448"/>
        </table:table-row>
        <table:table-row table:style-name="AROW-5">
          <table:table-cell table:style-name="ACE-0x23e3568" office:value-type="string">
            <text:p>Comm device</text:p>
          </table:table-cell>
          <table:table-cell table:style-name="ACE-0x23e3568" office:value-type="string">
            <text:p>Model</text:p>
          </table:table-cell>
          <table:table-cell table:style-name="ACE-0x23e3568" office:value-type="string">
            <text:p>ser num</text:p>
          </table:table-cell>
          <table:table-cell table:style-name="ACE-0x23e3568" office:value-type="string">
            <text:p>MAC address</text:p>
          </table:table-cell>
          <table:table-cell table:style-name="ACE-0x23e3568" office:value-type="string">
            <text:p>Mounting hardware</text:p>
          </table:table-cell>
          <table:table-cell table:style-name="ACE-0x23e3568" office:value-type="string">
            <text:p>Antenna</text:p>
          </table:table-cell>
          <table:table-cell table:style-name="ACE-0x23e3568" office:value-type="string">
            <text:p>Notes</text:p>
          </table:table-cell>
          <table:table-cell table:number-columns-repeated="249" table:style-name="ACE-0x23e3448"/>
        </table:table-row>
        <table:table-row table:style-name="AROW-3">
          <table:table-cell table:style-name="ACE-0x23e37a8" office:value-type="string">
            <text:p>Forest1 radio</text:p>
          </table:table-cell>
          <table:table-cell table:style-name="ACE-0x23e37a8" office:value-type="string">
            <text:p>Digi XbeePRO PKG</text:p>
          </table:table-cell>
          <table:table-cell table:style-name="ACE-0x23e37a8"/>
          <table:table-cell table:style-name="ACE-0x23e37a8" office:value-type="string">
            <text:p>0013A200406AA06E</text:p>
          </table:table-cell>
          <table:table-cell table:style-name="ACE-0x23e37a8" office:value-type="string">
            <text:p>Enclosure</text:p>
          </table:table-cell>
          <table:table-cell table:style-name="ACE-0x23e3b08" office:value-type="string">
            <text:p>Whip on top of enc</text:p>
          </table:table-cell>
          <table:table-cell table:style-name="ACE-0x23e3c28"/>
          <table:table-cell table:number-columns-repeated="249" table:style-name="ACE-0x23e3448"/>
        </table:table-row>
        <table:table-row table:style-name="AROW-0">
          <table:table-cell table:number-columns-repeated="8" table:style-name="ACE-0x23e3448"/>
          <table:table-cell table:number-columns-repeated="56" table:style-name="ACE-0x23e3448"/>
          <table:table-cell table:number-columns-repeated="192" table:style-name="ACE-0x23e3448"/>
        </table:table-row>
        <table:table-row table:style-name="AROW-0" table:number-rows-repeated="3">
          <table:table-cell table:number-columns-repeated="8" table:style-name="ACE-0x23e3448"/>
          <table:table-cell table:number-columns-repeated="56" table:style-name="ACE-0x23e3448"/>
          <table:table-cell table:number-columns-repeated="192" table:style-name="ACE-0x23e3448"/>
        </table:table-row>
        <table:table-row table:style-name="AROW-0">
          <table:table-cell table:number-columns-repeated="8" table:style-name="ACE-0x23e3448"/>
          <table:table-cell table:number-columns-repeated="56" table:style-name="ACE-0x23e3448"/>
          <table:table-cell table:number-columns-repeated="192" table:style-name="ACE-0x23e3448"/>
        </table:table-row>
        <table:table-row table:style-name="AROW-0" table:number-rows-repeated="223">
          <table:table-cell table:number-columns-repeated="8" table:style-name="ACE-0x23e3448"/>
          <table:table-cell table:number-columns-repeated="56" table:style-name="ACE-0x23e3448"/>
          <table:table-cell table:number-columns-repeated="192" table:style-name="ACE-0x23e3448"/>
        </table:table-row>
        <table:table-row table:style-name="AROW-0">
          <table:table-cell table:number-columns-repeated="64" table:style-name="ACE-0x23e3448"/>
          <table:table-cell table:number-columns-repeated="192" table:style-name="ACE-0x23e3448"/>
        </table:table-row>
        <table:table-row table:style-name="AROW-0" table:number-rows-repeated="65279">
          <table:table-cell table:number-columns-repeated="64" table:style-name="ACE-0x23e3448"/>
          <table:table-cell table:number-columns-repeated="192" table:style-name="ACE-0x23e3448"/>
        </table:table-row>
      </table:table>
      <table:table table:name="Forest SM network" table:style-name="ta-v-lr" table:print-ranges="'Forest SM network'.A45:'Forest SM network'.I84">
        <table:table-column table:default-cell-style-name="ACE-0x23e4528" table:style-name="ACOL-38"/>
        <table:table-column table:default-cell-style-name="ACE-0x23e4528" table:style-name="ACOL-25"/>
        <table:table-column table:default-cell-style-name="ACE-0x23e4528" table:style-name="ACOL-39"/>
        <table:table-column table:default-cell-style-name="ACE-0x23e4528" table:style-name="ACOL-40"/>
        <table:table-column table:default-cell-style-name="ACE-0x23e4528" table:style-name="ACOL-41"/>
        <table:table-column table:default-cell-style-name="ACE-0x23e4528" table:style-name="ACOL-42"/>
        <table:table-column table:default-cell-style-name="ACE-0x23e4528" table:style-name="ACOL-43"/>
        <table:table-column table:default-cell-style-name="ACE-0x23e4528" table:style-name="ACOL-44"/>
        <table:table-column table:default-cell-style-name="ACE-0x23e4528" table:style-name="ACOL-45"/>
        <table:table-column table:default-cell-style-name="ACE-0x23e4528" table:style-name="ACOL-46"/>
        <table:table-column table:default-cell-style-name="ACE-0x23e4528" table:style-name="ACOL-47"/>
        <table:table-column table:default-cell-style-name="ACE-0x23e4528" table:style-name="ACOL-0"/>
        <table:table-column table:default-cell-style-name="ACE-0x23e4528" table:style-name="ACOL-45"/>
        <table:table-column table:default-cell-style-name="ACE-0x23e4528" table:style-name="ACOL-48"/>
        <table:table-column table:default-cell-style-name="ACE-0x23e4528" table:style-name="ACOL-0" table:number-columns-repeated="242"/>
        <table:table-row table:style-name="AROW-3">
          <table:table-cell table:style-name="ACE-0x23e4408" office:value-type="string">
            <text:p>The forest soil network consists of three multiplexers connected to 10 soil moisture and temperature profiles</text:p>
          </table:table-cell>
          <table:table-cell table:number-columns-repeated="255" table:style-name="ACE-0x23e4528"/>
        </table:table-row>
        <table:table-row table:style-name="AROW-3">
          <table:table-cell table:style-name="ACE-0x23e4408" office:value-type="string">
            <text:p>These multiplexers are controlled by the Forest1 datalogger and all soil sensors are read once per minute</text:p>
          </table:table-cell>
          <table:table-cell table:number-columns-repeated="255" table:style-name="ACE-0x23e4528"/>
        </table:table-row>
        <table:table-row table:style-name="AROW-3">
          <table:table-cell table:style-name="ACE-0x23e4408" office:value-type="string">
            <text:p>MUX 1,2, and 3 are mounted in enclosures on shorter (5 feet?) fenceposts. These multiplexers connect to the soil profile sensors</text:p>
          </table:table-cell>
          <table:table-cell table:number-columns-repeated="255" table:style-name="ACE-0x23e4528"/>
        </table:table-row>
        <table:table-row table:style-name="AROW-3">
          <table:table-cell table:style-name="ACE-0x23e4408" office:value-type="string">
            <text:p>Each multiplexer has two cables connecting it to the datalogger, a control cable (CTL) that provides power and switching signals to the multiplexer, and a communication cable (COM) that carries sensor signals and excitations</text:p>
          </table:table-cell>
          <table:table-cell table:number-columns-repeated="255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3">
          <table:table-cell table:style-name="ACE-0x23e4408" office:value-type="string">
            <text:p>Multiplexer</text:p>
          </table:table-cell>
          <table:table-cell table:style-name="ACE-0x23e4408" office:value-type="string">
            <text:p>Model</text:p>
          </table:table-cell>
          <table:table-cell table:style-name="ACE-0x23e4408" office:value-type="string">
            <text:p>ser num</text:p>
          </table:table-cell>
          <table:table-cell table:style-name="ACE-0x23e4408" office:value-type="string">
            <text:p>Terminal</text:p>
          </table:table-cell>
          <table:table-cell table:style-name="ACE-0x23e4408" office:value-type="string">
            <text:p>Wired to</text:p>
          </table:table-cell>
          <table:table-cell table:style-name="ACE-0x23e4408" office:value-type="string">
            <text:p>Terminal</text:p>
          </table:table-cell>
          <table:table-cell table:style-name="ACE-0x23e4408" office:value-type="string">
            <text:p>Line</text:p>
          </table:table-cell>
          <table:table-cell table:style-name="ACE-0x23e4408" office:value-type="string">
            <text:p>Notes</text:p>
          </table:table-cell>
          <table:table-cell table:style-name="ACE-0x23e4528"/>
          <table:table-cell table:style-name="ACE-0x23e4408" office:value-type="string">
            <text:p>Decagon wiring</text:p>
          </table:table-cell>
          <table:table-cell table:number-columns-repeated="246" table:style-name="ACE-0x23e4528"/>
        </table:table-row>
        <table:table-row table:style-name="AROW-3">
          <table:table-cell table:style-name="ACE-0x23e4648" office:value-type="string">
            <text:p>Mux1</text:p>
          </table:table-cell>
          <table:table-cell table:style-name="ACE-0x23e4648" office:value-type="string">
            <text:p>Campbell AM16/32</text:p>
          </table:table-cell>
          <table:table-cell table:style-name="ACE-0x23e4648" office:value-type="float" office:value="2142">
            <text:p>2142</text:p>
          </table:table-cell>
          <table:table-cell table:style-name="ACE-0x23e4d08" office:value-type="string">
            <text:p>RES</text:p>
          </table:table-cell>
          <table:table-cell table:style-name="ACE-0x23e4648" office:value-type="string">
            <text:p>Forest1 CR23x</text:p>
          </table:table-cell>
          <table:table-cell table:style-name="ACE-0x23e4648" office:value-type="string">
            <text:p>C1</text:p>
          </table:table-cell>
          <table:table-cell table:style-name="ACE-0x23e4648" office:value-type="string">
            <text:p>CTL (Black)</text:p>
          </table:table-cell>
          <table:table-cell table:style-name="ACE-0x23e4648" office:value-type="string">
            <text:p>Blue foil</text:p>
          </table:table-cell>
          <table:table-cell table:style-name="ACE-0x23e4528"/>
          <table:table-cell table:style-name="ACE-0x23e4768" office:value-type="string">
            <text:p>Wire</text:p>
          </table:table-cell>
          <table:table-cell table:style-name="ACE-0x23e4ac8" office:value-type="string">
            <text:p>Mux terminal</text:p>
          </table:table-cell>
          <table:table-cell table:number-columns-repeated="245" table:style-name="ACE-0x23e4528"/>
        </table:table-row>
        <table:table-row table:style-name="AROW-3">
          <table:table-cell table:number-columns-repeated="3" table:style-name="ACE-0x23e4528"/>
          <table:table-cell table:style-name="ACE-0x23e4d08" office:value-type="string">
            <text:p>CLK</text:p>
          </table:table-cell>
          <table:table-cell table:style-name="ACE-0x23e4648" office:value-type="string">
            <text:p>Forest1 CR23x</text:p>
          </table:table-cell>
          <table:table-cell table:style-name="ACE-0x23e53c8" office:value-type="string">
            <text:p>C2</text:p>
          </table:table-cell>
          <table:table-cell table:style-name="ACE-0x23e4648" office:value-type="string">
            <text:p>CTL (Green)</text:p>
          </table:table-cell>
          <table:table-cell table:style-name="ACE-0x23e4648" office:value-type="string">
            <text:p>"</text:p>
          </table:table-cell>
          <table:table-cell table:style-name="ACE-0x23e4528"/>
          <table:table-cell table:style-name="ACE-0x23e4648" office:value-type="string">
            <text:p>White (excitation)</text:p>
          </table:table-cell>
          <table:table-cell table:style-name="ACE-0x23e4648" office:value-type="string">
            <text:p>ODD H</text:p>
          </table:table-cell>
          <table:table-cell table:number-columns-repeated="245" table:style-name="ACE-0x23e4528"/>
        </table:table-row>
        <table:table-row table:style-name="AROW-3">
          <table:table-cell table:number-columns-repeated="3" table:style-name="ACE-0x23e4528"/>
          <table:table-cell table:style-name="ACE-0x23e4d08" office:value-type="string">
            <text:p>GND</text:p>
          </table:table-cell>
          <table:table-cell table:style-name="ACE-0x23e4648" office:value-type="string">
            <text:p>Forest1 CR23x</text:p>
          </table:table-cell>
          <table:table-cell table:style-name="ACE-0x23e4648" office:value-type="string">
            <text:p>G (Power gnd 3)</text:p>
          </table:table-cell>
          <table:table-cell table:style-name="ACE-0x23e4648" office:value-type="string">
            <text:p>CTL (Black)</text:p>
          </table:table-cell>
          <table:table-cell table:style-name="ACE-0x23e4648" office:value-type="string">
            <text:p>Red foil, Jumped to term strip</text:p>
          </table:table-cell>
          <table:table-cell table:style-name="ACE-0x23e4528"/>
          <table:table-cell table:style-name="ACE-0x23e4648" office:value-type="string">
            <text:p>Red (signal)</text:p>
          </table:table-cell>
          <table:table-cell table:style-name="ACE-0x23e4648" office:value-type="string">
            <text:p>ODD L</text:p>
          </table:table-cell>
          <table:table-cell table:number-columns-repeated="245" table:style-name="ACE-0x23e4528"/>
        </table:table-row>
        <table:table-row table:style-name="AROW-3">
          <table:table-cell table:number-columns-repeated="3" table:style-name="ACE-0x23e4528"/>
          <table:table-cell table:style-name="ACE-0x23e4d08" office:value-type="string">
            <text:p>12V</text:p>
          </table:table-cell>
          <table:table-cell table:style-name="ACE-0x23e4648" office:value-type="string">
            <text:p>Forest1 CR23x</text:p>
          </table:table-cell>
          <table:table-cell table:style-name="ACE-0x23e4648" office:value-type="string">
            <text:p>12V (1)</text:p>
          </table:table-cell>
          <table:table-cell table:style-name="ACE-0x23e4648" office:value-type="string">
            <text:p>CTL (Red)</text:p>
          </table:table-cell>
          <table:table-cell table:style-name="ACE-0x23e4648" office:value-type="string">
            <text:p>Red foil, Jumped to term strip</text:p>
          </table:table-cell>
          <table:table-cell table:style-name="ACE-0x23e4528"/>
          <table:table-cell table:style-name="ACE-0x23e4648" office:value-type="string">
            <text:p>Bare (Gnd)</text:p>
          </table:table-cell>
          <table:table-cell table:style-name="ACE-0x23e4648" office:value-type="string">
            <text:p>COM GND</text:p>
          </table:table-cell>
          <table:table-cell table:number-columns-repeated="245" table:style-name="ACE-0x23e4528"/>
        </table:table-row>
        <table:table-row table:style-name="AROW-3">
          <table:table-cell table:number-columns-repeated="3" table:style-name="ACE-0x23e4528"/>
          <table:table-cell table:style-name="ACE-0x23e4d08"/>
          <table:table-cell table:number-columns-repeated="4" table:style-name="ACE-0x23e4648"/>
          <table:table-cell table:style-name="ACE-0x23e4528"/>
          <table:table-cell table:number-columns-repeated="2" table:style-name="ACE-0x23e4648"/>
          <table:table-cell table:number-columns-repeated="245" table:style-name="ACE-0x23e4528"/>
        </table:table-row>
        <table:table-row table:style-name="AROW-3">
          <table:table-cell table:number-columns-repeated="3" table:style-name="ACE-0x23e4528"/>
          <table:table-cell table:style-name="ACE-0x23e4d08" office:value-type="string">
            <text:p>COM ODD H</text:p>
          </table:table-cell>
          <table:table-cell table:style-name="ACE-0x23e4648" office:value-type="string">
            <text:p>Forest1 CR23x</text:p>
          </table:table-cell>
          <table:table-cell table:style-name="ACE-0x23e4648" office:value-type="string">
            <text:p>SW12V</text:p>
          </table:table-cell>
          <table:table-cell table:style-name="ACE-0x23e4648" office:value-type="string">
            <text:p>COM (Red)</text:p>
          </table:table-cell>
          <table:table-cell table:style-name="ACE-0x23e4648" office:value-type="string">
            <text:p>Red foil, 200ohm resistor in line</text:p>
          </table:table-cell>
          <table:table-cell table:style-name="ACE-0x23e4528"/>
          <table:table-cell table:number-columns-repeated="2" table:style-name="ACE-0x23e4648"/>
          <table:table-cell table:number-columns-repeated="245" table:style-name="ACE-0x23e4528"/>
        </table:table-row>
        <table:table-row table:style-name="AROW-3">
          <table:table-cell table:number-columns-repeated="3" table:style-name="ACE-0x23e4528"/>
          <table:table-cell table:style-name="ACE-0x23e4d08" office:value-type="string">
            <text:p>COM ODD L</text:p>
          </table:table-cell>
          <table:table-cell table:style-name="ACE-0x23e4648" office:value-type="string">
            <text:p>Forest1 CR23x</text:p>
          </table:table-cell>
          <table:table-cell table:style-name="ACE-0x23e53c8" office:value-type="string">
            <text:p>C5</text:p>
          </table:table-cell>
          <table:table-cell table:style-name="ACE-0x23e4648" office:value-type="string">
            <text:p>COM (Black)</text:p>
          </table:table-cell>
          <table:table-cell table:style-name="ACE-0x23e4648" office:value-type="string">
            <text:p>Red foil</text:p>
          </table:table-cell>
          <table:table-cell table:number-columns-repeated="248" table:style-name="ACE-0x23e4528"/>
        </table:table-row>
        <table:table-row table:style-name="AROW-3">
          <table:table-cell table:number-columns-repeated="3" table:style-name="ACE-0x23e4528"/>
          <table:table-cell table:style-name="ACE-0x23e4d08" office:value-type="string">
            <text:p>COM GND</text:p>
          </table:table-cell>
          <table:table-cell table:style-name="ACE-0x23e4648" office:value-type="string">
            <text:p>Forest1 CR23x</text:p>
          </table:table-cell>
          <table:table-cell table:style-name="ACE-0x23e4648" office:value-type="string">
            <text:p>signal gnd</text:p>
          </table:table-cell>
          <table:table-cell table:style-name="ACE-0x23e4648" office:value-type="string">
            <text:p>COM (Green)</text:p>
          </table:table-cell>
          <table:table-cell table:style-name="ACE-0x23e4648" office:value-type="string">
            <text:p>Blue foil</text:p>
          </table:table-cell>
          <table:table-cell table:number-columns-repeated="248" table:style-name="ACE-0x23e4528"/>
        </table:table-row>
        <table:table-row table:style-name="AROW-3">
          <table:table-cell table:number-columns-repeated="3" table:style-name="ACE-0x23e4528"/>
          <table:table-cell table:style-name="ACE-0x23e4e28" office:value-type="string">
            <text:p>COM EVEN H</text:p>
          </table:table-cell>
          <table:table-cell table:style-name="ACE-0x23e5188" office:value-type="string">
            <text:p>Forest1 CR23x</text:p>
          </table:table-cell>
          <table:table-cell table:style-name="ACE-0x23e5188" office:value-type="string">
            <text:p>SE 1</text:p>
          </table:table-cell>
          <table:table-cell table:style-name="ACE-0x23e4648" office:value-type="string">
            <text:p>COM (Black)</text:p>
          </table:table-cell>
          <table:table-cell table:style-name="ACE-0x23e5188" office:value-type="string">
            <text:p>Green foil</text:p>
          </table:table-cell>
          <table:table-cell table:style-name="ACE-0x23e4528"/>
          <table:table-cell table:style-name="ACE-0x23e4408" office:value-type="string">
            <text:p>Campbell 107 wiring</text:p>
          </table:table-cell>
          <table:table-cell table:style-name="ACE-0x23e4408"/>
          <table:table-cell table:number-columns-repeated="245" table:style-name="ACE-0x23e4528"/>
        </table:table-row>
        <table:table-row table:style-name="AROW-3">
          <table:table-cell table:number-columns-repeated="3" table:style-name="ACE-0x23e4528"/>
          <table:table-cell table:style-name="ACE-0x23e4f48" office:value-type="string">
            <text:p>COM EVEN L</text:p>
          </table:table-cell>
          <table:table-cell table:style-name="ACE-0x23e52a8" office:value-type="string">
            <text:p>Forest1 CR23x</text:p>
          </table:table-cell>
          <table:table-cell table:style-name="ACE-0x23e52a8" office:value-type="string">
            <text:p>SE 2</text:p>
          </table:table-cell>
          <table:table-cell table:style-name="ACE-0x23e4648" office:value-type="string">
            <text:p>COM (White)</text:p>
          </table:table-cell>
          <table:table-cell table:style-name="ACE-0x23e4648" office:value-type="string">
            <text:p><text:s text:c="7"/>"</text:p>
          </table:table-cell>
          <table:table-cell table:style-name="ACE-0x23e4528"/>
          <table:table-cell table:style-name="ACE-0x23e4768" office:value-type="string">
            <text:p>Wire</text:p>
          </table:table-cell>
          <table:table-cell table:style-name="ACE-0x23e4768" office:value-type="string">
            <text:p>Mux terminal</text:p>
          </table:table-cell>
          <table:table-cell table:number-columns-repeated="245" table:style-name="ACE-0x23e4528"/>
        </table:table-row>
        <table:table-row table:style-name="AROW-3">
          <table:table-cell table:style-name="ACE-0x23e4408"/>
          <table:table-cell table:number-columns-repeated="4" table:style-name="ACE-0x23e4528"/>
          <table:table-cell table:style-name="ACE-0x23e5068"/>
          <table:table-cell table:number-columns-repeated="3" table:style-name="ACE-0x23e4528"/>
          <table:table-cell table:style-name="ACE-0x23e4648" office:value-type="string">
            <text:p>Black(excitation)</text:p>
          </table:table-cell>
          <table:table-cell table:style-name="ACE-0x23e4648" office:value-type="string">
            <text:p>Odd H</text:p>
          </table:table-cell>
          <table:table-cell table:number-columns-repeated="245" table:style-name="ACE-0x23e4528"/>
        </table:table-row>
        <table:table-row table:style-name="AROW-3">
          <table:table-cell table:style-name="ACE-0x23e4648" office:value-type="string">
            <text:p>Mux2</text:p>
          </table:table-cell>
          <table:table-cell table:style-name="ACE-0x23e4648" office:value-type="string">
            <text:p>Campbell AM16/32B</text:p>
          </table:table-cell>
          <table:table-cell table:style-name="ACE-0x23e4648" office:value-type="float" office:value="6030">
            <text:p>6030</text:p>
          </table:table-cell>
          <table:table-cell table:style-name="ACE-0x23e4d08" office:value-type="string">
            <text:p>RES</text:p>
          </table:table-cell>
          <table:table-cell table:style-name="ACE-0x23e4648" office:value-type="string">
            <text:p>Forest1 CR23x</text:p>
          </table:table-cell>
          <table:table-cell table:style-name="ACE-0x23e4648" office:value-type="string">
            <text:p>C1</text:p>
          </table:table-cell>
          <table:table-cell table:style-name="ACE-0x23e4648" office:value-type="string">
            <text:p>CTL (Black)</text:p>
          </table:table-cell>
          <table:table-cell table:style-name="ACE-0x23e4648" office:value-type="string">
            <text:p>Blue foil</text:p>
          </table:table-cell>
          <table:table-cell table:style-name="ACE-0x23e4528"/>
          <table:table-cell table:style-name="ACE-0x23e4648" office:value-type="string">
            <text:p>Red (T signal)</text:p>
          </table:table-cell>
          <table:table-cell table:style-name="ACE-0x23e4648" office:value-type="string">
            <text:p>Even H&amp;L</text:p>
          </table:table-cell>
          <table:table-cell table:number-columns-repeated="245" table:style-name="ACE-0x23e4528"/>
        </table:table-row>
        <table:table-row table:style-name="AROW-3">
          <table:table-cell table:number-columns-repeated="3" table:style-name="ACE-0x23e4528"/>
          <table:table-cell table:style-name="ACE-0x23e4d08" office:value-type="string">
            <text:p>CLK</text:p>
          </table:table-cell>
          <table:table-cell table:style-name="ACE-0x23e4648" office:value-type="string">
            <text:p>Forest1 CR23x</text:p>
          </table:table-cell>
          <table:table-cell table:style-name="ACE-0x23e53c8" office:value-type="string">
            <text:p>C3</text:p>
          </table:table-cell>
          <table:table-cell table:style-name="ACE-0x23e4648" office:value-type="string">
            <text:p>CTL (Green)</text:p>
          </table:table-cell>
          <table:table-cell table:style-name="ACE-0x23e4648" office:value-type="string">
            <text:p>"</text:p>
          </table:table-cell>
          <table:table-cell table:style-name="ACE-0x23e4528"/>
          <table:table-cell table:style-name="ACE-0x23e5188" office:value-type="string">
            <text:p>Purple(signal gnd)</text:p>
          </table:table-cell>
          <table:table-cell table:style-name="ACE-0x23e5188" office:value-type="string">
            <text:p>COM GND</text:p>
          </table:table-cell>
          <table:table-cell table:number-columns-repeated="245" table:style-name="ACE-0x23e4528"/>
        </table:table-row>
        <table:table-row table:style-name="AROW-3">
          <table:table-cell table:number-columns-repeated="3" table:style-name="ACE-0x23e4528"/>
          <table:table-cell table:style-name="ACE-0x23e4d08" office:value-type="string">
            <text:p>GND</text:p>
          </table:table-cell>
          <table:table-cell table:style-name="ACE-0x23e4648" office:value-type="string">
            <text:p>Forest1 CR23x</text:p>
          </table:table-cell>
          <table:table-cell table:style-name="ACE-0x23e4648" office:value-type="string">
            <text:p>G (Power gnd 3)</text:p>
          </table:table-cell>
          <table:table-cell table:style-name="ACE-0x23e4648" office:value-type="string">
            <text:p>CTL (Black)</text:p>
          </table:table-cell>
          <table:table-cell table:style-name="ACE-0x23e4648" office:value-type="string">
            <text:p>Red foil, Jumped to term strip</text:p>
          </table:table-cell>
          <table:table-cell table:style-name="ACE-0x23e4528"/>
          <table:table-cell table:style-name="ACE-0x23e52a8" office:value-type="string">
            <text:p>Clear(shield)</text:p>
          </table:table-cell>
          <table:table-cell table:style-name="ACE-0x23e4648" office:value-type="string">
            <text:p>COM GND</text:p>
          </table:table-cell>
          <table:table-cell table:number-columns-repeated="245" table:style-name="ACE-0x23e4528"/>
        </table:table-row>
        <table:table-row table:style-name="AROW-3">
          <table:table-cell table:number-columns-repeated="3" table:style-name="ACE-0x23e4528"/>
          <table:table-cell table:style-name="ACE-0x23e4d08" office:value-type="string">
            <text:p>12V</text:p>
          </table:table-cell>
          <table:table-cell table:style-name="ACE-0x23e4648" office:value-type="string">
            <text:p>Forest1 CR23x</text:p>
          </table:table-cell>
          <table:table-cell table:style-name="ACE-0x23e4648" office:value-type="string">
            <text:p>12V (1)</text:p>
          </table:table-cell>
          <table:table-cell table:style-name="ACE-0x23e4648" office:value-type="string">
            <text:p>CTL (Red)</text:p>
          </table:table-cell>
          <table:table-cell table:style-name="ACE-0x23e4648" office:value-type="string">
            <text:p>Red foil, Jumped to term strip</text:p>
          </table:table-cell>
          <table:table-cell table:number-columns-repeated="248" table:style-name="ACE-0x23e4528"/>
        </table:table-row>
        <table:table-row table:style-name="AROW-3">
          <table:table-cell table:number-columns-repeated="3" table:style-name="ACE-0x23e4528"/>
          <table:table-cell table:style-name="ACE-0x23e4d08"/>
          <table:table-cell table:number-columns-repeated="4" table:style-name="ACE-0x23e4648"/>
          <table:table-cell table:number-columns-repeated="248" table:style-name="ACE-0x23e4528"/>
        </table:table-row>
        <table:table-row table:style-name="AROW-3">
          <table:table-cell table:number-columns-repeated="3" table:style-name="ACE-0x23e4528"/>
          <table:table-cell table:style-name="ACE-0x23e4d08" office:value-type="string">
            <text:p>COM ODD H</text:p>
          </table:table-cell>
          <table:table-cell table:style-name="ACE-0x23e4648" office:value-type="string">
            <text:p>Forest1 CR23x</text:p>
          </table:table-cell>
          <table:table-cell table:style-name="ACE-0x23e4648" office:value-type="string">
            <text:p>SW12V</text:p>
          </table:table-cell>
          <table:table-cell table:style-name="ACE-0x23e4648" office:value-type="string">
            <text:p>COM (Red)</text:p>
          </table:table-cell>
          <table:table-cell table:style-name="ACE-0x23e4648" office:value-type="string">
            <text:p>Red foil, 200ohm resistor in line</text:p>
          </table:table-cell>
          <table:table-cell table:style-name="ACE-0x23e4528"/>
          <table:table-cell table:style-name="ACE-0x23e4408" office:value-type="string">
            <text:p>Campbell 616/15 wiring</text:p>
          </table:table-cell>
          <table:table-cell table:style-name="ACE-0x23e4408"/>
          <table:table-cell table:number-columns-repeated="245" table:style-name="ACE-0x23e4528"/>
        </table:table-row>
        <table:table-row table:style-name="AROW-3">
          <table:table-cell table:number-columns-repeated="3" table:style-name="ACE-0x23e4528"/>
          <table:table-cell table:style-name="ACE-0x23e4d08" office:value-type="string">
            <text:p>COM ODD L</text:p>
          </table:table-cell>
          <table:table-cell table:style-name="ACE-0x23e4648" office:value-type="string">
            <text:p>Forest1 CR23x</text:p>
          </table:table-cell>
          <table:table-cell table:style-name="ACE-0x23e53c8" office:value-type="string">
            <text:p>C6</text:p>
          </table:table-cell>
          <table:table-cell table:style-name="ACE-0x23e4648" office:value-type="string">
            <text:p>COM (Black)</text:p>
          </table:table-cell>
          <table:table-cell table:style-name="ACE-0x23e4648" office:value-type="string">
            <text:p>Red foil</text:p>
          </table:table-cell>
          <table:table-cell table:style-name="ACE-0x23e4528"/>
          <table:table-cell table:style-name="ACE-0x23e4768" office:value-type="string">
            <text:p>Wire</text:p>
          </table:table-cell>
          <table:table-cell table:style-name="ACE-0x23e4768" office:value-type="string">
            <text:p>Mux terminal</text:p>
          </table:table-cell>
          <table:table-cell table:number-columns-repeated="245" table:style-name="ACE-0x23e4528"/>
        </table:table-row>
        <table:table-row table:style-name="AROW-3">
          <table:table-cell table:number-columns-repeated="3" table:style-name="ACE-0x23e4528"/>
          <table:table-cell table:style-name="ACE-0x23e4d08" office:value-type="string">
            <text:p>COM GND</text:p>
          </table:table-cell>
          <table:table-cell table:style-name="ACE-0x23e4648" office:value-type="string">
            <text:p>Forest1 CR23x</text:p>
          </table:table-cell>
          <table:table-cell table:style-name="ACE-0x23e4648" office:value-type="string">
            <text:p>signal gnd</text:p>
          </table:table-cell>
          <table:table-cell table:style-name="ACE-0x23e4648" office:value-type="string">
            <text:p>COM (Green)</text:p>
          </table:table-cell>
          <table:table-cell table:style-name="ACE-0x23e4648" office:value-type="string">
            <text:p>Blue foil</text:p>
          </table:table-cell>
          <table:table-cell table:style-name="ACE-0x23e4528"/>
          <table:table-cell table:style-name="ACE-0x23e4648" office:value-type="string">
            <text:p>Orange (enable)</text:p>
          </table:table-cell>
          <table:table-cell table:style-name="ACE-0x23e4648" office:value-type="string">
            <text:p>ODD H</text:p>
          </table:table-cell>
          <table:table-cell table:number-columns-repeated="245" table:style-name="ACE-0x23e4528"/>
        </table:table-row>
        <table:table-row table:style-name="AROW-3">
          <table:table-cell table:number-columns-repeated="3" table:style-name="ACE-0x23e4528"/>
          <table:table-cell table:style-name="ACE-0x23e4d08" office:value-type="string">
            <text:p>COM EVEN H</text:p>
          </table:table-cell>
          <table:table-cell table:style-name="ACE-0x23e4648" office:value-type="string">
            <text:p>Forest1 CR23x</text:p>
          </table:table-cell>
          <table:table-cell table:style-name="ACE-0x23e4648" office:value-type="string">
            <text:p>SE 3</text:p>
          </table:table-cell>
          <table:table-cell table:style-name="ACE-0x23e4648" office:value-type="string">
            <text:p>COM (Black)</text:p>
          </table:table-cell>
          <table:table-cell table:style-name="ACE-0x23e5188" office:value-type="string">
            <text:p>Green foil</text:p>
          </table:table-cell>
          <table:table-cell table:style-name="ACE-0x23e4528"/>
          <table:table-cell table:style-name="ACE-0x23e4648" office:value-type="string">
            <text:p>Red (12vdc)</text:p>
          </table:table-cell>
          <table:table-cell table:style-name="ACE-0x23e4648" office:value-type="string">
            <text:p>Term 12v</text:p>
          </table:table-cell>
          <table:table-cell table:number-columns-repeated="245" table:style-name="ACE-0x23e4528"/>
        </table:table-row>
        <table:table-row table:style-name="AROW-3">
          <table:table-cell table:number-columns-repeated="3" table:style-name="ACE-0x23e4528"/>
          <table:table-cell table:style-name="ACE-0x23e4d08" office:value-type="string">
            <text:p>COM EVEN L</text:p>
          </table:table-cell>
          <table:table-cell table:style-name="ACE-0x23e4648" office:value-type="string">
            <text:p>Forest1 CR23x</text:p>
          </table:table-cell>
          <table:table-cell table:style-name="ACE-0x23e4648" office:value-type="string">
            <text:p>SE 4</text:p>
          </table:table-cell>
          <table:table-cell table:style-name="ACE-0x23e4648" office:value-type="string">
            <text:p>COM (White)</text:p>
          </table:table-cell>
          <table:table-cell table:style-name="ACE-0x23e4648" office:value-type="string">
            <text:p><text:s text:c="7"/>"</text:p>
          </table:table-cell>
          <table:table-cell table:style-name="ACE-0x23e4528"/>
          <table:table-cell table:style-name="ACE-0x23e4648" office:value-type="string">
            <text:p>Green (signal)</text:p>
          </table:table-cell>
          <table:table-cell table:style-name="ACE-0x23e4648" office:value-type="string">
            <text:p>EVEN H&amp;L</text:p>
          </table:table-cell>
          <table:table-cell table:number-columns-repeated="245" table:style-name="ACE-0x23e4528"/>
        </table:table-row>
        <table:table-row table:style-name="AROW-3">
          <table:table-cell table:number-columns-repeated="9" table:style-name="ACE-0x23e4528"/>
          <table:table-cell table:style-name="ACE-0x23e4648" office:value-type="string">
            <text:p>Black (Ground)</text:p>
          </table:table-cell>
          <table:table-cell table:style-name="ACE-0x23e4648" office:value-type="string">
            <text:p>COM GND</text:p>
          </table:table-cell>
          <table:table-cell table:number-columns-repeated="245" table:style-name="ACE-0x23e4528"/>
        </table:table-row>
        <table:table-row table:style-name="AROW-3">
          <table:table-cell table:style-name="ACE-0x23e4648" office:value-type="string">
            <text:p>Mux3</text:p>
          </table:table-cell>
          <table:table-cell table:style-name="ACE-0x23e4648" office:value-type="string">
            <text:p>Campbell AM16/32</text:p>
          </table:table-cell>
          <table:table-cell table:style-name="ACE-0x23e4648" office:value-type="float" office:value="9600">
            <text:p>9600</text:p>
          </table:table-cell>
          <table:table-cell table:style-name="ACE-0x23e4d08" office:value-type="string">
            <text:p>RES</text:p>
          </table:table-cell>
          <table:table-cell table:style-name="ACE-0x23e4648" office:value-type="string">
            <text:p>Forest1 CR23x</text:p>
          </table:table-cell>
          <table:table-cell table:style-name="ACE-0x23e53c8" office:value-type="string">
            <text:p>C1</text:p>
          </table:table-cell>
          <table:table-cell table:style-name="ACE-0x23e4648" office:value-type="string">
            <text:p>CTL (Black)</text:p>
          </table:table-cell>
          <table:table-cell table:style-name="ACE-0x23e4648" office:value-type="string">
            <text:p>Blue foil</text:p>
          </table:table-cell>
          <table:table-cell table:style-name="ACE-0x23e4528"/>
          <table:table-cell table:style-name="ACE-0x23e4648" office:value-type="string">
            <text:p>Clear (Shield)</text:p>
          </table:table-cell>
          <table:table-cell table:style-name="ACE-0x23e4648" office:value-type="string">
            <text:p>Term G</text:p>
          </table:table-cell>
          <table:table-cell table:number-columns-repeated="245" table:style-name="ACE-0x23e4528"/>
        </table:table-row>
        <table:table-row table:style-name="AROW-3">
          <table:table-cell table:number-columns-repeated="3" table:style-name="ACE-0x23e4528"/>
          <table:table-cell table:style-name="ACE-0x23e4d08" office:value-type="string">
            <text:p>CLK</text:p>
          </table:table-cell>
          <table:table-cell table:style-name="ACE-0x23e4648" office:value-type="string">
            <text:p>Forest1 CR23x</text:p>
          </table:table-cell>
          <table:table-cell table:style-name="ACE-0x23e53c8" office:value-type="string">
            <text:p>C4</text:p>
          </table:table-cell>
          <table:table-cell table:style-name="ACE-0x23e4648" office:value-type="string">
            <text:p>CTL (Green)</text:p>
          </table:table-cell>
          <table:table-cell table:style-name="ACE-0x23e4648" office:value-type="string">
            <text:p>"</text:p>
          </table:table-cell>
          <table:table-cell table:number-columns-repeated="248" table:style-name="ACE-0x23e4528"/>
        </table:table-row>
        <table:table-row table:style-name="AROW-3">
          <table:table-cell table:number-columns-repeated="3" table:style-name="ACE-0x23e4528"/>
          <table:table-cell table:style-name="ACE-0x23e4d08" office:value-type="string">
            <text:p>GND</text:p>
          </table:table-cell>
          <table:table-cell table:style-name="ACE-0x23e4648" office:value-type="string">
            <text:p>Forest1 CR23x</text:p>
          </table:table-cell>
          <table:table-cell table:style-name="ACE-0x23e53c8" office:value-type="string">
            <text:p>G (Power gnd 4)</text:p>
          </table:table-cell>
          <table:table-cell table:style-name="ACE-0x23e4648" office:value-type="string">
            <text:p>CTL (Black)</text:p>
          </table:table-cell>
          <table:table-cell table:style-name="ACE-0x23e4648" office:value-type="string">
            <text:p>Red foil, Jumped to term strip</text:p>
          </table:table-cell>
          <table:table-cell table:number-columns-repeated="248" table:style-name="ACE-0x23e4528"/>
        </table:table-row>
        <table:table-row table:style-name="AROW-3">
          <table:table-cell table:number-columns-repeated="3" table:style-name="ACE-0x23e4528"/>
          <table:table-cell table:style-name="ACE-0x23e4d08" office:value-type="string">
            <text:p>12V</text:p>
          </table:table-cell>
          <table:table-cell table:style-name="ACE-0x23e4648" office:value-type="string">
            <text:p>Forest1 CR23x</text:p>
          </table:table-cell>
          <table:table-cell table:style-name="ACE-0x23e53c8" office:value-type="string">
            <text:p>12V (2)</text:p>
          </table:table-cell>
          <table:table-cell table:style-name="ACE-0x23e4648" office:value-type="string">
            <text:p>CTL (Red)</text:p>
          </table:table-cell>
          <table:table-cell table:style-name="ACE-0x23e4648" office:value-type="string">
            <text:p>Red foil, Jumped to term strip</text:p>
          </table:table-cell>
          <table:table-cell table:number-columns-repeated="248" table:style-name="ACE-0x23e4528"/>
        </table:table-row>
        <table:table-row table:style-name="AROW-3">
          <table:table-cell table:number-columns-repeated="3" table:style-name="ACE-0x23e4528"/>
          <table:table-cell table:style-name="ACE-0x23e4d08"/>
          <table:table-cell table:style-name="ACE-0x23e4648"/>
          <table:table-cell table:style-name="ACE-0x23e53c8"/>
          <table:table-cell table:number-columns-repeated="2" table:style-name="ACE-0x23e4648"/>
          <table:table-cell table:number-columns-repeated="248" table:style-name="ACE-0x23e4528"/>
        </table:table-row>
        <table:table-row table:style-name="AROW-3">
          <table:table-cell table:number-columns-repeated="3" table:style-name="ACE-0x23e4528"/>
          <table:table-cell table:style-name="ACE-0x23e4d08" office:value-type="string">
            <text:p>COM ODD H</text:p>
          </table:table-cell>
          <table:table-cell table:style-name="ACE-0x23e4648" office:value-type="string">
            <text:p>Forest1 CR23x</text:p>
          </table:table-cell>
          <table:table-cell table:style-name="ACE-0x23e53c8" office:value-type="string">
            <text:p>EX 3</text:p>
          </table:table-cell>
          <table:table-cell table:style-name="ACE-0x23e4648" office:value-type="string">
            <text:p>COM (Red)</text:p>
          </table:table-cell>
          <table:table-cell table:style-name="ACE-0x23e4648" office:value-type="string">
            <text:p>Red foil</text:p>
          </table:table-cell>
          <table:table-cell table:number-columns-repeated="248" table:style-name="ACE-0x23e4528"/>
        </table:table-row>
        <table:table-row table:style-name="AROW-3">
          <table:table-cell table:number-columns-repeated="3" table:style-name="ACE-0x23e4528"/>
          <table:table-cell table:style-name="ACE-0x23e4d08" office:value-type="string">
            <text:p>COM ODD L</text:p>
          </table:table-cell>
          <table:table-cell table:style-name="ACE-0x23e4648" office:value-type="string">
            <text:p>Forest1 CR23x</text:p>
          </table:table-cell>
          <table:table-cell table:style-name="ACE-0x23e53c8" office:value-type="string">
            <text:p>C7</text:p>
          </table:table-cell>
          <table:table-cell table:style-name="ACE-0x23e4648" office:value-type="string">
            <text:p>COM (Black)</text:p>
          </table:table-cell>
          <table:table-cell table:style-name="ACE-0x23e4648" office:value-type="string">
            <text:p>"</text:p>
          </table:table-cell>
          <table:table-cell table:number-columns-repeated="248" table:style-name="ACE-0x23e4528"/>
        </table:table-row>
        <table:table-row table:style-name="AROW-3">
          <table:table-cell table:number-columns-repeated="3" table:style-name="ACE-0x23e4528"/>
          <table:table-cell table:style-name="ACE-0x23e4d08" office:value-type="string">
            <text:p>COM GND</text:p>
          </table:table-cell>
          <table:table-cell table:style-name="ACE-0x23e4648" office:value-type="string">
            <text:p>Forest1 CR23x</text:p>
          </table:table-cell>
          <table:table-cell table:style-name="ACE-0x23e53c8" office:value-type="string">
            <text:p>signal ground</text:p>
          </table:table-cell>
          <table:table-cell table:style-name="ACE-0x23e4648" office:value-type="string">
            <text:p>COM (Green)</text:p>
          </table:table-cell>
          <table:table-cell table:style-name="ACE-0x23e4648" office:value-type="string">
            <text:p>Blue foil</text:p>
          </table:table-cell>
          <table:table-cell table:number-columns-repeated="248" table:style-name="ACE-0x23e4528"/>
        </table:table-row>
        <table:table-row table:style-name="AROW-3">
          <table:table-cell table:number-columns-repeated="3" table:style-name="ACE-0x23e4528"/>
          <table:table-cell table:style-name="ACE-0x23e4e28" office:value-type="string">
            <text:p>COM EVEN H</text:p>
          </table:table-cell>
          <table:table-cell table:style-name="ACE-0x23e5188" office:value-type="string">
            <text:p>Forest1 CR23x</text:p>
          </table:table-cell>
          <table:table-cell table:style-name="ACE-0x23e54e8" office:value-type="string">
            <text:p>SE 5</text:p>
          </table:table-cell>
          <table:table-cell table:style-name="ACE-0x23e4648" office:value-type="string">
            <text:p>COM (Black)</text:p>
          </table:table-cell>
          <table:table-cell table:style-name="ACE-0x23e5188" office:value-type="string">
            <text:p>Green foil</text:p>
          </table:table-cell>
          <table:table-cell table:number-columns-repeated="248" table:style-name="ACE-0x23e4528"/>
        </table:table-row>
        <table:table-row table:style-name="AROW-3">
          <table:table-cell table:number-columns-repeated="3" table:style-name="ACE-0x23e4528"/>
          <table:table-cell table:style-name="ACE-0x23e4f48" office:value-type="string">
            <text:p>COM EVEN L</text:p>
          </table:table-cell>
          <table:table-cell table:style-name="ACE-0x23e52a8" office:value-type="string">
            <text:p>Forest1 CR23x</text:p>
          </table:table-cell>
          <table:table-cell table:style-name="ACE-0x23e5608" office:value-type="string">
            <text:p>SE 6</text:p>
          </table:table-cell>
          <table:table-cell table:style-name="ACE-0x23e4648" office:value-type="string">
            <text:p>COM (White)</text:p>
          </table:table-cell>
          <table:table-cell table:style-name="ACE-0x23e4648" office:value-type="string">
            <text:p><text:s text:c="7"/>"</text:p>
          </table:table-cell>
          <table:table-cell table:number-columns-repeated="248" table:style-name="ACE-0x23e4528"/>
        </table:table-row>
        <table:table-row table:style-name="AROW-0">
          <table:table-cell table:style-name="ACE-0x23e4408"/>
          <table:table-cell table:number-columns-repeated="4" table:style-name="ACE-0x23e4528"/>
          <table:table-cell table:style-name="ACE-0x23e5068"/>
          <table:table-cell table:number-columns-repeated="250" table:style-name="ACE-0x23e4528"/>
        </table:table-row>
        <table:table-row table:style-name="AROW-3">
          <table:table-cell table:style-name="ACE-0x23e4528" office:value-type="string">
            <text:p>Mux1 is located in an enclosure mounted on a fencepost 4 m NE of Profile #1d</text:p>
          </table:table-cell>
          <table:table-cell table:number-columns-repeated="4" table:style-name="ACE-0x23e4528"/>
          <table:table-cell table:style-name="ACE-0x23e5068"/>
          <table:table-cell table:number-columns-repeated="250" table:style-name="ACE-0x23e4528"/>
        </table:table-row>
        <table:table-row table:style-name="AROW-3">
          <table:table-cell table:style-name="ACE-0x23e4528" office:value-type="string">
            <text:p>Mux2 is located in an enclosure mounted on a fencepost 4 m SE of Profile #2d</text:p>
          </table:table-cell>
          <table:table-cell table:number-columns-repeated="4" table:style-name="ACE-0x23e4528"/>
          <table:table-cell table:style-name="ACE-0x23e5068"/>
          <table:table-cell table:number-columns-repeated="250" table:style-name="ACE-0x23e4528"/>
        </table:table-row>
        <table:table-row table:style-name="AROW-3">
          <table:table-cell table:style-name="ACE-0x23e4528" office:value-type="string">
            <text:p>Mux3 is located in an enclosure mounted on a fencepost 5 m W of Profile #7</text:p>
          </table:table-cell>
          <table:table-cell table:number-columns-repeated="255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3">
          <table:table-cell table:style-name="ACE-0x23e4408"/>
          <table:table-cell table:style-name="ACE-0x23e4be8" office:value-type="string">
            <text:p>Sensor</text:p>
          </table:table-cell>
          <table:table-cell table:style-name="ACE-0x23e4be8" office:value-type="string">
            <text:p>Model</text:p>
          </table:table-cell>
          <table:table-cell table:style-name="ACE-0x23e4be8" office:value-type="string">
            <text:p>Mounting depth</text:p>
          </table:table-cell>
          <table:table-cell table:style-name="ACE-0x23e4be8" office:value-type="string">
            <text:p>Wired to</text:p>
          </table:table-cell>
          <table:table-cell table:style-name="ACE-0x23e4be8" office:value-type="string">
            <text:p>Channel</text:p>
          </table:table-cell>
          <table:table-cell table:style-name="ACE-0x23e4be8" office:value-type="string">
            <text:p>Lead length</text:p>
          </table:table-cell>
          <table:table-cell table:style-name="ACE-0x23e4be8" office:value-type="string">
            <text:p>Duff layer</text:p>
          </table:table-cell>
          <table:table-cell table:style-name="ACE-0x23e4be8" office:value-type="string">
            <text:p>Notes</text:p>
          </table:table-cell>
          <table:table-cell table:number-columns-repeated="247" table:style-name="ACE-0x23e4528"/>
        </table:table-row>
        <table:table-row table:style-name="AROW-3">
          <table:table-cell table:style-name="ACE-0x23e4768" office:value-type="string">
            <text:p>Profile 1</text:p>
          </table:table-cell>
          <table:table-cell table:style-name="ACE-0x23e4648" office:value-type="string">
            <text:p>Soil moisture</text:p>
          </table:table-cell>
          <table:table-cell table:style-name="ACE-0x23e4648" office:value-type="string">
            <text:p>Campbell CS-615</text:p>
          </table:table-cell>
          <table:table-cell table:style-name="ACE-0x23e4648" office:value-type="string">
            <text:p>5cm</text:p>
          </table:table-cell>
          <table:table-cell table:style-name="ACE-0x23e4648" office:value-type="string">
            <text:p>Mux1</text:p>
          </table:table-cell>
          <table:table-cell table:style-name="ACE-0x23e4d08" office:value-type="float" office:value="1">
            <text:p>1</text:p>
          </table:table-cell>
          <table:table-cell table:style-name="ACE-0x23e4648" office:value-type="string">
            <text:p>32m</text:p>
          </table:table-cell>
          <table:table-cell table:style-name="ACE-0x23e4648" office:value-type="string">
            <text:p>10cm</text:p>
          </table:table-cell>
          <table:table-cell table:style-name="ACE-0x23e4648"/>
          <table:table-cell table:number-columns-repeated="247" table:style-name="ACE-0x23e4528"/>
        </table:table-row>
        <table:table-row table:style-name="AROW-3">
          <table:table-cell table:number-rows-spanned="2" table:style-name="ACE-0x23e4888" office:value-type="string">
            <text:p>18E 22N</text:p>
          </table:table-cell>
          <table:table-cell table:style-name="ACE-0x23e4648" office:value-type="string">
            <text:p>Soil moisture</text:p>
          </table:table-cell>
          <table:table-cell table:style-name="ACE-0x23e4648" office:value-type="string">
            <text:p>Campbell CS-615</text:p>
          </table:table-cell>
          <table:table-cell table:style-name="ACE-0x23e4648" office:value-type="string">
            <text:p>20cm</text:p>
          </table:table-cell>
          <table:table-cell table:style-name="ACE-0x23e4648" office:value-type="string">
            <text:p>Mux1</text:p>
          </table:table-cell>
          <table:table-cell table:style-name="ACE-0x23e4d08" office:value-type="float" office:value="1">
            <text:p>1</text:p>
          </table:table-cell>
          <table:table-cell table:style-name="ACE-0x23e4648" office:value-type="string">
            <text:p>32m</text:p>
          </table:table-cell>
          <table:table-cell table:style-name="ACE-0x23e4648" office:value-type="string">
            <text:p>10cm</text:p>
          </table:table-cell>
          <table:table-cell table:style-name="ACE-0x23e4648"/>
          <table:table-cell table:number-columns-repeated="247" table:style-name="ACE-0x23e4528"/>
        </table:table-row>
        <table:table-row table:style-name="AROW-3">
          <table:covered-table-cell/>
          <table:table-cell table:style-name="ACE-0x23e4648" office:value-type="string">
            <text:p>Soil moisture</text:p>
          </table:table-cell>
          <table:table-cell table:style-name="ACE-0x23e4648" office:value-type="string">
            <text:p>Campbell CS-615</text:p>
          </table:table-cell>
          <table:table-cell table:style-name="ACE-0x23e4648" office:value-type="string">
            <text:p>60cm</text:p>
          </table:table-cell>
          <table:table-cell table:style-name="ACE-0x23e4648" office:value-type="string">
            <text:p>Mux1</text:p>
          </table:table-cell>
          <table:table-cell table:style-name="ACE-0x23e4d08" office:value-type="float" office:value="2">
            <text:p>2</text:p>
          </table:table-cell>
          <table:table-cell table:style-name="ACE-0x23e4648" office:value-type="string">
            <text:p>32m</text:p>
          </table:table-cell>
          <table:table-cell table:style-name="ACE-0x23e4648" office:value-type="string">
            <text:p>10cm</text:p>
          </table:table-cell>
          <table:table-cell table:style-name="ACE-0x23e4648"/>
          <table:table-cell table:number-columns-repeated="247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3">
          <table:table-cell table:style-name="ACE-0x23e4768" office:value-type="string">
            <text:p>Profile 1d</text:p>
          </table:table-cell>
          <table:table-cell table:style-name="ACE-0x23e4648" office:value-type="string">
            <text:p>Soil moisture/temp</text:p>
          </table:table-cell>
          <table:table-cell table:style-name="ACE-0x23e4648" office:value-type="string">
            <text:p>Decagon EC-TM</text:p>
          </table:table-cell>
          <table:table-cell table:style-name="ACE-0x23e4648" office:value-type="string">
            <text:p>5cm</text:p>
          </table:table-cell>
          <table:table-cell table:style-name="ACE-0x23e4648" office:value-type="string">
            <text:p>Mux1</text:p>
          </table:table-cell>
          <table:table-cell table:style-name="ACE-0x23e4d08" office:value-type="float" office:value="8">
            <text:p>8</text:p>
          </table:table-cell>
          <table:table-cell table:style-name="ACE-0x23e4648" office:value-type="string">
            <text:p>4.9m</text:p>
          </table:table-cell>
          <table:table-cell table:style-name="ACE-0x23e4648" office:value-type="string">
            <text:p>12cm</text:p>
          </table:table-cell>
          <table:table-cell table:style-name="ACE-0x23e4648"/>
          <table:table-cell table:number-columns-repeated="247" table:style-name="ACE-0x23e4528"/>
        </table:table-row>
        <table:table-row table:style-name="AROW-3">
          <table:table-cell table:number-rows-spanned="2" table:style-name="ACE-0x23e4888" office:value-type="string">
            <text:p>17.5E 19N</text:p>
          </table:table-cell>
          <table:table-cell table:style-name="ACE-0x23e4648" office:value-type="string">
            <text:p>Soil moisture/temp</text:p>
          </table:table-cell>
          <table:table-cell table:style-name="ACE-0x23e4648" office:value-type="string">
            <text:p>Decagon EC-TM</text:p>
          </table:table-cell>
          <table:table-cell table:style-name="ACE-0x23e4648" office:value-type="string">
            <text:p>20cm</text:p>
          </table:table-cell>
          <table:table-cell table:style-name="ACE-0x23e4648" office:value-type="string">
            <text:p>Mux1</text:p>
          </table:table-cell>
          <table:table-cell table:style-name="ACE-0x23e4d08" office:value-type="float" office:value="9">
            <text:p>9</text:p>
          </table:table-cell>
          <table:table-cell table:style-name="ACE-0x23e4648" office:value-type="string">
            <text:p>4.9m</text:p>
          </table:table-cell>
          <table:table-cell table:style-name="ACE-0x23e4648" office:value-type="string">
            <text:p>12cm</text:p>
          </table:table-cell>
          <table:table-cell table:style-name="ACE-0x23e4648"/>
          <table:table-cell table:number-columns-repeated="247" table:style-name="ACE-0x23e4528"/>
        </table:table-row>
        <table:table-row table:style-name="AROW-3">
          <table:covered-table-cell/>
          <table:table-cell table:style-name="ACE-0x23e4648" office:value-type="string">
            <text:p>Soil moisture/temp</text:p>
          </table:table-cell>
          <table:table-cell table:style-name="ACE-0x23e4648" office:value-type="string">
            <text:p>Decagon EC-TM</text:p>
          </table:table-cell>
          <table:table-cell table:style-name="ACE-0x23e4648" office:value-type="string">
            <text:p>60cm</text:p>
          </table:table-cell>
          <table:table-cell table:style-name="ACE-0x23e4648" office:value-type="string">
            <text:p>Mux1</text:p>
          </table:table-cell>
          <table:table-cell table:style-name="ACE-0x23e4d08" office:value-type="float" office:value="10">
            <text:p>10</text:p>
          </table:table-cell>
          <table:table-cell table:style-name="ACE-0x23e4648" office:value-type="string">
            <text:p>4.9m</text:p>
          </table:table-cell>
          <table:table-cell table:style-name="ACE-0x23e4648" office:value-type="string">
            <text:p>12cm</text:p>
          </table:table-cell>
          <table:table-cell table:style-name="ACE-0x23e4648"/>
          <table:table-cell table:number-columns-repeated="247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3">
          <table:table-cell table:style-name="ACE-0x23e4768" office:value-type="string">
            <text:p>Profile 2</text:p>
          </table:table-cell>
          <table:table-cell table:style-name="ACE-0x23e4648" office:value-type="string">
            <text:p>Soil moisture</text:p>
          </table:table-cell>
          <table:table-cell table:style-name="ACE-0x23e4648" office:value-type="string">
            <text:p>Campbell CS-615</text:p>
          </table:table-cell>
          <table:table-cell table:style-name="ACE-0x23e4648" office:value-type="string">
            <text:p>5cm</text:p>
          </table:table-cell>
          <table:table-cell table:style-name="ACE-0x23e4648" office:value-type="string">
            <text:p>Mux2</text:p>
          </table:table-cell>
          <table:table-cell table:style-name="ACE-0x23e4d08" office:value-type="float" office:value="1">
            <text:p>1</text:p>
          </table:table-cell>
          <table:table-cell table:style-name="ACE-0x23e4648" office:value-type="string">
            <text:p>32m</text:p>
          </table:table-cell>
          <table:table-cell table:style-name="ACE-0x23e4648" office:value-type="string">
            <text:p>5cm</text:p>
          </table:table-cell>
          <table:table-cell table:style-name="ACE-0x23e4648"/>
          <table:table-cell table:number-columns-repeated="247" table:style-name="ACE-0x23e4528"/>
        </table:table-row>
        <table:table-row table:style-name="AROW-3">
          <table:table-cell table:number-rows-spanned="2" table:style-name="ACE-0x23e4888" office:value-type="string">
            <text:p>15E 64N</text:p>
          </table:table-cell>
          <table:table-cell table:style-name="ACE-0x23e4648" office:value-type="string">
            <text:p>Soil moisture</text:p>
          </table:table-cell>
          <table:table-cell table:style-name="ACE-0x23e4648" office:value-type="string">
            <text:p>Campbell CS-615</text:p>
          </table:table-cell>
          <table:table-cell table:style-name="ACE-0x23e4648" office:value-type="string">
            <text:p>20cm</text:p>
          </table:table-cell>
          <table:table-cell table:style-name="ACE-0x23e4648" office:value-type="string">
            <text:p>Mux2</text:p>
          </table:table-cell>
          <table:table-cell table:style-name="ACE-0x23e4d08" office:value-type="float" office:value="1">
            <text:p>1</text:p>
          </table:table-cell>
          <table:table-cell table:style-name="ACE-0x23e4648" office:value-type="string">
            <text:p>32m</text:p>
          </table:table-cell>
          <table:table-cell table:style-name="ACE-0x23e4648" office:value-type="string">
            <text:p>5cm</text:p>
          </table:table-cell>
          <table:table-cell table:style-name="ACE-0x23e4648" office:value-type="string">
            <text:p>Bent but parallel</text:p>
          </table:table-cell>
          <table:table-cell table:number-columns-repeated="247" table:style-name="ACE-0x23e4528"/>
        </table:table-row>
        <table:table-row table:style-name="AROW-3">
          <table:covered-table-cell/>
          <table:table-cell table:style-name="ACE-0x23e4648" office:value-type="string">
            <text:p>Soil moisture</text:p>
          </table:table-cell>
          <table:table-cell table:style-name="ACE-0x23e4648" office:value-type="string">
            <text:p>Campbell CS-616</text:p>
          </table:table-cell>
          <table:table-cell table:style-name="ACE-0x23e4648" office:value-type="string">
            <text:p>60cm</text:p>
          </table:table-cell>
          <table:table-cell table:style-name="ACE-0x23e4648" office:value-type="string">
            <text:p>Mux2</text:p>
          </table:table-cell>
          <table:table-cell table:style-name="ACE-0x23e4d08" office:value-type="float" office:value="2">
            <text:p>2</text:p>
          </table:table-cell>
          <table:table-cell table:style-name="ACE-0x23e4648" office:value-type="string">
            <text:p>32m</text:p>
          </table:table-cell>
          <table:table-cell table:style-name="ACE-0x23e4648" office:value-type="string">
            <text:p>5cm</text:p>
          </table:table-cell>
          <table:table-cell table:style-name="ACE-0x23e4648" office:value-type="string">
            <text:p>Bent but parallel</text:p>
          </table:table-cell>
          <table:table-cell table:number-columns-repeated="247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3">
          <table:table-cell table:style-name="ACE-0x23e4768" office:value-type="string">
            <text:p>Profile 2d</text:p>
          </table:table-cell>
          <table:table-cell table:style-name="ACE-0x23e4648" office:value-type="string">
            <text:p>Soil moisture/temp</text:p>
          </table:table-cell>
          <table:table-cell table:style-name="ACE-0x23e4648" office:value-type="string">
            <text:p>Decagon EC-TM</text:p>
          </table:table-cell>
          <table:table-cell table:style-name="ACE-0x23e4648" office:value-type="string">
            <text:p>5cm</text:p>
          </table:table-cell>
          <table:table-cell table:style-name="ACE-0x23e4648" office:value-type="string">
            <text:p>Mux2</text:p>
          </table:table-cell>
          <table:table-cell table:style-name="ACE-0x23e4d08" office:value-type="float" office:value="8">
            <text:p>8</text:p>
          </table:table-cell>
          <table:table-cell table:style-name="ACE-0x23e4648" office:value-type="string">
            <text:p>4.9m</text:p>
          </table:table-cell>
          <table:table-cell table:style-name="ACE-0x23e4648" office:value-type="string">
            <text:p>6cm</text:p>
          </table:table-cell>
          <table:table-cell table:style-name="ACE-0x23e4648"/>
          <table:table-cell table:number-columns-repeated="247" table:style-name="ACE-0x23e4528"/>
        </table:table-row>
        <table:table-row table:style-name="AROW-3">
          <table:table-cell table:number-rows-spanned="2" table:style-name="ACE-0x23e4888" office:value-type="string">
            <text:p>15E 66N</text:p>
          </table:table-cell>
          <table:table-cell table:style-name="ACE-0x23e4648" office:value-type="string">
            <text:p>Soil moisture/temp</text:p>
          </table:table-cell>
          <table:table-cell table:style-name="ACE-0x23e4648" office:value-type="string">
            <text:p>Decagon EC-TM</text:p>
          </table:table-cell>
          <table:table-cell table:style-name="ACE-0x23e4648" office:value-type="string">
            <text:p>20cm</text:p>
          </table:table-cell>
          <table:table-cell table:style-name="ACE-0x23e4648" office:value-type="string">
            <text:p>Mux2</text:p>
          </table:table-cell>
          <table:table-cell table:style-name="ACE-0x23e4d08" office:value-type="float" office:value="9">
            <text:p>9</text:p>
          </table:table-cell>
          <table:table-cell table:style-name="ACE-0x23e4648" office:value-type="string">
            <text:p>4.9m</text:p>
          </table:table-cell>
          <table:table-cell table:style-name="ACE-0x23e4648" office:value-type="string">
            <text:p>6cm</text:p>
          </table:table-cell>
          <table:table-cell table:style-name="ACE-0x23e4648"/>
          <table:table-cell table:number-columns-repeated="247" table:style-name="ACE-0x23e4528"/>
        </table:table-row>
        <table:table-row table:style-name="AROW-3">
          <table:covered-table-cell/>
          <table:table-cell table:style-name="ACE-0x23e4648" office:value-type="string">
            <text:p>Soil moisture/temp</text:p>
          </table:table-cell>
          <table:table-cell table:style-name="ACE-0x23e4648" office:value-type="string">
            <text:p>Decagon EC-TM</text:p>
          </table:table-cell>
          <table:table-cell table:style-name="ACE-0x23e4648" office:value-type="string">
            <text:p>60cm</text:p>
          </table:table-cell>
          <table:table-cell table:style-name="ACE-0x23e4648" office:value-type="string">
            <text:p>Mux2</text:p>
          </table:table-cell>
          <table:table-cell table:style-name="ACE-0x23e4d08" office:value-type="float" office:value="10">
            <text:p>10</text:p>
          </table:table-cell>
          <table:table-cell table:style-name="ACE-0x23e4648" office:value-type="string">
            <text:p>4.9m</text:p>
          </table:table-cell>
          <table:table-cell table:style-name="ACE-0x23e4648" office:value-type="string">
            <text:p>6cm</text:p>
          </table:table-cell>
          <table:table-cell table:style-name="ACE-0x23e4648"/>
          <table:table-cell table:number-columns-repeated="247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3">
          <table:table-cell table:style-name="ACE-0x23e4768" office:value-type="string">
            <text:p>Profile 3</text:p>
          </table:table-cell>
          <table:table-cell table:style-name="ACE-0x23e4648" office:value-type="string">
            <text:p>Soil moisture</text:p>
          </table:table-cell>
          <table:table-cell table:style-name="ACE-0x23e4648" office:value-type="string">
            <text:p>Campbell CS-616</text:p>
          </table:table-cell>
          <table:table-cell table:style-name="ACE-0x23e4648" office:value-type="string">
            <text:p>5cm</text:p>
          </table:table-cell>
          <table:table-cell table:style-name="ACE-0x23e4648" office:value-type="string">
            <text:p>Mux1</text:p>
          </table:table-cell>
          <table:table-cell table:style-name="ACE-0x23e4d08" office:value-type="float" office:value="3">
            <text:p>3</text:p>
          </table:table-cell>
          <table:table-cell table:style-name="ACE-0x23e4648" office:value-type="string">
            <text:p>32m</text:p>
          </table:table-cell>
          <table:table-cell table:style-name="ACE-0x23e4648" office:value-type="string">
            <text:p>4cm</text:p>
          </table:table-cell>
          <table:table-cell table:style-name="ACE-0x23e4648"/>
          <table:table-cell table:number-columns-repeated="247" table:style-name="ACE-0x23e4528"/>
        </table:table-row>
        <table:table-row table:style-name="AROW-3">
          <table:table-cell table:number-rows-spanned="2" table:style-name="ACE-0x23e4888" office:value-type="string">
            <text:p>31E 25N</text:p>
          </table:table-cell>
          <table:table-cell table:style-name="ACE-0x23e4648" office:value-type="string">
            <text:p>Soil moisture</text:p>
          </table:table-cell>
          <table:table-cell table:style-name="ACE-0x23e4648" office:value-type="string">
            <text:p>Campbell CS-616</text:p>
          </table:table-cell>
          <table:table-cell table:style-name="ACE-0x23e4648" office:value-type="string">
            <text:p>20cm</text:p>
          </table:table-cell>
          <table:table-cell table:style-name="ACE-0x23e4648" office:value-type="string">
            <text:p>Mux1</text:p>
          </table:table-cell>
          <table:table-cell table:style-name="ACE-0x23e4d08" office:value-type="float" office:value="3">
            <text:p>3</text:p>
          </table:table-cell>
          <table:table-cell table:style-name="ACE-0x23e4648" office:value-type="string">
            <text:p>32m</text:p>
          </table:table-cell>
          <table:table-cell table:style-name="ACE-0x23e4648" office:value-type="string">
            <text:p>4cm</text:p>
          </table:table-cell>
          <table:table-cell table:style-name="ACE-0x23e4648"/>
          <table:table-cell table:number-columns-repeated="247" table:style-name="ACE-0x23e4528"/>
        </table:table-row>
        <table:table-row table:style-name="AROW-3">
          <table:covered-table-cell/>
          <table:table-cell table:style-name="ACE-0x23e4648" office:value-type="string">
            <text:p>Soil moisture</text:p>
          </table:table-cell>
          <table:table-cell table:style-name="ACE-0x23e4648" office:value-type="string">
            <text:p>Campbell CS-615</text:p>
          </table:table-cell>
          <table:table-cell table:style-name="ACE-0x23e4648" office:value-type="string">
            <text:p>60cm</text:p>
          </table:table-cell>
          <table:table-cell table:style-name="ACE-0x23e4648" office:value-type="string">
            <text:p>Mux1</text:p>
          </table:table-cell>
          <table:table-cell table:style-name="ACE-0x23e4d08" office:value-type="float" office:value="2">
            <text:p>2</text:p>
          </table:table-cell>
          <table:table-cell table:style-name="ACE-0x23e4648" office:value-type="string">
            <text:p>32m</text:p>
          </table:table-cell>
          <table:table-cell table:style-name="ACE-0x23e4648" office:value-type="string">
            <text:p>4cm</text:p>
          </table:table-cell>
          <table:table-cell table:style-name="ACE-0x23e4648" office:value-type="string">
            <text:p>Out of order!</text:p>
          </table:table-cell>
          <table:table-cell table:number-columns-repeated="247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3">
          <table:table-cell table:style-name="ACE-0x23e4768" office:value-type="string">
            <text:p>Profile 3d</text:p>
          </table:table-cell>
          <table:table-cell table:style-name="ACE-0x23e4648" office:value-type="string">
            <text:p>Soil moisture/temp</text:p>
          </table:table-cell>
          <table:table-cell table:style-name="ACE-0x23e4648" office:value-type="string">
            <text:p>Decagon EC-TM</text:p>
          </table:table-cell>
          <table:table-cell table:style-name="ACE-0x23e4648" office:value-type="string">
            <text:p>5cm</text:p>
          </table:table-cell>
          <table:table-cell table:style-name="ACE-0x23e4648" office:value-type="string">
            <text:p>Mux1</text:p>
          </table:table-cell>
          <table:table-cell table:style-name="ACE-0x23e4d08" office:value-type="float" office:value="5">
            <text:p>5</text:p>
          </table:table-cell>
          <table:table-cell table:style-name="ACE-0x23e4648" office:value-type="string">
            <text:p>4.9m</text:p>
          </table:table-cell>
          <table:table-cell table:style-name="ACE-0x23e4648" office:value-type="string">
            <text:p>2cm</text:p>
          </table:table-cell>
          <table:table-cell table:style-name="ACE-0x23e4648" office:value-type="string">
            <text:p>via Junction box 2</text:p>
          </table:table-cell>
          <table:table-cell table:number-columns-repeated="247" table:style-name="ACE-0x23e4528"/>
        </table:table-row>
        <table:table-row table:style-name="AROW-3">
          <table:table-cell table:number-rows-spanned="2" table:style-name="ACE-0x23e4888" office:value-type="string">
            <text:p>30E 27N</text:p>
          </table:table-cell>
          <table:table-cell table:style-name="ACE-0x23e4648" office:value-type="string">
            <text:p>Soil moisture/temp</text:p>
          </table:table-cell>
          <table:table-cell table:style-name="ACE-0x23e4648" office:value-type="string">
            <text:p>Decagon EC-TM</text:p>
          </table:table-cell>
          <table:table-cell table:style-name="ACE-0x23e4648" office:value-type="string">
            <text:p>20cm</text:p>
          </table:table-cell>
          <table:table-cell table:style-name="ACE-0x23e4648" office:value-type="string">
            <text:p>Mux1</text:p>
          </table:table-cell>
          <table:table-cell table:style-name="ACE-0x23e4d08" office:value-type="float" office:value="6">
            <text:p>6</text:p>
          </table:table-cell>
          <table:table-cell table:style-name="ACE-0x23e4648" office:value-type="string">
            <text:p>4.9m</text:p>
          </table:table-cell>
          <table:table-cell table:style-name="ACE-0x23e4648" office:value-type="string">
            <text:p>2cm</text:p>
          </table:table-cell>
          <table:table-cell table:style-name="ACE-0x23e4648" office:value-type="string">
            <text:p>via Junction box 2</text:p>
          </table:table-cell>
          <table:table-cell table:number-columns-repeated="247" table:style-name="ACE-0x23e4528"/>
        </table:table-row>
        <table:table-row table:style-name="AROW-3">
          <table:covered-table-cell/>
          <table:table-cell table:style-name="ACE-0x23e4648" office:value-type="string">
            <text:p>Soil moisture/temp</text:p>
          </table:table-cell>
          <table:table-cell table:style-name="ACE-0x23e4648" office:value-type="string">
            <text:p>Decagon EC-TM</text:p>
          </table:table-cell>
          <table:table-cell table:style-name="ACE-0x23e4648" office:value-type="string">
            <text:p>60cm</text:p>
          </table:table-cell>
          <table:table-cell table:style-name="ACE-0x23e4648" office:value-type="string">
            <text:p>Mux1</text:p>
          </table:table-cell>
          <table:table-cell table:style-name="ACE-0x23e4d08" office:value-type="float" office:value="7">
            <text:p>7</text:p>
          </table:table-cell>
          <table:table-cell table:style-name="ACE-0x23e4648" office:value-type="string">
            <text:p>4.9m</text:p>
          </table:table-cell>
          <table:table-cell table:style-name="ACE-0x23e4648" office:value-type="string">
            <text:p>2cm</text:p>
          </table:table-cell>
          <table:table-cell table:style-name="ACE-0x23e4648" office:value-type="string">
            <text:p>via Junction box 2</text:p>
          </table:table-cell>
          <table:table-cell table:number-columns-repeated="247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3">
          <table:table-cell table:style-name="ACE-0x23e4768" office:value-type="string">
            <text:p>Profile 4</text:p>
          </table:table-cell>
          <table:table-cell table:style-name="ACE-0x23e4648" office:value-type="string">
            <text:p>Soil moisture</text:p>
          </table:table-cell>
          <table:table-cell table:style-name="ACE-0x23e4648" office:value-type="string">
            <text:p>Campbell CS-616</text:p>
          </table:table-cell>
          <table:table-cell table:style-name="ACE-0x23e4648" office:value-type="string">
            <text:p>5cm</text:p>
          </table:table-cell>
          <table:table-cell table:style-name="ACE-0x23e4648" office:value-type="string">
            <text:p>Mux2</text:p>
          </table:table-cell>
          <table:table-cell table:style-name="ACE-0x23e4d08" office:value-type="float" office:value="2">
            <text:p>2</text:p>
          </table:table-cell>
          <table:table-cell table:style-name="ACE-0x23e4648" office:value-type="string">
            <text:p>32m</text:p>
          </table:table-cell>
          <table:table-cell table:style-name="ACE-0x23e4648" office:value-type="string">
            <text:p>4cm</text:p>
          </table:table-cell>
          <table:table-cell table:style-name="ACE-0x23e4648" office:value-type="string">
            <text:p>Bent but parallel</text:p>
          </table:table-cell>
          <table:table-cell table:number-columns-repeated="247" table:style-name="ACE-0x23e4528"/>
        </table:table-row>
        <table:table-row table:style-name="AROW-3">
          <table:table-cell table:number-rows-spanned="2" table:style-name="ACE-0x23e4888" office:value-type="string">
            <text:p>28E 54N</text:p>
          </table:table-cell>
          <table:table-cell table:style-name="ACE-0x23e4648" office:value-type="string">
            <text:p>Soil moisture</text:p>
          </table:table-cell>
          <table:table-cell table:style-name="ACE-0x23e4648" office:value-type="string">
            <text:p>Campbell CS-616</text:p>
          </table:table-cell>
          <table:table-cell table:style-name="ACE-0x23e4648" office:value-type="string">
            <text:p>20cm</text:p>
          </table:table-cell>
          <table:table-cell table:style-name="ACE-0x23e4648" office:value-type="string">
            <text:p>Mux2</text:p>
          </table:table-cell>
          <table:table-cell table:style-name="ACE-0x23e4d08" office:value-type="float" office:value="3">
            <text:p>3</text:p>
          </table:table-cell>
          <table:table-cell table:style-name="ACE-0x23e4648" office:value-type="string">
            <text:p>32m</text:p>
          </table:table-cell>
          <table:table-cell table:style-name="ACE-0x23e4648" office:value-type="string">
            <text:p>4cm</text:p>
          </table:table-cell>
          <table:table-cell table:style-name="ACE-0x23e4648"/>
          <table:table-cell table:number-columns-repeated="247" table:style-name="ACE-0x23e4528"/>
        </table:table-row>
        <table:table-row table:style-name="AROW-3">
          <table:covered-table-cell/>
          <table:table-cell table:style-name="ACE-0x23e4648" office:value-type="string">
            <text:p>Soil moisture</text:p>
          </table:table-cell>
          <table:table-cell table:style-name="ACE-0x23e4648" office:value-type="string">
            <text:p>Campbell CS-616</text:p>
          </table:table-cell>
          <table:table-cell table:style-name="ACE-0x23e4648" office:value-type="string">
            <text:p>60cm</text:p>
          </table:table-cell>
          <table:table-cell table:style-name="ACE-0x23e4648" office:value-type="string">
            <text:p>Mux2</text:p>
          </table:table-cell>
          <table:table-cell table:style-name="ACE-0x23e4d08" office:value-type="float" office:value="3">
            <text:p>3</text:p>
          </table:table-cell>
          <table:table-cell table:style-name="ACE-0x23e4648" office:value-type="string">
            <text:p>32m</text:p>
          </table:table-cell>
          <table:table-cell table:style-name="ACE-0x23e4648" office:value-type="string">
            <text:p>4cm</text:p>
          </table:table-cell>
          <table:table-cell table:style-name="ACE-0x23e4648"/>
          <table:table-cell table:number-columns-repeated="247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3">
          <table:table-cell table:style-name="ACE-0x23e4ac8" office:value-type="string">
            <text:p>Profile 4d</text:p>
          </table:table-cell>
          <table:table-cell table:style-name="ACE-0x23e4648" office:value-type="string">
            <text:p>Soil moisture/temp</text:p>
          </table:table-cell>
          <table:table-cell table:style-name="ACE-0x23e4648" office:value-type="string">
            <text:p>Decagon EC-TM</text:p>
          </table:table-cell>
          <table:table-cell table:style-name="ACE-0x23e4648" office:value-type="string">
            <text:p>5cm</text:p>
          </table:table-cell>
          <table:table-cell table:style-name="ACE-0x23e4648" office:value-type="string">
            <text:p>Mux2</text:p>
          </table:table-cell>
          <table:table-cell table:style-name="ACE-0x23e4d08" office:value-type="float" office:value="5">
            <text:p>5</text:p>
          </table:table-cell>
          <table:table-cell table:style-name="ACE-0x23e4648" office:value-type="string">
            <text:p>4.9m</text:p>
          </table:table-cell>
          <table:table-cell table:style-name="ACE-0x23e4648" office:value-type="string">
            <text:p>8cm</text:p>
          </table:table-cell>
          <table:table-cell table:style-name="ACE-0x23e4648" office:value-type="string">
            <text:p>via Junction box 1</text:p>
          </table:table-cell>
          <table:table-cell table:number-columns-repeated="247" table:style-name="ACE-0x23e4528"/>
        </table:table-row>
        <table:table-row table:style-name="AROW-3">
          <table:table-cell table:number-rows-spanned="2" table:style-name="ACE-0x23e4888" office:value-type="string">
            <text:p>28E 50N</text:p>
          </table:table-cell>
          <table:table-cell table:style-name="ACE-0x23e4648" office:value-type="string">
            <text:p>Soil moisture/temp</text:p>
          </table:table-cell>
          <table:table-cell table:style-name="ACE-0x23e4648" office:value-type="string">
            <text:p>Decagon EC-TM</text:p>
          </table:table-cell>
          <table:table-cell table:style-name="ACE-0x23e4648" office:value-type="string">
            <text:p>20cm</text:p>
          </table:table-cell>
          <table:table-cell table:style-name="ACE-0x23e4648" office:value-type="string">
            <text:p>Mux2</text:p>
          </table:table-cell>
          <table:table-cell table:style-name="ACE-0x23e4d08" office:value-type="float" office:value="6">
            <text:p>6</text:p>
          </table:table-cell>
          <table:table-cell table:style-name="ACE-0x23e4648" office:value-type="string">
            <text:p>4.9m</text:p>
          </table:table-cell>
          <table:table-cell table:style-name="ACE-0x23e4648" office:value-type="string">
            <text:p>8cm</text:p>
          </table:table-cell>
          <table:table-cell table:style-name="ACE-0x23e4648" office:value-type="string">
            <text:p>via Junction box 1</text:p>
          </table:table-cell>
          <table:table-cell table:number-columns-repeated="247" table:style-name="ACE-0x23e4528"/>
        </table:table-row>
        <table:table-row table:style-name="AROW-3">
          <table:covered-table-cell/>
          <table:table-cell table:style-name="ACE-0x23e4648" office:value-type="string">
            <text:p>Soil moisture/temp</text:p>
          </table:table-cell>
          <table:table-cell table:style-name="ACE-0x23e4648" office:value-type="string">
            <text:p>Decagon EC-TM</text:p>
          </table:table-cell>
          <table:table-cell table:style-name="ACE-0x23e4648" office:value-type="string">
            <text:p>60cm</text:p>
          </table:table-cell>
          <table:table-cell table:style-name="ACE-0x23e4648" office:value-type="string">
            <text:p>Mux2</text:p>
          </table:table-cell>
          <table:table-cell table:style-name="ACE-0x23e4d08" office:value-type="float" office:value="7">
            <text:p>7</text:p>
          </table:table-cell>
          <table:table-cell table:style-name="ACE-0x23e4648" office:value-type="string">
            <text:p>4.9m</text:p>
          </table:table-cell>
          <table:table-cell table:style-name="ACE-0x23e4648" office:value-type="string">
            <text:p>8cm</text:p>
          </table:table-cell>
          <table:table-cell table:style-name="ACE-0x23e4648" office:value-type="string">
            <text:p>via Junction box 1</text:p>
          </table:table-cell>
          <table:table-cell table:number-columns-repeated="247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3">
          <table:table-cell table:style-name="ACE-0x23e4768" office:value-type="string">
            <text:p>Profile 5</text:p>
          </table:table-cell>
          <table:table-cell table:style-name="ACE-0x23e4648" office:value-type="string">
            <text:p>Soil moisture/temp</text:p>
          </table:table-cell>
          <table:table-cell table:style-name="ACE-0x23e4648" office:value-type="string">
            <text:p>Campbell CS-616 &amp; 107</text:p>
          </table:table-cell>
          <table:table-cell table:style-name="ACE-0x23e4648" office:value-type="string">
            <text:p>5cm</text:p>
          </table:table-cell>
          <table:table-cell table:style-name="ACE-0x23e4648" office:value-type="string">
            <text:p>Mux3</text:p>
          </table:table-cell>
          <table:table-cell table:style-name="ACE-0x23e4d08" office:value-type="string">
            <text:p>1&amp;4</text:p>
          </table:table-cell>
          <table:table-cell table:style-name="ACE-0x23e4648" office:value-type="string">
            <text:p>25m, 8.25+</text:p>
          </table:table-cell>
          <table:table-cell table:style-name="ACE-0x23e4648" office:value-type="string">
            <text:p>8cm</text:p>
          </table:table-cell>
          <table:table-cell table:style-name="ACE-0x23e4648" office:value-type="string">
            <text:p>via Junction box 3</text:p>
          </table:table-cell>
          <table:table-cell table:number-columns-repeated="247" table:style-name="ACE-0x23e4528"/>
        </table:table-row>
        <table:table-row table:style-name="AROW-0">
          <table:table-cell table:number-rows-spanned="2" table:style-name="ACE-0x23e4888" office:value-type="string">
            <text:p>44E 13N</text:p>
          </table:table-cell>
          <table:table-cell table:style-name="ACE-0x23e4648" office:value-type="string">
            <text:p>Soil moisture/temp</text:p>
          </table:table-cell>
          <table:table-cell table:style-name="ACE-0x23e4648" office:value-type="string">
            <text:p>Campbell CS-616 &amp; 107</text:p>
          </table:table-cell>
          <table:table-cell table:style-name="ACE-0x23e4648" office:value-type="string">
            <text:p>20cm</text:p>
          </table:table-cell>
          <table:table-cell table:style-name="ACE-0x23e4648" office:value-type="string">
            <text:p>Mux3</text:p>
          </table:table-cell>
          <table:table-cell table:style-name="ACE-0x23e4d08" office:value-type="string">
            <text:p>1&amp;4</text:p>
          </table:table-cell>
          <table:table-cell table:style-name="ACE-0x23e4648" office:value-type="string">
            <text:p>25m, 8.25+</text:p>
          </table:table-cell>
          <table:table-cell table:style-name="ACE-0x23e4648" office:value-type="string">
            <text:p>8cm</text:p>
          </table:table-cell>
          <table:table-cell table:style-name="ACE-0x23e4648" office:value-type="string">
            <text:p>via Junction box 3</text:p>
          </table:table-cell>
          <table:table-cell table:number-columns-repeated="247" table:style-name="ACE-0x23e4528"/>
        </table:table-row>
        <table:table-row table:style-name="AROW-0">
          <table:covered-table-cell/>
          <table:table-cell table:style-name="ACE-0x23e4648" office:value-type="string">
            <text:p>Soil moisture/temp</text:p>
          </table:table-cell>
          <table:table-cell table:style-name="ACE-0x23e4648" office:value-type="string">
            <text:p>Campbell CS-616 &amp; 107</text:p>
          </table:table-cell>
          <table:table-cell table:style-name="ACE-0x23e4648" office:value-type="string">
            <text:p>60cm</text:p>
          </table:table-cell>
          <table:table-cell table:style-name="ACE-0x23e4648" office:value-type="string">
            <text:p>Mux3</text:p>
          </table:table-cell>
          <table:table-cell table:style-name="ACE-0x23e4d08" office:value-type="string">
            <text:p>2&amp;5</text:p>
          </table:table-cell>
          <table:table-cell table:style-name="ACE-0x23e4648" office:value-type="string">
            <text:p>25m, 25m</text:p>
          </table:table-cell>
          <table:table-cell table:style-name="ACE-0x23e4648" office:value-type="string">
            <text:p>8cm</text:p>
          </table:table-cell>
          <table:table-cell table:style-name="ACE-0x23e4648"/>
          <table:table-cell table:number-columns-repeated="247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style-name="ACE-0x23e4768" office:value-type="string">
            <text:p>Profile 7</text:p>
          </table:table-cell>
          <table:table-cell table:style-name="ACE-0x23e4648" office:value-type="string">
            <text:p>Soil moisture/temp</text:p>
          </table:table-cell>
          <table:table-cell table:style-name="ACE-0x23e4648" office:value-type="string">
            <text:p>Campbell CS-616 &amp; 107</text:p>
          </table:table-cell>
          <table:table-cell table:style-name="ACE-0x23e4648" office:value-type="string">
            <text:p>5cm</text:p>
          </table:table-cell>
          <table:table-cell table:style-name="ACE-0x23e4648" office:value-type="string">
            <text:p>Mux3</text:p>
          </table:table-cell>
          <table:table-cell table:style-name="ACE-0x23e4d08" office:value-type="string">
            <text:p>2&amp;5</text:p>
          </table:table-cell>
          <table:table-cell table:style-name="ACE-0x23e4648" office:value-type="string">
            <text:p>8.25m, 8.25m</text:p>
          </table:table-cell>
          <table:table-cell table:style-name="ACE-0x23e4648" office:value-type="string">
            <text:p>4cm</text:p>
          </table:table-cell>
          <table:table-cell table:style-name="ACE-0x23e4648"/>
          <table:table-cell table:number-columns-repeated="247" table:style-name="ACE-0x23e4528"/>
        </table:table-row>
        <table:table-row table:style-name="AROW-0">
          <table:table-cell table:number-rows-spanned="2" table:style-name="ACE-0x23e4888" office:value-type="string">
            <text:p>55E 25 N</text:p>
          </table:table-cell>
          <table:table-cell table:style-name="ACE-0x23e4648" office:value-type="string">
            <text:p>Soil moisture/temp</text:p>
          </table:table-cell>
          <table:table-cell table:style-name="ACE-0x23e4648" office:value-type="string">
            <text:p>Campbell CS-616 &amp; 107</text:p>
          </table:table-cell>
          <table:table-cell table:style-name="ACE-0x23e4648" office:value-type="string">
            <text:p>20cm</text:p>
          </table:table-cell>
          <table:table-cell table:style-name="ACE-0x23e4648" office:value-type="string">
            <text:p>Mux3</text:p>
          </table:table-cell>
          <table:table-cell table:style-name="ACE-0x23e4d08" office:value-type="string">
            <text:p>3&amp;6</text:p>
          </table:table-cell>
          <table:table-cell table:style-name="ACE-0x23e4648" office:value-type="string">
            <text:p>8.25m, 8.25m</text:p>
          </table:table-cell>
          <table:table-cell table:style-name="ACE-0x23e4648" office:value-type="string">
            <text:p>4cm</text:p>
          </table:table-cell>
          <table:table-cell table:style-name="ACE-0x23e4648"/>
          <table:table-cell table:number-columns-repeated="247" table:style-name="ACE-0x23e4528"/>
        </table:table-row>
        <table:table-row table:style-name="AROW-0">
          <table:covered-table-cell/>
          <table:table-cell table:style-name="ACE-0x23e4648" office:value-type="string">
            <text:p>Soil moisture/temp</text:p>
          </table:table-cell>
          <table:table-cell table:style-name="ACE-0x23e4648" office:value-type="string">
            <text:p>Campbell CS-616 &amp; 107</text:p>
          </table:table-cell>
          <table:table-cell table:style-name="ACE-0x23e4648" office:value-type="string">
            <text:p>60cm</text:p>
          </table:table-cell>
          <table:table-cell table:style-name="ACE-0x23e4648" office:value-type="string">
            <text:p>Mux3</text:p>
          </table:table-cell>
          <table:table-cell table:style-name="ACE-0x23e4d08" office:value-type="string">
            <text:p>3&amp;6</text:p>
          </table:table-cell>
          <table:table-cell table:style-name="ACE-0x23e4648" office:value-type="string">
            <text:p>8.25m, 8.25m</text:p>
          </table:table-cell>
          <table:table-cell table:style-name="ACE-0x23e4648" office:value-type="string">
            <text:p>4cm</text:p>
          </table:table-cell>
          <table:table-cell table:style-name="ACE-0x23e4648"/>
          <table:table-cell table:number-columns-repeated="247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style-name="ACE-0x23e4408"/>
          <table:table-cell table:number-columns-repeated="2" table:style-name="ACE-0x23e4528"/>
          <table:table-cell table:style-name="ACE-0x23e4408"/>
          <table:table-cell table:number-columns-repeated="252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3" table:style-name="ACE-0x23e4528"/>
          <table:table-cell table:style-name="ACE-0x23e5068"/>
          <table:table-cell table:number-columns-repeated="252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3" table:style-name="ACE-0x23e4528"/>
          <table:table-cell table:style-name="ACE-0x23e5068"/>
          <table:table-cell table:number-columns-repeated="252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3" table:style-name="ACE-0x23e4528"/>
          <table:table-cell table:style-name="ACE-0x23e5068"/>
          <table:table-cell table:number-columns-repeated="252" table:style-name="ACE-0x23e4528"/>
        </table:table-row>
        <table:table-row table:style-name="AROW-0">
          <table:table-cell table:number-columns-repeated="3" table:style-name="ACE-0x23e4528"/>
          <table:table-cell table:style-name="ACE-0x23e5068"/>
          <table:table-cell table:number-columns-repeated="252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3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5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256" table:style-name="ACE-0x23e4528"/>
        </table:table-row>
        <table:table-row table:style-name="AROW-0">
          <table:table-cell table:number-columns-repeated="64" table:style-name="ACE-0x23e4528"/>
          <table:table-cell table:number-columns-repeated="192" table:style-name="ACE-0x23e4528"/>
        </table:table-row>
        <table:table-row table:style-name="AROW-0" table:number-rows-repeated="110">
          <table:table-cell table:number-columns-repeated="64" table:style-name="ACE-0x23e4528"/>
          <table:table-cell table:number-columns-repeated="192" table:style-name="ACE-0x23e4528"/>
        </table:table-row>
        <table:table-row table:style-name="AROW-0">
          <table:table-cell table:number-columns-repeated="64" table:style-name="ACE-0x23e4528"/>
          <table:table-cell table:number-columns-repeated="192" table:style-name="ACE-0x23e4528"/>
        </table:table-row>
        <table:table-row table:style-name="AROW-0" table:number-rows-repeated="65279">
          <table:table-cell table:number-columns-repeated="64" table:style-name="ACE-0x23e4528"/>
          <table:table-cell table:number-columns-repeated="192" table:style-name="ACE-0x23e4528"/>
        </table:table-row>
      </table:table>
      <table:table table:name="Met1 CR23x" table:style-name="ta-v-lr">
        <table:table-column table:default-cell-style-name="ACE-0x23e5728" table:style-name="ACOL-49"/>
        <table:table-column table:default-cell-style-name="ACE-0x23e5728" table:style-name="ACOL-50"/>
        <table:table-column table:default-cell-style-name="ACE-0x23e5728" table:style-name="ACOL-51"/>
        <table:table-column table:default-cell-style-name="ACE-0x23e5728" table:style-name="ACOL-52"/>
        <table:table-column table:default-cell-style-name="ACE-0x23e5728" table:style-name="ACOL-53"/>
        <table:table-column table:default-cell-style-name="ACE-0x23e5728" table:style-name="ACOL-54"/>
        <table:table-column table:default-cell-style-name="ACE-0x23e5728" table:style-name="ACOL-55"/>
        <table:table-column table:default-cell-style-name="ACE-0x23e5728" table:style-name="ACOL-56"/>
        <table:table-column table:default-cell-style-name="ACE-0x23e5728" table:style-name="ACOL-57"/>
        <table:table-column table:default-cell-style-name="ACE-0x23e5728" table:style-name="ACOL-58"/>
        <table:table-column table:default-cell-style-name="ACE-0x23e5728" table:style-name="ACOL-59"/>
        <table:table-column table:default-cell-style-name="ACE-0x23e5728" table:style-name="ACOL-36"/>
        <table:table-column table:default-cell-style-name="ACE-0x23e5728" table:style-name="ACOL-60"/>
        <table:table-column table:default-cell-style-name="ACE-0x23e5728" table:style-name="ACOL-0" table:number-columns-repeated="243"/>
        <table:table-row table:style-name="AROW-0">
          <table:table-cell table:number-columns-repeated="256" table:style-name="ACE-0x23e5728"/>
        </table:table-row>
        <table:table-row table:style-name="AROW-0" table:number-rows-repeated="2">
          <table:table-cell table:number-columns-repeated="256" table:style-name="ACE-0x23e5728"/>
        </table:table-row>
        <table:table-row table:style-name="AROW-0">
          <table:table-cell table:style-name="ACE-0x23e5848" office:value-type="string">
            <text:p>Datalogger</text:p>
          </table:table-cell>
          <table:table-cell table:style-name="ACE-0x23e5848" office:value-type="string">
            <text:p>Model</text:p>
          </table:table-cell>
          <table:table-cell table:style-name="ACE-0x23e5848" office:value-type="string">
            <text:p>ser num</text:p>
          </table:table-cell>
          <table:table-cell table:style-name="ACE-0x23e5848" office:value-type="string">
            <text:p>Mounting hardware</text:p>
          </table:table-cell>
          <table:table-cell table:style-name="ACE-0x23e5728"/>
          <table:table-cell table:style-name="ACE-0x23e5848" office:value-type="string">
            <text:p>Notes</text:p>
          </table:table-cell>
          <table:table-cell table:number-columns-repeated="250" table:style-name="ACE-0x23e5728"/>
        </table:table-row>
        <table:table-row table:style-name="AROW-3">
          <table:table-cell table:style-name="ACE-0x23e5728" office:value-type="string">
            <text:p>Met 1</text:p>
          </table:table-cell>
          <table:table-cell table:style-name="ACE-0x23e5728" office:value-type="string">
            <text:p>Campbell CR23x</text:p>
          </table:table-cell>
          <table:table-cell table:style-name="ACE-0x23e5728" office:value-type="string">
            <text:p>5379 (inventory #276793)</text:p>
          </table:table-cell>
          <table:table-cell table:style-name="ACE-0x23e5728" office:value-type="string">
            <text:p>Enclosure, base of Met tower</text:p>
          </table:table-cell>
          <table:table-cell table:number-columns-repeated="252" table:style-name="ACE-0x23e5728"/>
        </table:table-row>
        <table:table-row table:style-name="AROW-0">
          <table:table-cell table:number-columns-repeated="256" table:style-name="ACE-0x23e5728"/>
        </table:table-row>
        <text:soft-page-break/>
        <table:table-row table:style-name="AROW-0">
          <table:table-cell table:style-name="ACE-0x23e5848" office:value-type="string">
            <text:p>Sensor</text:p>
          </table:table-cell>
          <table:table-cell table:style-name="ACE-0x23e5848" office:value-type="string">
            <text:p>Model</text:p>
          </table:table-cell>
          <table:table-cell table:style-name="ACE-0x23e5848" office:value-type="string">
            <text:p>ser num</text:p>
          </table:table-cell>
          <table:table-cell table:style-name="ACE-0x23e5848" office:value-type="string">
            <text:p>Mounting hardware</text:p>
          </table:table-cell>
          <table:table-cell table:style-name="ACE-0x23e5848" office:value-type="string">
            <text:p>Mounting height/location</text:p>
          </table:table-cell>
          <table:table-cell table:style-name="ACE-0x23e5848" office:value-type="string">
            <text:p>Wired to</text:p>
          </table:table-cell>
          <table:table-cell table:style-name="ACE-0x23e5848" office:value-type="string">
            <text:p>Lead length</text:p>
          </table:table-cell>
          <table:table-cell table:style-name="ACE-0x23e5848" office:value-type="string">
            <text:p>Calibration 1</text:p>
          </table:table-cell>
          <table:table-cell table:style-name="ACE-0x23e5848" office:value-type="string">
            <text:p>Calibration 2</text:p>
          </table:table-cell>
          <table:table-cell table:style-name="ACE-0x23e5848" office:value-type="string">
            <text:p>Calibration 3</text:p>
          </table:table-cell>
          <table:table-cell table:style-name="ACE-0x23e5848" office:value-type="string">
            <text:p>Calibration 4</text:p>
          </table:table-cell>
          <table:table-cell table:style-name="ACE-0x23e5848" office:value-type="string">
            <text:p>Current draw</text:p>
          </table:table-cell>
          <table:table-cell table:style-name="ACE-0x23e5848" office:value-type="string">
            <text:p>Notes</text:p>
          </table:table-cell>
          <table:table-cell table:number-columns-repeated="243" table:style-name="ACE-0x23e5728"/>
        </table:table-row>
        <table:table-row table:style-name="AROW-0">
          <table:table-cell table:style-name="ACE-0x23e5728" office:value-type="string">
            <text:p>Temp/Humid</text:p>
          </table:table-cell>
          <table:table-cell table:style-name="ACE-0x23e5728" office:value-type="string">
            <text:p>Vaisala HMP45AC</text:p>
          </table:table-cell>
          <table:table-cell table:style-name="ACE-0x2464768" office:value-type="string">
            <text:p>z1050105</text:p>
          </table:table-cell>
          <table:table-cell table:style-name="ACE-0x23e5728" office:value-type="string">
            <text:p>RM Young beehive/mast</text:p>
          </table:table-cell>
          <table:table-cell table:style-name="ACE-0x23e5728" office:value-type="string">
            <text:p>2m</text:p>
          </table:table-cell>
          <table:table-cell table:style-name="ACE-0x23e5728" office:value-type="string">
            <text:p>Met1 CR23x</text:p>
          </table:table-cell>
          <table:table-cell table:style-name="ACE-0x23e5728" office:value-type="string">
            <text:p>2m</text:p>
          </table:table-cell>
          <table:table-cell table:number-columns-repeated="249" table:style-name="ACE-0x23e5728"/>
        </table:table-row>
        <table:table-row table:style-name="AROW-0">
          <table:table-cell table:style-name="ACE-0x23e5728" office:value-type="string">
            <text:p>Wind</text:p>
          </table:table-cell>
          <table:table-cell table:style-name="ACE-0x23e5728" office:value-type="string">
            <text:p>Met One C034B</text:p>
          </table:table-cell>
          <table:table-cell table:style-name="ACE-0x2464768" office:value-type="string">
            <text:p>D2954</text:p>
          </table:table-cell>
          <table:table-cell table:style-name="ACE-0x23e5728" office:value-type="string">
            <text:p>nurail on boom</text:p>
          </table:table-cell>
          <table:table-cell table:style-name="ACE-0x23e5728" office:value-type="string">
            <text:p>3.6m</text:p>
          </table:table-cell>
          <table:table-cell table:style-name="ACE-0x23e5728" office:value-type="string">
            <text:p>Met1 CR23x</text:p>
          </table:table-cell>
          <table:table-cell table:style-name="ACE-0x23e5728" office:value-type="string">
            <text:p>3.6m</text:p>
          </table:table-cell>
          <table:table-cell table:number-columns-repeated="249" table:style-name="ACE-0x23e5728"/>
        </table:table-row>
        <table:table-row table:style-name="AROW-0">
          <table:table-cell table:style-name="ACE-0x23e5728" office:value-type="string">
            <text:p>Precip</text:p>
          </table:table-cell>
          <table:table-cell table:style-name="ACE-0x23e5728" office:value-type="string">
            <text:p>Texas Electronics TR525I</text:p>
          </table:table-cell>
          <table:table-cell table:style-name="ACE-0x2464768" office:value-type="string">
            <text:p>41503-609</text:p>
          </table:table-cell>
          <table:table-cell table:style-name="ACE-0x23e5728" office:value-type="string">
            <text:p>hoseclamped/vert boom</text:p>
          </table:table-cell>
          <table:table-cell table:style-name="ACE-0x23e5728" office:value-type="string">
            <text:p>3.6m</text:p>
          </table:table-cell>
          <table:table-cell table:style-name="ACE-0x23e5728" office:value-type="string">
            <text:p>Met1 CR23x</text:p>
          </table:table-cell>
          <table:table-cell table:style-name="ACE-0x23e5728" office:value-type="string">
            <text:p>4.9m</text:p>
          </table:table-cell>
          <table:table-cell table:number-columns-repeated="249" table:style-name="ACE-0x23e5728"/>
        </table:table-row>
        <table:table-row table:style-name="AROW-0">
          <table:table-cell table:style-name="ACE-0x23e5728" office:value-type="string">
            <text:p>PAR up</text:p>
          </table:table-cell>
          <table:table-cell table:style-name="ACE-0x23e5728" office:value-type="string">
            <text:p>Li-Cor Quantum 190</text:p>
          </table:table-cell>
          <table:table-cell table:style-name="ACE-0x2464768" office:value-type="string">
            <text:p>Q27246</text:p>
          </table:table-cell>
          <table:table-cell table:style-name="ACE-0x23e5728" office:value-type="string">
            <text:p>CM225</text:p>
          </table:table-cell>
          <table:table-cell table:style-name="ACE-0x23e5728" office:value-type="string">
            <text:p>3.5m</text:p>
          </table:table-cell>
          <table:table-cell table:style-name="ACE-0x23e5728" office:value-type="string">
            <text:p>Met1 CR23x</text:p>
          </table:table-cell>
          <table:table-cell table:style-name="ACE-0x23e5728"/>
          <table:table-cell table:style-name="ACE-0x23e5728" office:value-type="string">
            <text:p>mult: -146.84</text:p>
          </table:table-cell>
          <table:table-cell table:style-name="ACE-0x23e5728" office:value-type="string">
            <text:p>tcoff: .0036</text:p>
          </table:table-cell>
          <table:table-cell table:number-columns-repeated="3" table:style-name="ACE-0x23e5728"/>
          <table:table-cell table:style-name="ACE-0x23e5728" office:value-type="string">
            <text:p>Has 604 ohm millivolt adapter</text:p>
          </table:table-cell>
          <table:table-cell table:number-columns-repeated="243" table:style-name="ACE-0x23e5728"/>
        </table:table-row>
        <table:table-row table:style-name="AROW-0">
          <table:table-cell table:style-name="ACE-0x23e5728" office:value-type="string">
            <text:p>PAR down</text:p>
          </table:table-cell>
          <table:table-cell table:style-name="ACE-0x23e5728" office:value-type="string">
            <text:p>Li-Cor Quantum 190</text:p>
          </table:table-cell>
          <table:table-cell table:style-name="ACE-0x2464768" office:value-type="string">
            <text:p>Q33398</text:p>
          </table:table-cell>
          <table:table-cell table:style-name="ACE-0x23e5728" office:value-type="string">
            <text:p>CM225</text:p>
          </table:table-cell>
          <table:table-cell table:style-name="ACE-0x23e5728" office:value-type="string">
            <text:p>3.5m</text:p>
          </table:table-cell>
          <table:table-cell table:style-name="ACE-0x23e5728" office:value-type="string">
            <text:p>Met1 CR23x</text:p>
          </table:table-cell>
          <table:table-cell table:style-name="ACE-0x23e5728"/>
          <table:table-cell table:style-name="ACE-0x23e5728" office:value-type="string">
            <text:p>mult: -158.23</text:p>
          </table:table-cell>
          <table:table-cell table:style-name="ACE-0x23e5728" office:value-type="string">
            <text:p>tcoff: .0036</text:p>
          </table:table-cell>
          <table:table-cell table:number-columns-repeated="3" table:style-name="ACE-0x23e5728"/>
          <table:table-cell table:style-name="ACE-0x23e5728" office:value-type="string">
            <text:p>Has 560 ohm resistor</text:p>
          </table:table-cell>
          <table:table-cell table:number-columns-repeated="243" table:style-name="ACE-0x23e5728"/>
        </table:table-row>
        <table:table-row table:style-name="AROW-0">
          <table:table-cell table:style-name="ACE-0x23e5728" office:value-type="string">
            <text:p>IR radiometer - snowpack</text:p>
          </table:table-cell>
          <table:table-cell table:style-name="ACE-0x23e5728" office:value-type="string">
            <text:p>Apogee SI-111</text:p>
          </table:table-cell>
          <table:table-cell table:style-name="ACE-0x2464768" office:value-type="float" office:value="2363">
            <text:p>2363</text:p>
          </table:table-cell>
          <table:table-cell table:style-name="ACE-0x23e5728" office:value-type="string">
            <text:p>CM230</text:p>
          </table:table-cell>
          <table:table-cell table:style-name="ACE-0x23e5728" office:value-type="string">
            <text:p>3.5m</text:p>
          </table:table-cell>
          <table:table-cell table:style-name="ACE-0x23e5728" office:value-type="string">
            <text:p>Met1 CR23x</text:p>
          </table:table-cell>
          <table:table-cell table:style-name="ACE-0x23e5728"/>
          <table:table-cell table:style-name="ACE-0x23e5728" office:value-type="string">
            <text:p>C2 m: 0.53303, b: 0.39440</text:p>
          </table:table-cell>
          <table:table-cell table:style-name="ACE-0x23e5728" office:value-type="string">
            <text:p>C1 m: 76.35606, b: -9.88480</text:p>
          </table:table-cell>
          <table:table-cell table:style-name="ACE-0x23e5728" office:value-type="string">
            <text:p>C0 m: 13419.73420, b: -72.61263</text:p>
          </table:table-cell>
          <table:table-cell table:number-columns-repeated="2" table:style-name="ACE-0x23e5728"/>
          <table:table-cell table:style-name="ACE-0x23e5728" office:value-type="string">
            <text:p>Calibration coefficients are saved in my drawer</text:p>
          </table:table-cell>
          <table:table-cell table:number-columns-repeated="243" table:style-name="ACE-0x23e5728"/>
        </table:table-row>
        <table:table-row table:style-name="AROW-0">
          <table:table-cell table:style-name="ACE-0x23e5728" office:value-type="string">
            <text:p>Net radiation</text:p>
          </table:table-cell>
          <table:table-cell table:style-name="ACE-0x23e5728" office:value-type="string">
            <text:p>REBS Q_7.1</text:p>
          </table:table-cell>
          <table:table-cell table:style-name="ACE-0x2464768" office:value-type="string">
            <text:p>Q03108</text:p>
          </table:table-cell>
          <table:table-cell table:style-name="ACE-0x23e5728" office:value-type="string">
            <text:p>custom</text:p>
          </table:table-cell>
          <table:table-cell table:style-name="ACE-0x23e5728" office:value-type="string">
            <text:p>3.5m</text:p>
          </table:table-cell>
          <table:table-cell table:style-name="ACE-0x23e5728" office:value-type="string">
            <text:p>Met1 CR23x</text:p>
          </table:table-cell>
          <table:table-cell table:style-name="ACE-0x23e5728"/>
          <table:table-cell table:style-name="ACE-0x23e5728" office:value-type="string">
            <text:p>pos: 8.65</text:p>
          </table:table-cell>
          <table:table-cell table:style-name="ACE-0x23e5728" office:value-type="string">
            <text:p>neg: 10.54</text:p>
          </table:table-cell>
          <table:table-cell table:number-columns-repeated="247" table:style-name="ACE-0x23e5728"/>
        </table:table-row>
        <table:table-row table:style-name="AROW-0">
          <table:table-cell table:style-name="ACE-0x23e5728" office:value-type="string">
            <text:p>Ultrasonic depth</text:p>
          </table:table-cell>
          <table:table-cell table:style-name="ACE-0x23e5728" office:value-type="string">
            <text:p>Judd</text:p>
          </table:table-cell>
          <table:table-cell table:style-name="ACE-0x2464768" office:value-type="float" office:value="2325">
            <text:p>2325</text:p>
          </table:table-cell>
          <table:table-cell table:style-name="ACE-0x23e5728" office:value-type="string">
            <text:p>CM220</text:p>
          </table:table-cell>
          <table:table-cell table:style-name="ACE-0x23e5728" office:value-type="string">
            <text:p>3.5m</text:p>
          </table:table-cell>
          <table:table-cell table:style-name="ACE-0x23e5728" office:value-type="string">
            <text:p>Met1 CR23x</text:p>
          </table:table-cell>
          <table:table-cell table:style-name="ACE-0x23e5728"/>
          <table:table-cell table:style-name="ACE-0x23e5728" office:value-type="string">
            <text:p>output: 2.5v</text:p>
          </table:table-cell>
          <table:table-cell table:number-columns-repeated="248" table:style-name="ACE-0x23e5728"/>
        </table:table-row>
        <table:table-row table:style-name="AROW-0">
          <table:table-cell table:style-name="ACE-0x23e5728" office:value-type="string">
            <text:p>Atmospheric pressure</text:p>
          </table:table-cell>
          <table:table-cell table:style-name="ACE-0x23e5728" office:value-type="string">
            <text:p>Setra 278</text:p>
          </table:table-cell>
          <table:table-cell table:style-name="ACE-0x2464768" office:value-type="float" office:value="3746248">
            <text:p>3746248</text:p>
          </table:table-cell>
          <table:table-cell table:style-name="ACE-0x23e5728" office:value-type="string">
            <text:p>velcro in enclosure 1</text:p>
          </table:table-cell>
          <table:table-cell table:style-name="ACE-0x23e5728" office:value-type="string">
            <text:p>1.5m</text:p>
          </table:table-cell>
          <table:table-cell table:style-name="ACE-0x23e5728" office:value-type="string">
            <text:p>Met1 CR23x</text:p>
          </table:table-cell>
          <table:table-cell table:style-name="ACE-0x23e5728" office:value-type="string">
            <text:p>35cm</text:p>
          </table:table-cell>
          <table:table-cell table:number-columns-repeated="249" table:style-name="ACE-0x23e5728"/>
        </table:table-row>
        <table:table-row table:style-name="AROW-0">
          <table:table-cell table:number-columns-repeated="256" table:style-name="ACE-0x23e5728"/>
        </table:table-row>
        <table:table-row table:style-name="AROW-0">
          <table:table-cell table:number-columns-repeated="256" table:style-name="ACE-0x23e5728"/>
        </table:table-row>
        <table:table-row table:style-name="AROW-0">
          <table:table-cell table:number-columns-repeated="256" table:style-name="ACE-0x23e5728"/>
        </table:table-row>
        <table:table-row table:style-name="AROW-0">
          <table:table-cell table:style-name="ACE-0x23e5968" office:value-type="string">
            <text:p>SE/DIFF terminals</text:p>
          </table:table-cell>
          <table:table-cell table:style-name="ACE-0x23e5848" office:value-type="string">
            <text:p>Instrument</text:p>
          </table:table-cell>
          <table:table-cell table:style-name="ACE-0x23e5848" office:value-type="string">
            <text:p>Wire</text:p>
          </table:table-cell>
          <table:table-cell table:style-name="ACE-0x23e5968" office:value-type="string">
            <text:p>EX terminals</text:p>
          </table:table-cell>
          <table:table-cell table:style-name="ACE-0x23e5848" office:value-type="string">
            <text:p>Instrument</text:p>
          </table:table-cell>
          <table:table-cell table:style-name="ACE-0x23e5848" office:value-type="string">
            <text:p>Wire</text:p>
          </table:table-cell>
          <table:table-cell table:number-columns-repeated="250" table:style-name="ACE-0x23e5728"/>
        </table:table-row>
        <table:table-row table:style-name="AROW-0">
          <table:table-cell table:style-name="ACE-0x23e5a88" office:value-type="string">
            <text:p>Rank 1</text:p>
          </table:table-cell>
          <table:table-cell table:number-columns-repeated="2" table:style-name="ACE-0x2464408"/>
          <table:table-cell table:style-name="ACE-0x23e5ba8" office:value-type="string">
            <text:p>gnd</text:p>
          </table:table-cell>
          <table:table-cell table:style-name="ACE-0x2464d08" office:value-type="string">
            <text:p>Met One windset</text:p>
          </table:table-cell>
          <table:table-cell table:style-name="ACE-0x2464648" office:value-type="string">
            <text:p>Clear - Wind direction shield</text:p>
          </table:table-cell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SE1/1H</text:p>
          </table:table-cell>
          <table:table-cell table:style-name="ACE-0x2464528" office:value-type="string">
            <text:p>Vaisala T/H sensor</text:p>
          </table:table-cell>
          <table:table-cell table:style-name="ACE-0x2464888" office:value-type="string">
            <text:p>Yellow - T signal</text:p>
          </table:table-cell>
          <table:table-cell table:style-name="ACE-0x23e5ba8" office:value-type="string">
            <text:p>EX1</text:p>
          </table:table-cell>
          <table:table-cell table:style-name="ACE-0x2464648" office:value-type="string">
            <text:p>Met One windset</text:p>
          </table:table-cell>
          <table:table-cell table:style-name="ACE-0x2464648" office:value-type="string">
            <text:p>Blue - Wind direction excit.</text:p>
          </table:table-cell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SE2/1L</text:p>
          </table:table-cell>
          <table:table-cell table:style-name="ACE-0x2464648" office:value-type="string">
            <text:p>Vaisala T/H sensor</text:p>
          </table:table-cell>
          <table:table-cell table:style-name="ACE-0x24649a8" office:value-type="string">
            <text:p>Blue - H signal</text:p>
          </table:table-cell>
          <table:table-cell table:style-name="ACE-0x23e5ba8" office:value-type="string">
            <text:p>EX2</text:p>
          </table:table-cell>
          <table:table-cell table:style-name="ACE-0x2464648" office:value-type="string">
            <text:p>IR radiometer (Met - 2363)</text:p>
          </table:table-cell>
          <table:table-cell table:style-name="ACE-0x2464648" office:value-type="string">
            <text:p>White - excitation</text:p>
          </table:table-cell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gnd</text:p>
          </table:table-cell>
          <table:table-cell table:style-name="ACE-0x2464648" office:value-type="string">
            <text:p>Vaisala T/H sensor</text:p>
          </table:table-cell>
          <table:table-cell table:style-name="ACE-0x24649a8" office:value-type="string">
            <text:p>White, black, clear - sig ref, gnds</text:p>
          </table:table-cell>
          <table:table-cell table:style-name="ACE-0x23e5ba8" office:value-type="string">
            <text:p>gnd</text:p>
          </table:table-cell>
          <table:table-cell table:number-columns-repeated="2" table:style-name="ACE-0x2464648"/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SE3/2H</text:p>
          </table:table-cell>
          <table:table-cell table:style-name="ACE-0x2464648" office:value-type="string">
            <text:p>Met One windset</text:p>
          </table:table-cell>
          <table:table-cell table:style-name="ACE-0x24649a8" office:value-type="string">
            <text:p>Green - Wind direction sig</text:p>
          </table:table-cell>
          <table:table-cell table:style-name="ACE-0x23e5ba8" office:value-type="string">
            <text:p>EX3</text:p>
          </table:table-cell>
          <table:table-cell table:number-columns-repeated="2" table:style-name="ACE-0x2464648"/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SE4/2L</text:p>
          </table:table-cell>
          <table:table-cell table:style-name="ACE-0x2464648"/>
          <table:table-cell table:style-name="ACE-0x24649a8"/>
          <table:table-cell table:style-name="ACE-0x23e5ba8" office:value-type="string">
            <text:p>EX4</text:p>
          </table:table-cell>
          <table:table-cell table:number-columns-repeated="2" table:style-name="ACE-0x2464648"/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gnd</text:p>
          </table:table-cell>
          <table:table-cell table:style-name="ACE-0x2464648" office:value-type="string">
            <text:p>Met One windset</text:p>
          </table:table-cell>
          <table:table-cell table:style-name="ACE-0x24649a8" office:value-type="string">
            <text:p>White - Wind direction ref</text:p>
          </table:table-cell>
          <table:table-cell table:style-name="ACE-0x23e5ba8" office:value-type="string">
            <text:p>gnd</text:p>
          </table:table-cell>
          <table:table-cell table:number-columns-repeated="2" table:style-name="ACE-0x2464648"/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SE5/3H</text:p>
          </table:table-cell>
          <table:table-cell table:style-name="ACE-0x2464648" office:value-type="string">
            <text:p>Setra Pressure</text:p>
          </table:table-cell>
          <table:table-cell table:style-name="ACE-0x24649a8" office:value-type="string">
            <text:p>Blue - SE signal</text:p>
          </table:table-cell>
          <table:table-cell table:style-name="ACE-0x23e5ba8" office:value-type="string">
            <text:p>CAO1</text:p>
          </table:table-cell>
          <table:table-cell table:number-columns-repeated="2" table:style-name="ACE-0x2464648"/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SE6/3L</text:p>
          </table:table-cell>
          <table:table-cell table:style-name="ACE-0x2464648"/>
          <table:table-cell table:style-name="ACE-0x24649a8"/>
          <table:table-cell table:style-name="ACE-0x23e5ba8" office:value-type="string">
            <text:p>CAO2</text:p>
          </table:table-cell>
          <table:table-cell table:number-columns-repeated="2" table:style-name="ACE-0x2464648"/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gnd</text:p>
          </table:table-cell>
          <table:table-cell table:style-name="ACE-0x2464648" office:value-type="string">
            <text:p>Setra Pressure</text:p>
          </table:table-cell>
          <table:table-cell table:style-name="ACE-0x2464648" office:value-type="string">
            <text:p>Yellow, Clear - sig ref, shield</text:p>
          </table:table-cell>
          <table:table-cell table:style-name="ACE-0x2464ac8" office:value-type="string">
            <text:p>gnd</text:p>
          </table:table-cell>
          <table:table-cell table:number-columns-repeated="2" table:style-name="ACE-0x2464648"/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SE7/4H</text:p>
          </table:table-cell>
          <table:table-cell table:style-name="ACE-0x2464648" office:value-type="string">
            <text:p>Judd u-s Depth</text:p>
          </table:table-cell>
          <table:table-cell table:style-name="ACE-0x2464648" office:value-type="string">
            <text:p>White - Diff High</text:p>
          </table:table-cell>
          <table:table-cell table:style-name="ACE-0x2464ac8" office:value-type="string">
            <text:p>P1</text:p>
          </table:table-cell>
          <table:table-cell table:style-name="ACE-0x2464648" office:value-type="string">
            <text:p>Met One windset</text:p>
          </table:table-cell>
          <table:table-cell table:style-name="ACE-0x2464648" office:value-type="string">
            <text:p>Red - Wind speed signal</text:p>
          </table:table-cell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SE8/4L</text:p>
          </table:table-cell>
          <table:table-cell table:style-name="ACE-0x2464648" office:value-type="string">
            <text:p>Judd u-s Depth</text:p>
          </table:table-cell>
          <table:table-cell table:style-name="ACE-0x2464648" office:value-type="string">
            <text:p>Brown - Diff Low</text:p>
          </table:table-cell>
          <table:table-cell table:style-name="ACE-0x2464ac8" office:value-type="string">
            <text:p>gnd</text:p>
          </table:table-cell>
          <table:table-cell table:style-name="ACE-0x2464648" office:value-type="string">
            <text:p>Met One windset</text:p>
          </table:table-cell>
          <table:table-cell table:style-name="ACE-0x2464648" office:value-type="string">
            <text:p>Black - Wind speed ref</text:p>
          </table:table-cell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gnd</text:p>
          </table:table-cell>
          <table:table-cell table:number-columns-repeated="2" table:style-name="ACE-0x2464648"/>
          <table:table-cell table:style-name="ACE-0x2464ac8" office:value-type="string">
            <text:p>P2</text:p>
          </table:table-cell>
          <table:table-cell table:style-name="ACE-0x2464648" office:value-type="string">
            <text:p>Texas Elec. Rain guage</text:p>
          </table:table-cell>
          <table:table-cell table:style-name="ACE-0x2464648" office:value-type="string">
            <text:p>Black - pulse signal</text:p>
          </table:table-cell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SE9/5H</text:p>
          </table:table-cell>
          <table:table-cell table:style-name="ACE-0x2464648" office:value-type="string">
            <text:p>PAR up</text:p>
          </table:table-cell>
          <table:table-cell table:style-name="ACE-0x2464648" office:value-type="string">
            <text:p>Green - pos</text:p>
          </table:table-cell>
          <table:table-cell table:style-name="ACE-0x2464ac8" office:value-type="string">
            <text:p>gnd</text:p>
          </table:table-cell>
          <table:table-cell table:style-name="ACE-0x2464648" office:value-type="string">
            <text:p>Texas Elec. Rain guage</text:p>
          </table:table-cell>
          <table:table-cell table:style-name="ACE-0x2464648" office:value-type="string">
            <text:p>White, Clear - ref, shield</text:p>
          </table:table-cell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SE10/5L</text:p>
          </table:table-cell>
          <table:table-cell table:style-name="ACE-0x2464648" office:value-type="string">
            <text:p>PAR up</text:p>
          </table:table-cell>
          <table:table-cell table:style-name="ACE-0x2464648" office:value-type="string">
            <text:p>Blue - neg</text:p>
          </table:table-cell>
          <table:table-cell table:style-name="ACE-0x2464ac8" office:value-type="string">
            <text:p>P3</text:p>
          </table:table-cell>
          <table:table-cell table:number-columns-repeated="2" table:style-name="ACE-0x2464648"/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gnd</text:p>
          </table:table-cell>
          <table:table-cell table:style-name="ACE-0x2464648"/>
          <table:table-cell table:style-name="ACE-0x2464648" office:value-type="string">
            <text:p>Jumper from 5L</text:p>
          </table:table-cell>
          <table:table-cell table:style-name="ACE-0x2464ac8" office:value-type="string">
            <text:p>gnd</text:p>
          </table:table-cell>
          <table:table-cell table:number-columns-repeated="2" table:style-name="ACE-0x2464648"/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SE11/6H</text:p>
          </table:table-cell>
          <table:table-cell table:style-name="ACE-0x2464648" office:value-type="string">
            <text:p>PAR down</text:p>
          </table:table-cell>
          <table:table-cell table:style-name="ACE-0x2464648" office:value-type="string">
            <text:p>Bare - pos</text:p>
          </table:table-cell>
          <table:table-cell table:style-name="ACE-0x2464ac8" office:value-type="string">
            <text:p>P4</text:p>
          </table:table-cell>
          <table:table-cell table:number-columns-repeated="2" table:style-name="ACE-0x2464648"/>
          <table:table-cell table:number-columns-repeated="250" table:style-name="ACE-0x23e5728"/>
        </table:table-row>
        <table:table-row table:style-name="AROW-5">
          <table:table-cell table:style-name="ACE-0x23e5ba8" office:value-type="string">
            <text:p>SE12/6L</text:p>
          </table:table-cell>
          <table:table-cell table:style-name="ACE-0x2464648" office:value-type="string">
            <text:p>PAR down</text:p>
          </table:table-cell>
          <table:table-cell table:style-name="ACE-0x23e5728" office:value-type="string">
            <text:p>Clear - neg</text:p>
          </table:table-cell>
          <table:table-cell table:style-name="ACE-0x23e5ba8" office:value-type="string">
            <text:p>gnd</text:p>
          </table:table-cell>
          <table:table-cell table:number-columns-repeated="2" table:style-name="ACE-0x2464648"/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gnd</text:p>
          </table:table-cell>
          <table:table-cell table:style-name="ACE-0x2464648"/>
          <table:table-cell table:style-name="ACE-0x2464648" office:value-type="string">
            <text:p>Jumper from 6L</text:p>
          </table:table-cell>
          <table:table-cell table:number-columns-repeated="253" table:style-name="ACE-0x23e5728"/>
        </table:table-row>
        <table:table-row table:style-name="AROW-0">
          <table:table-cell table:number-columns-repeated="3" table:style-name="ACE-0x23e5728"/>
          <table:table-cell table:style-name="ACE-0x2464408"/>
          <table:table-cell table:number-columns-repeated="252" table:style-name="ACE-0x23e5728"/>
        </table:table-row>
        <table:table-row table:style-name="AROW-5">
          <table:table-cell table:style-name="ACE-0x23e5cc8" office:value-type="string">
            <text:p>Rank 2</text:p>
          </table:table-cell>
          <table:table-cell table:number-columns-repeated="2" table:style-name="ACE-0x23e5728"/>
          <table:table-cell table:style-name="ACE-0x23e5cc8" office:value-type="string">
            <text:p>POWER OUT terminals</text:p>
          </table:table-cell>
          <table:table-cell table:number-columns-repeated="252" table:style-name="ACE-0x23e5728"/>
        </table:table-row>
        <table:table-row table:style-name="AROW-0">
          <table:table-cell table:style-name="ACE-0x23e5de8" office:value-type="string">
            <text:p>SE13/7H</text:p>
          </table:table-cell>
          <table:table-cell table:style-name="ACE-0x2464648" office:value-type="string">
            <text:p>Net radiation</text:p>
          </table:table-cell>
          <table:table-cell table:style-name="ACE-0x24649a8" office:value-type="string">
            <text:p>Red - Diff High</text:p>
          </table:table-cell>
          <table:table-cell table:style-name="ACE-0x23e5de8" office:value-type="string">
            <text:p>GND</text:p>
          </table:table-cell>
          <table:table-cell table:style-name="ACE-0x2464648" office:value-type="string">
            <text:p>Ground to A6REL12 relay (2)</text:p>
          </table:table-cell>
          <table:table-cell table:style-name="ACE-0x2464648" office:value-type="string">
            <text:p>Black</text:p>
          </table:table-cell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SE14/7L</text:p>
          </table:table-cell>
          <table:table-cell table:style-name="ACE-0x2464648" office:value-type="string">
            <text:p>Net radiation</text:p>
          </table:table-cell>
          <table:table-cell table:style-name="ACE-0x24649a8" office:value-type="string">
            <text:p>Black - Diff Low</text:p>
          </table:table-cell>
          <table:table-cell table:style-name="ACE-0x23e5ba8" office:value-type="string">
            <text:p>5v</text:p>
          </table:table-cell>
          <table:table-cell table:style-name="ACE-0x2464648" office:value-type="string">
            <text:p>Power to A6REL12 relay (1)</text:p>
          </table:table-cell>
          <table:table-cell table:style-name="ACE-0x2464648" office:value-type="string">
            <text:p>Red</text:p>
          </table:table-cell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gnd</text:p>
          </table:table-cell>
          <table:table-cell table:style-name="ACE-0x2464648" office:value-type="string">
            <text:p>Net radiation</text:p>
          </table:table-cell>
          <table:table-cell table:style-name="ACE-0x24649a8" office:value-type="string">
            <text:p>Clear - Shield, Jumper from 7L</text:p>
          </table:table-cell>
          <table:table-cell table:style-name="ACE-0x23e5ba8" office:value-type="string">
            <text:p>GND</text:p>
          </table:table-cell>
          <table:table-cell table:number-columns-repeated="2" table:style-name="ACE-0x2464648"/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SE15/8H</text:p>
          </table:table-cell>
          <table:table-cell table:style-name="ACE-0x2464648" office:value-type="string">
            <text:p>IR radiometer (Met - 2363)</text:p>
          </table:table-cell>
          <table:table-cell table:style-name="ACE-0x24649a8" office:value-type="string">
            <text:p>Green - signal</text:p>
          </table:table-cell>
          <table:table-cell table:style-name="ACE-0x23e5ba8" office:value-type="string">
            <text:p>SW12</text:p>
          </table:table-cell>
          <table:table-cell table:style-name="ACE-0x2464648" office:value-type="string">
            <text:p>Vaisala T/H sensor</text:p>
          </table:table-cell>
          <table:table-cell table:style-name="ACE-0x2464648"/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SE16/8L</text:p>
          </table:table-cell>
          <table:table-cell table:style-name="ACE-0x23e5728"/>
          <table:table-cell table:style-name="ACE-0x24649a8"/>
          <table:table-cell table:style-name="ACE-0x23e5ba8" office:value-type="string">
            <text:p>GND</text:p>
          </table:table-cell>
          <table:table-cell table:style-name="ACE-0x2464648" office:value-type="string">
            <text:p>Setra Pressure</text:p>
          </table:table-cell>
          <table:table-cell table:style-name="ACE-0x2464648" office:value-type="string">
            <text:p>Black - power ground</text:p>
          </table:table-cell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gnd</text:p>
          </table:table-cell>
          <table:table-cell table:style-name="ACE-0x2464648" office:value-type="string">
            <text:p>IR radiometer (Met - 2363)</text:p>
          </table:table-cell>
          <table:table-cell table:style-name="ACE-0x2464648" office:value-type="string">
            <text:p>Blue - SE signal ref</text:p>
          </table:table-cell>
          <table:table-cell table:style-name="ACE-0x23e5ba8" office:value-type="string">
            <text:p>12v</text:p>
          </table:table-cell>
          <table:table-cell table:style-name="ACE-0x2464648" office:value-type="string">
            <text:p>Power to A6REL12 relay (2)</text:p>
          </table:table-cell>
          <table:table-cell table:style-name="ACE-0x2464648" office:value-type="string">
            <text:p>Red - 12vdc supply</text:p>
          </table:table-cell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SE17/9H</text:p>
          </table:table-cell>
          <table:table-cell table:style-name="ACE-0x2464648" office:value-type="string">
            <text:p>IR radiometer (Met - 2363)</text:p>
          </table:table-cell>
          <table:table-cell table:style-name="ACE-0x2464648" office:value-type="string">
            <text:p>Red - Diff High</text:p>
          </table:table-cell>
          <table:table-cell table:style-name="ACE-0x23e5ba8" office:value-type="string">
            <text:p>12v</text:p>
          </table:table-cell>
          <table:table-cell table:style-name="ACE-0x2464648" office:value-type="string">
            <text:p>Judd u-s Depth, Setra Pressure</text:p>
          </table:table-cell>
          <table:table-cell table:style-name="ACE-0x2464648" office:value-type="string">
            <text:p>Red - 12vdc supply</text:p>
          </table:table-cell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SE18/9L</text:p>
          </table:table-cell>
          <table:table-cell table:style-name="ACE-0x2464648" office:value-type="string">
            <text:p>""</text:p>
          </table:table-cell>
          <table:table-cell table:style-name="ACE-0x2464648" office:value-type="string">
            <text:p>Black - Diff Low</text:p>
          </table:table-cell>
          <table:table-cell table:style-name="ACE-0x2464be8" office:value-type="string">
            <text:p>GND</text:p>
          </table:table-cell>
          <table:table-cell table:style-name="ACE-0x2464648" office:value-type="string">
            <text:p>Judd u-s Depth</text:p>
          </table:table-cell>
          <table:table-cell table:style-name="ACE-0x2464648" office:value-type="string">
            <text:p>Black, Clear - power ground, shield</text:p>
          </table:table-cell>
          <table:table-cell table:number-columns-repeated="250" table:style-name="ACE-0x23e5728"/>
        </table:table-row>
        <table:table-row table:style-name="AROW-5">
          <table:table-cell table:style-name="ACE-0x23e5ba8" office:value-type="string">
            <text:p>gnd</text:p>
          </table:table-cell>
          <table:table-cell table:style-name="ACE-0x2464648" office:value-type="string">
            <text:p>""</text:p>
          </table:table-cell>
          <table:table-cell table:style-name="ACE-0x24649a8" office:value-type="string">
            <text:p>Clear - shield</text:p>
          </table:table-cell>
          <table:table-cell table:style-name="ACE-0x23e5cc8" office:value-type="string">
            <text:p>CONTROL I/O terminals</text:p>
          </table:table-cell>
          <table:table-cell table:number-columns-repeated="252" table:style-name="ACE-0x23e5728"/>
        </table:table-row>
        <table:table-row table:style-name="AROW-0">
          <table:table-cell table:style-name="ACE-0x23e5ba8" office:value-type="string">
            <text:p>SE19/10H</text:p>
          </table:table-cell>
          <table:table-cell table:style-name="ACE-0x2464648"/>
          <table:table-cell table:style-name="ACE-0x24649a8"/>
          <table:table-cell table:style-name="ACE-0x23e5de8" office:value-type="string">
            <text:p>C1</text:p>
          </table:table-cell>
          <table:table-cell table:style-name="ACE-0x2464648" office:value-type="string">
            <text:p>Setra Pressure</text:p>
          </table:table-cell>
          <table:table-cell table:style-name="ACE-0x2464648" office:value-type="string">
            <text:p>Green - enable</text:p>
          </table:table-cell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SE20/10L</text:p>
          </table:table-cell>
          <table:table-cell table:style-name="ACE-0x2464648"/>
          <table:table-cell table:style-name="ACE-0x24649a8"/>
          <table:table-cell table:style-name="ACE-0x23e5ba8" office:value-type="string">
            <text:p>C2</text:p>
          </table:table-cell>
          <table:table-cell table:style-name="ACE-0x2464648" office:value-type="string">
            <text:p>Judd u-s Depth</text:p>
          </table:table-cell>
          <table:table-cell table:style-name="ACE-0x2464648" office:value-type="string">
            <text:p>Green - enable</text:p>
          </table:table-cell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gnd</text:p>
          </table:table-cell>
          <table:table-cell table:style-name="ACE-0x2464648"/>
          <table:table-cell table:style-name="ACE-0x24649a8"/>
          <table:table-cell table:style-name="ACE-0x23e5ba8" office:value-type="string">
            <text:p>C3</text:p>
          </table:table-cell>
          <table:table-cell table:number-columns-repeated="2" table:style-name="ACE-0x2464648"/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SE21/11H</text:p>
          </table:table-cell>
          <table:table-cell table:style-name="ACE-0x2464648"/>
          <table:table-cell table:style-name="ACE-0x24649a8"/>
          <table:table-cell table:style-name="ACE-0x23e5ba8" office:value-type="string">
            <text:p>C4</text:p>
          </table:table-cell>
          <table:table-cell table:number-columns-repeated="2" table:style-name="ACE-0x2464648"/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SE22/11L</text:p>
          </table:table-cell>
          <table:table-cell table:style-name="ACE-0x2464648"/>
          <table:table-cell table:style-name="ACE-0x24649a8"/>
          <table:table-cell table:style-name="ACE-0x23e5ba8" office:value-type="string">
            <text:p>GND</text:p>
          </table:table-cell>
          <table:table-cell table:number-columns-repeated="2" table:style-name="ACE-0x2464648"/>
          <table:table-cell table:number-columns-repeated="250" table:style-name="ACE-0x23e5728"/>
        </table:table-row>
        <table:table-row table:style-name="AROW-3">
          <table:table-cell table:style-name="ACE-0x23e5ba8" office:value-type="string">
            <text:p>gnd</text:p>
          </table:table-cell>
          <table:table-cell table:style-name="ACE-0x2464648"/>
          <table:table-cell table:style-name="ACE-0x24649a8"/>
          <table:table-cell table:style-name="ACE-0x23e5ba8" office:value-type="string">
            <text:p>C5</text:p>
          </table:table-cell>
          <table:table-cell table:style-name="ACE-0x2464648" office:value-type="string">
            <text:p>Control to A6REL12 relay</text:p>
          </table:table-cell>
          <table:table-cell table:style-name="ACE-0x2464648" office:value-type="string">
            <text:p>Green - enable</text:p>
          </table:table-cell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SE23/12H</text:p>
          </table:table-cell>
          <table:table-cell table:style-name="ACE-0x2464648"/>
          <table:table-cell table:style-name="ACE-0x24649a8"/>
          <table:table-cell table:style-name="ACE-0x23e5ba8" office:value-type="string">
            <text:p>C6</text:p>
          </table:table-cell>
          <table:table-cell table:number-columns-repeated="2" table:style-name="ACE-0x2464648"/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SE24/12L</text:p>
          </table:table-cell>
          <table:table-cell table:style-name="ACE-0x2464648"/>
          <table:table-cell table:style-name="ACE-0x24649a8"/>
          <table:table-cell table:style-name="ACE-0x23e5ba8" office:value-type="string">
            <text:p>C7</text:p>
          </table:table-cell>
          <table:table-cell table:number-columns-repeated="2" table:style-name="ACE-0x2464648"/>
          <table:table-cell table:number-columns-repeated="250" table:style-name="ACE-0x23e5728"/>
        </table:table-row>
        <table:table-row table:style-name="AROW-0">
          <table:table-cell table:style-name="ACE-0x23e5ba8" office:value-type="string">
            <text:p>gnd</text:p>
          </table:table-cell>
          <table:table-cell table:style-name="ACE-0x2464648"/>
          <table:table-cell table:style-name="ACE-0x24649a8"/>
          <table:table-cell table:style-name="ACE-0x23e5ba8" office:value-type="string">
            <text:p>C8</text:p>
          </table:table-cell>
          <table:table-cell table:number-columns-repeated="2" table:style-name="ACE-0x2464648"/>
          <table:table-cell table:number-columns-repeated="250" table:style-name="ACE-0x23e5728"/>
        </table:table-row>
        <table:table-row table:style-name="AROW-0">
          <table:table-cell table:number-columns-repeated="3" table:style-name="ACE-0x23e5728"/>
          <table:table-cell table:style-name="ACE-0x23e5ba8" office:value-type="string">
            <text:p>GND</text:p>
          </table:table-cell>
          <table:table-cell table:number-columns-repeated="2" table:style-name="ACE-0x2464648"/>
          <table:table-cell table:number-columns-repeated="250" table:style-name="ACE-0x23e5728"/>
        </table:table-row>
        <table:table-row table:style-name="AROW-0">
          <table:table-cell table:number-columns-repeated="256" table:style-name="ACE-0x23e5728"/>
        </table:table-row>
        <table:table-row table:style-name="AROW-0">
          <table:table-cell table:number-columns-repeated="8" table:style-name="ACE-0x23e5728"/>
          <table:table-cell table:number-columns-repeated="56" table:style-name="ACE-0x23e5728"/>
          <table:table-cell table:number-columns-repeated="192" table:style-name="ACE-0x23e5728"/>
        </table:table-row>
        <table:table-row table:style-name="AROW-0" table:number-rows-repeated="2">
          <table:table-cell table:number-columns-repeated="8" table:style-name="ACE-0x23e5728"/>
          <table:table-cell table:number-columns-repeated="56" table:style-name="ACE-0x23e5728"/>
          <table:table-cell table:number-columns-repeated="192" table:style-name="ACE-0x23e5728"/>
        </table:table-row>
        <table:table-row table:style-name="AROW-0">
          <table:table-cell table:number-columns-repeated="8" table:style-name="ACE-0x23e5728"/>
          <table:table-cell table:number-columns-repeated="56" table:style-name="ACE-0x23e5728"/>
          <table:table-cell table:number-columns-repeated="192" table:style-name="ACE-0x23e5728"/>
        </table:table-row>
        <table:table-row table:style-name="AROW-0" table:number-rows-repeated="191">
          <table:table-cell table:number-columns-repeated="8" table:style-name="ACE-0x23e5728"/>
          <table:table-cell table:number-columns-repeated="56" table:style-name="ACE-0x23e5728"/>
          <table:table-cell table:number-columns-repeated="192" table:style-name="ACE-0x23e5728"/>
        </table:table-row>
        <table:table-row table:style-name="AROW-0">
          <table:table-cell table:number-columns-repeated="64" table:style-name="ACE-0x23e5728"/>
          <table:table-cell table:number-columns-repeated="192" table:style-name="ACE-0x23e5728"/>
        </table:table-row>
        <table:table-row table:style-name="AROW-0" table:number-rows-repeated="65279">
          <table:table-cell table:number-columns-repeated="64" table:style-name="ACE-0x23e5728"/>
          <table:table-cell table:number-columns-repeated="192" table:style-name="ACE-0x23e5728"/>
        </table:table-row>
      </table:table>
      <table:table table:name="Forest1 CR23x" table:style-name="ta-v-lr" table:print-ranges="'Forest1 CR23x'.A22:'Forest1 CR23x'.F62">
        <table:table-column table:default-cell-style-name="ACE-0x2464e28" table:style-name="ACOL-25"/>
        <table:table-column table:default-cell-style-name="ACE-0x2464e28" table:style-name="ACOL-61"/>
        <table:table-column table:default-cell-style-name="ACE-0x2464e28" table:style-name="ACOL-62"/>
        <table:table-column table:default-cell-style-name="ACE-0x2464e28" table:style-name="ACOL-63"/>
        <table:table-column table:default-cell-style-name="ACE-0x2464e28" table:style-name="ACOL-61"/>
        <table:table-column table:default-cell-style-name="ACE-0x2464e28" table:style-name="ACOL-64"/>
        <table:table-column table:default-cell-style-name="ACE-0x2464e28" table:style-name="ACOL-56"/>
        <table:table-column table:default-cell-style-name="ACE-0x2464e28" table:style-name="ACOL-57"/>
        <table:table-column table:default-cell-style-name="ACE-0x2464e28" table:style-name="ACOL-58"/>
        <table:table-column table:default-cell-style-name="ACE-0x2464e28" table:style-name="ACOL-60"/>
        <table:table-column table:default-cell-style-name="ACE-0x2464e28" table:style-name="ACOL-0" table:number-columns-repeated="246"/>
        <table:table-row table:style-name="AROW-0">
          <table:table-cell table:number-columns-repeated="256" table:style-name="ACE-0x2464e28"/>
        </table:table-row>
        <table:table-row table:style-name="AROW-0" table:number-rows-repeated="2">
          <table:table-cell table:number-columns-repeated="256" table:style-name="ACE-0x2464e28"/>
        </table:table-row>
        <table:table-row table:style-name="AROW-0">
          <table:table-cell table:style-name="ACE-0x2464f48" office:value-type="string">
            <text:p>Datalogger</text:p>
          </table:table-cell>
          <table:table-cell table:style-name="ACE-0x2464f48" office:value-type="string">
            <text:p>Model</text:p>
          </table:table-cell>
          <table:table-cell table:style-name="ACE-0x2464f48" office:value-type="string">
            <text:p>ser num</text:p>
          </table:table-cell>
          <table:table-cell table:style-name="ACE-0x2464f48" office:value-type="string">
            <text:p>Mounting hardware</text:p>
          </table:table-cell>
          <table:table-cell table:style-name="ACE-0x2464f48" office:value-type="string">
            <text:p>Notes</text:p>
          </table:table-cell>
          <table:table-cell table:number-columns-repeated="251" table:style-name="ACE-0x2464e28"/>
        </table:table-row>
        <table:table-row table:style-name="AROW-3">
          <table:table-cell table:style-name="ACE-0x2464e28" office:value-type="string">
            <text:p>Forest1</text:p>
          </table:table-cell>
          <table:table-cell table:style-name="ACE-0x2464e28" office:value-type="string">
            <text:p>Campbell CR23x</text:p>
          </table:table-cell>
          <table:table-cell table:style-name="ACE-0x2464e28" office:value-type="string">
            <text:p>6343 (inventory #279627)</text:p>
          </table:table-cell>
          <table:table-cell table:style-name="ACE-0x2464e28" office:value-type="string">
            <text:p>Enclosure on Forest tower</text:p>
          </table:table-cell>
          <table:table-cell table:number-columns-repeated="252" table:style-name="ACE-0x2464e28"/>
        </table:table-row>
        <table:table-row table:style-name="AROW-0">
          <table:table-cell table:number-columns-repeated="256" table:style-name="ACE-0x2464e28"/>
        </table:table-row>
        <text:soft-page-break/>
        <table:table-row table:style-name="AROW-0">
          <table:table-cell table:style-name="ACE-0x2464f48" office:value-type="string">
            <text:p>Multiplexers</text:p>
          </table:table-cell>
          <table:table-cell table:number-columns-repeated="255" table:style-name="ACE-0x2464e28"/>
        </table:table-row>
        <table:table-row table:style-name="AROW-3">
          <table:table-cell table:style-name="ACE-0x2464e28" office:value-type="string">
            <text:p>Mux1</text:p>
          </table:table-cell>
          <table:table-cell table:number-columns-repeated="2" table:style-name="ACE-0x2464e28"/>
          <table:table-cell table:style-name="ACE-0x2464e28" office:value-type="string">
            <text:p>Fencepost</text:p>
          </table:table-cell>
          <table:table-cell table:number-columns-repeated="252" table:style-name="ACE-0x2464e28"/>
        </table:table-row>
        <table:table-row table:style-name="AROW-3">
          <table:table-cell table:style-name="ACE-0x2464e28" office:value-type="string">
            <text:p>Mux2</text:p>
          </table:table-cell>
          <table:table-cell table:number-columns-repeated="2" table:style-name="ACE-0x2464e28"/>
          <table:table-cell table:style-name="ACE-0x2464e28" office:value-type="string">
            <text:p>Fencepost</text:p>
          </table:table-cell>
          <table:table-cell table:number-columns-repeated="252" table:style-name="ACE-0x2464e28"/>
        </table:table-row>
        <table:table-row table:style-name="AROW-3">
          <table:table-cell table:style-name="ACE-0x2464e28" office:value-type="string">
            <text:p>Mux3</text:p>
          </table:table-cell>
          <table:table-cell table:number-columns-repeated="2" table:style-name="ACE-0x2464e28"/>
          <table:table-cell table:style-name="ACE-0x2464e28" office:value-type="string">
            <text:p>Fencepost</text:p>
          </table:table-cell>
          <table:table-cell table:number-columns-repeated="252" table:style-name="ACE-0x2464e28"/>
        </table:table-row>
        <table:table-row table:style-name="AROW-0">
          <table:table-cell table:number-columns-repeated="256" table:style-name="ACE-0x2464e28"/>
        </table:table-row>
        <table:table-row table:style-name="AROW-0">
          <table:table-cell table:style-name="ACE-0x2464f48" office:value-type="string">
            <text:p>Sensors</text:p>
          </table:table-cell>
          <table:table-cell table:style-name="ACE-0x2464f48" office:value-type="string">
            <text:p>Model</text:p>
          </table:table-cell>
          <table:table-cell table:style-name="ACE-0x2464f48" office:value-type="string">
            <text:p>Ser num</text:p>
          </table:table-cell>
          <table:table-cell table:style-name="ACE-0x2464f48" office:value-type="string">
            <text:p>Mounting hardware</text:p>
          </table:table-cell>
          <table:table-cell table:style-name="ACE-0x2464f48" office:value-type="string">
            <text:p>Mounting height/location</text:p>
          </table:table-cell>
          <table:table-cell table:style-name="ACE-0x2464f48" office:value-type="string">
            <text:p>Wired to</text:p>
          </table:table-cell>
          <table:table-cell table:style-name="ACE-0x2464f48" office:value-type="string">
            <text:p>Calibration 1</text:p>
          </table:table-cell>
          <table:table-cell table:style-name="ACE-0x2464f48" office:value-type="string">
            <text:p>Calibration 2</text:p>
          </table:table-cell>
          <table:table-cell table:style-name="ACE-0x2464f48" office:value-type="string">
            <text:p>Calibration 3</text:p>
          </table:table-cell>
          <table:table-cell table:style-name="ACE-0x2464f48" office:value-type="string">
            <text:p>Notes</text:p>
          </table:table-cell>
          <table:table-cell table:number-columns-repeated="246" table:style-name="ACE-0x2464e28"/>
        </table:table-row>
        <table:table-row table:style-name="AROW-0">
          <table:table-cell table:style-name="ACE-0x2464e28" office:value-type="string">
            <text:p>Temp/Humid</text:p>
          </table:table-cell>
          <table:table-cell table:style-name="ACE-0x2464e28" office:value-type="string">
            <text:p>Vaisala HMP45A</text:p>
          </table:table-cell>
          <table:table-cell table:style-name="ACE-0x2466388" office:value-type="string">
            <text:p>W0530009</text:p>
          </table:table-cell>
          <table:table-cell table:style-name="ACE-0x2464e28" office:value-type="string">
            <text:p>RM Young beehive/pole</text:p>
          </table:table-cell>
          <table:table-cell table:style-name="ACE-0x2464e28"/>
          <table:table-cell table:style-name="ACE-0x2464e28" office:value-type="string">
            <text:p>Forest1 CR23x</text:p>
          </table:table-cell>
          <table:table-cell table:number-columns-repeated="250" table:style-name="ACE-0x2464e28"/>
        </table:table-row>
        <table:table-row table:style-name="AROW-0">
          <table:table-cell table:style-name="ACE-0x2464e28" office:value-type="string">
            <text:p>Wind</text:p>
          </table:table-cell>
          <table:table-cell table:style-name="ACE-0x2464e28" office:value-type="string">
            <text:p>Met One C034B</text:p>
          </table:table-cell>
          <table:table-cell table:style-name="ACE-0x2466388" office:value-type="string">
            <text:p>C5805</text:p>
          </table:table-cell>
          <table:table-cell table:style-name="ACE-0x2464e28" office:value-type="string">
            <text:p>nurail on boom</text:p>
          </table:table-cell>
          <table:table-cell table:style-name="ACE-0x2464e28"/>
          <table:table-cell table:style-name="ACE-0x2464e28" office:value-type="string">
            <text:p>Forest1 CR23x</text:p>
          </table:table-cell>
          <table:table-cell table:number-columns-repeated="250" table:style-name="ACE-0x2464e28"/>
        </table:table-row>
        <table:table-row table:style-name="AROW-0">
          <table:table-cell table:style-name="ACE-0x2464e28" office:value-type="string">
            <text:p>IR radiometer</text:p>
          </table:table-cell>
          <table:table-cell table:style-name="ACE-0x2464e28" office:value-type="string">
            <text:p>Apogee SI-111</text:p>
          </table:table-cell>
          <table:table-cell table:style-name="ACE-0x2466388" office:value-type="float" office:value="2361">
            <text:p>2361</text:p>
          </table:table-cell>
          <table:table-cell table:style-name="ACE-0x2464e28" office:value-type="string">
            <text:p>CM230</text:p>
          </table:table-cell>
          <table:table-cell table:style-name="ACE-0x2464e28" office:value-type="string">
            <text:p>Treatment edge</text:p>
          </table:table-cell>
          <table:table-cell table:style-name="ACE-0x2464e28" office:value-type="string">
            <text:p>Forest1 CR23x</text:p>
          </table:table-cell>
          <table:table-cell table:style-name="ACE-0x2464e28" office:value-type="string">
            <text:p>C2 m: 0.86384, b: 0.28300</text:p>
          </table:table-cell>
          <table:table-cell table:style-name="ACE-0x2464e28" office:value-type="string">
            <text:p>C1 m: 62.23732, b: -4.82953</text:p>
          </table:table-cell>
          <table:table-cell table:style-name="ACE-0x2464e28" office:value-type="string">
            <text:p>C0 m: 14338.44338, b: -12.73683</text:p>
          </table:table-cell>
          <table:table-cell table:style-name="ACE-0x2464e28" office:value-type="string">
            <text:p>Calibration coefficients are saved in my drawer</text:p>
          </table:table-cell>
          <table:table-cell table:number-columns-repeated="246" table:style-name="ACE-0x2464e28"/>
        </table:table-row>
        <table:table-row table:style-name="AROW-0">
          <table:table-cell table:style-name="ACE-0x2464e28" office:value-type="string">
            <text:p>IR radiometer</text:p>
          </table:table-cell>
          <table:table-cell table:style-name="ACE-0x2464e28" office:value-type="string">
            <text:p>Apogee SI-111</text:p>
          </table:table-cell>
          <table:table-cell table:style-name="ACE-0x2466388" office:value-type="float" office:value="2362">
            <text:p>2362</text:p>
          </table:table-cell>
          <table:table-cell table:style-name="ACE-0x2464e28" office:value-type="string">
            <text:p>CM230</text:p>
          </table:table-cell>
          <table:table-cell table:style-name="ACE-0x2464e28" office:value-type="string">
            <text:p>Canopy</text:p>
          </table:table-cell>
          <table:table-cell table:style-name="ACE-0x2464e28" office:value-type="string">
            <text:p>Forest1 CR23x</text:p>
          </table:table-cell>
          <table:table-cell table:style-name="ACE-0x2464e28" office:value-type="string">
            <text:p>C2 m: 0.77405, b: 0.24962</text:p>
          </table:table-cell>
          <table:table-cell table:style-name="ACE-0x2464e28" office:value-type="string">
            <text:p>C1 m: 68.07768, b: -2.25549</text:p>
          </table:table-cell>
          <table:table-cell table:style-name="ACE-0x2464e28" office:value-type="string">
            <text:p>C0 m: 14222.34222, b: -72.48612</text:p>
          </table:table-cell>
          <table:table-cell table:number-columns-repeated="247" table:style-name="ACE-0x2464e28"/>
        </table:table-row>
        <table:table-row table:style-name="AROW-0">
          <table:table-cell table:style-name="ACE-0x2464e28" office:value-type="string">
            <text:p>IR radiometer</text:p>
          </table:table-cell>
          <table:table-cell table:style-name="ACE-0x2464e28" office:value-type="string">
            <text:p>Apogee SI-111</text:p>
          </table:table-cell>
          <table:table-cell table:style-name="ACE-0x2466388" office:value-type="float" office:value="2364">
            <text:p>2364</text:p>
          </table:table-cell>
          <table:table-cell table:style-name="ACE-0x2464e28" office:value-type="string">
            <text:p>CM230</text:p>
          </table:table-cell>
          <table:table-cell table:style-name="ACE-0x2464e28" office:value-type="string">
            <text:p>Control edge</text:p>
          </table:table-cell>
          <table:table-cell table:style-name="ACE-0x2464e28" office:value-type="string">
            <text:p>Forest1 CR23x</text:p>
          </table:table-cell>
          <table:table-cell table:style-name="ACE-0x2464e28" office:value-type="string">
            <text:p>C2 m: 0.60645, b: 0.35482</text:p>
          </table:table-cell>
          <table:table-cell table:style-name="ACE-0x2464e28" office:value-type="string">
            <text:p>C1 m: 73.83054, b: -9.16495</text:p>
          </table:table-cell>
          <table:table-cell table:style-name="ACE-0x2464e28" office:value-type="string">
            <text:p>C0 m: 13076.13076, b: -82.13272</text:p>
          </table:table-cell>
          <table:table-cell table:number-columns-repeated="247" table:style-name="ACE-0x2464e28"/>
        </table:table-row>
        <table:table-row table:style-name="AROW-0">
          <table:table-cell table:number-columns-repeated="2" table:style-name="ACE-0x2464e28"/>
          <table:table-cell table:style-name="ACE-0x2466388"/>
          <table:table-cell table:number-columns-repeated="253" table:style-name="ACE-0x2464e28"/>
        </table:table-row>
        <table:table-row table:style-name="AROW-0">
          <table:table-cell table:number-columns-repeated="2" table:style-name="ACE-0x2464e28"/>
          <table:table-cell table:style-name="ACE-0x2466388"/>
          <table:table-cell table:number-columns-repeated="253" table:style-name="ACE-0x2464e28"/>
        </table:table-row>
        <table:table-row table:style-name="AROW-0">
          <table:table-cell table:number-columns-repeated="2" table:style-name="ACE-0x2464e28"/>
          <table:table-cell table:style-name="ACE-0x2466388"/>
          <table:table-cell table:number-columns-repeated="253" table:style-name="ACE-0x2464e28"/>
        </table:table-row>
        <table:table-row table:style-name="AROW-0">
          <table:table-cell table:number-columns-repeated="256" table:style-name="ACE-0x2464e28"/>
        </table:table-row>
        <table:table-row table:style-name="AROW-5">
          <table:table-cell table:style-name="ACE-0x2465068" office:value-type="string">
            <text:p>SE/DIFF terminals</text:p>
          </table:table-cell>
          <table:table-cell table:style-name="ACE-0x2465728" office:value-type="string">
            <text:p>Instrument</text:p>
          </table:table-cell>
          <table:table-cell table:style-name="ACE-0x2465728" office:value-type="string">
            <text:p>Wire</text:p>
          </table:table-cell>
          <table:table-cell table:style-name="ACE-0x2465068" office:value-type="string">
            <text:p>EX terminals</text:p>
          </table:table-cell>
          <table:table-cell table:style-name="ACE-0x2465728" office:value-type="string">
            <text:p>Instrument</text:p>
          </table:table-cell>
          <table:table-cell table:style-name="ACE-0x2465728" office:value-type="string">
            <text:p>Wire</text:p>
          </table:table-cell>
          <table:table-cell table:number-columns-repeated="250" table:style-name="ACE-0x2464e28"/>
        </table:table-row>
        <table:table-row table:style-name="AROW-0">
          <table:table-cell table:style-name="ACE-0x2465188" office:value-type="string">
            <text:p>Rank 1</text:p>
          </table:table-cell>
          <table:table-cell table:number-columns-repeated="2" table:style-name="ACE-0x2465848"/>
          <table:table-cell table:style-name="ACE-0x2466928" office:value-type="string">
            <text:p>gnd</text:p>
          </table:table-cell>
          <table:table-cell table:number-columns-repeated="2" table:style-name="ACE-0x2465848"/>
          <table:table-cell table:number-columns-repeated="250" table:style-name="ACE-0x2464e28"/>
        </table:table-row>
        <table:table-row table:style-name="AROW-3">
          <table:table-cell table:style-name="ACE-0x24652a8" office:value-type="string">
            <text:p>SE1/1H</text:p>
          </table:table-cell>
          <table:table-cell table:style-name="ACE-0x2465968" office:value-type="string">
            <text:p>Mux1</text:p>
          </table:table-cell>
          <table:table-cell table:style-name="ACE-0x2465968" office:value-type="string">
            <text:p>COM Even H</text:p>
          </table:table-cell>
          <table:table-cell table:style-name="ACE-0x2466a48" office:value-type="string">
            <text:p>EX1</text:p>
          </table:table-cell>
          <table:table-cell table:style-name="ACE-0x2465968" office:value-type="string">
            <text:p>IR radiometer (x3)</text:p>
          </table:table-cell>
          <table:table-cell table:style-name="ACE-0x2465968" office:value-type="string">
            <text:p>White - excitation</text:p>
          </table:table-cell>
          <table:table-cell table:number-columns-repeated="250" table:style-name="ACE-0x2464e28"/>
        </table:table-row>
        <table:table-row table:style-name="AROW-3">
          <table:table-cell table:style-name="ACE-0x24652a8" office:value-type="string">
            <text:p>SE2/1L</text:p>
          </table:table-cell>
          <table:table-cell table:style-name="ACE-0x2465968" office:value-type="string">
            <text:p>Mux1</text:p>
          </table:table-cell>
          <table:table-cell table:style-name="ACE-0x2465968" office:value-type="string">
            <text:p>COM Even L</text:p>
          </table:table-cell>
          <table:table-cell table:style-name="ACE-0x2466a48" office:value-type="string">
            <text:p>EX2</text:p>
          </table:table-cell>
          <table:table-cell table:style-name="ACE-0x2465968" office:value-type="string">
            <text:p>Met One windset</text:p>
          </table:table-cell>
          <table:table-cell table:style-name="ACE-0x2465968" office:value-type="string">
            <text:p>Blue - Wind direction excit.</text:p>
          </table:table-cell>
          <table:table-cell table:number-columns-repeated="250" table:style-name="ACE-0x2464e28"/>
        </table:table-row>
        <table:table-row table:style-name="AROW-3">
          <table:table-cell table:style-name="ACE-0x24652a8" office:value-type="string">
            <text:p>gnd</text:p>
          </table:table-cell>
          <table:table-cell table:style-name="ACE-0x2465a88" office:value-type="string">
            <text:p>Mux1 &amp; Mux2</text:p>
          </table:table-cell>
          <table:table-cell table:style-name="ACE-0x2465a88" office:value-type="string">
            <text:p>COM gnd</text:p>
          </table:table-cell>
          <table:table-cell table:style-name="ACE-0x2466a48" office:value-type="string">
            <text:p>gnd</text:p>
          </table:table-cell>
          <table:table-cell table:style-name="ACE-0x2465968" office:value-type="string">
            <text:p>Met One windset</text:p>
          </table:table-cell>
          <table:table-cell table:style-name="ACE-0x2465968" office:value-type="string">
            <text:p>Clear - Wind direction shield</text:p>
          </table:table-cell>
          <table:table-cell table:number-columns-repeated="250" table:style-name="ACE-0x2464e28"/>
        </table:table-row>
        <table:table-row table:style-name="AROW-3">
          <table:table-cell table:style-name="ACE-0x24653c8" office:value-type="string">
            <text:p>SE3/2H</text:p>
          </table:table-cell>
          <table:table-cell table:style-name="ACE-0x2465968" office:value-type="string">
            <text:p>Mux2</text:p>
          </table:table-cell>
          <table:table-cell table:style-name="ACE-0x2465968" office:value-type="string">
            <text:p>COM Even H</text:p>
          </table:table-cell>
          <table:table-cell table:style-name="ACE-0x2466a48" office:value-type="string">
            <text:p>EX3</text:p>
          </table:table-cell>
          <table:table-cell table:style-name="ACE-0x2465968" office:value-type="string">
            <text:p>Mux3</text:p>
          </table:table-cell>
          <table:table-cell table:style-name="ACE-0x2465968" office:value-type="string">
            <text:p>COM Odd H</text:p>
          </table:table-cell>
          <table:table-cell table:number-columns-repeated="250" table:style-name="ACE-0x2464e28"/>
        </table:table-row>
        <table:table-row table:style-name="AROW-3">
          <table:table-cell table:style-name="ACE-0x24653c8" office:value-type="string">
            <text:p>SE4/2L</text:p>
          </table:table-cell>
          <table:table-cell table:style-name="ACE-0x2465968" office:value-type="string">
            <text:p>Mux2</text:p>
          </table:table-cell>
          <table:table-cell table:style-name="ACE-0x2465968" office:value-type="string">
            <text:p>COM Even L</text:p>
          </table:table-cell>
          <table:table-cell table:style-name="ACE-0x2466a48" office:value-type="string">
            <text:p>EX4</text:p>
          </table:table-cell>
          <table:table-cell table:number-columns-repeated="2" table:style-name="ACE-0x2465968"/>
          <table:table-cell table:number-columns-repeated="250" table:style-name="ACE-0x2464e28"/>
        </table:table-row>
        <table:table-row table:style-name="AROW-3">
          <table:table-cell table:style-name="ACE-0x24653c8" office:value-type="string">
            <text:p>gnd</text:p>
          </table:table-cell>
          <table:table-cell table:style-name="ACE-0x2465ba8" office:value-type="string">
            <text:p>Mux3</text:p>
          </table:table-cell>
          <table:table-cell table:style-name="ACE-0x2465a88" office:value-type="string">
            <text:p>COM gnd</text:p>
          </table:table-cell>
          <table:table-cell table:style-name="ACE-0x2466a48" office:value-type="string">
            <text:p>gnd</text:p>
          </table:table-cell>
          <table:table-cell table:number-columns-repeated="2" table:style-name="ACE-0x2465968"/>
          <table:table-cell table:number-columns-repeated="250" table:style-name="ACE-0x2464e28"/>
        </table:table-row>
        <table:table-row table:style-name="AROW-3">
          <table:table-cell table:style-name="ACE-0x24653c8" office:value-type="string">
            <text:p>SE5/3H</text:p>
          </table:table-cell>
          <table:table-cell table:style-name="ACE-0x2465968" office:value-type="string">
            <text:p>Mux3</text:p>
          </table:table-cell>
          <table:table-cell table:style-name="ACE-0x2465968" office:value-type="string">
            <text:p>COM Even H</text:p>
          </table:table-cell>
          <table:table-cell table:style-name="ACE-0x2466a48" office:value-type="string">
            <text:p>CAO1</text:p>
          </table:table-cell>
          <table:table-cell table:number-columns-repeated="2" table:style-name="ACE-0x2465968"/>
          <table:table-cell table:number-columns-repeated="250" table:style-name="ACE-0x2464e28"/>
        </table:table-row>
        <table:table-row table:style-name="AROW-3">
          <table:table-cell table:style-name="ACE-0x24653c8" office:value-type="string">
            <text:p>SE6/3L</text:p>
          </table:table-cell>
          <table:table-cell table:style-name="ACE-0x2465968" office:value-type="string">
            <text:p>Mux3</text:p>
          </table:table-cell>
          <table:table-cell table:style-name="ACE-0x2465968" office:value-type="string">
            <text:p>COM Even L</text:p>
          </table:table-cell>
          <table:table-cell table:style-name="ACE-0x2466a48" office:value-type="string">
            <text:p>CAO2</text:p>
          </table:table-cell>
          <table:table-cell table:number-columns-repeated="2" table:style-name="ACE-0x2465968"/>
          <table:table-cell table:number-columns-repeated="250" table:style-name="ACE-0x2464e28"/>
        </table:table-row>
        <table:table-row table:style-name="AROW-3">
          <table:table-cell table:style-name="ACE-0x24653c8" office:value-type="string">
            <text:p>gnd</text:p>
          </table:table-cell>
          <table:table-cell table:style-name="ACE-0x2465ba8"/>
          <table:table-cell table:style-name="ACE-0x2465a88"/>
          <table:table-cell table:style-name="ACE-0x2466a48" office:value-type="string">
            <text:p>gnd</text:p>
          </table:table-cell>
          <table:table-cell table:number-columns-repeated="2" table:style-name="ACE-0x2465968"/>
          <table:table-cell table:number-columns-repeated="250" table:style-name="ACE-0x2464e28"/>
        </table:table-row>
        <table:table-row table:style-name="AROW-3">
          <table:table-cell table:style-name="ACE-0x24653c8" office:value-type="string">
            <text:p>SE7/4H</text:p>
          </table:table-cell>
          <table:table-cell table:style-name="ACE-0x2465cc8" office:value-type="string">
            <text:p>IR radiometer (Treatment - 2361)</text:p>
          </table:table-cell>
          <table:table-cell table:style-name="ACE-0x24664a8" office:value-type="string">
            <text:p>Green - SE signal</text:p>
          </table:table-cell>
          <table:table-cell table:style-name="ACE-0x2466a48" office:value-type="string">
            <text:p>P1</text:p>
          </table:table-cell>
          <table:table-cell table:style-name="ACE-0x2465968" office:value-type="string">
            <text:p>Met One windset</text:p>
          </table:table-cell>
          <table:table-cell table:style-name="ACE-0x2465968" office:value-type="string">
            <text:p>Red - Wind speed signal</text:p>
          </table:table-cell>
          <table:table-cell table:number-columns-repeated="250" table:style-name="ACE-0x2464e28"/>
        </table:table-row>
        <table:table-row table:style-name="AROW-3">
          <table:table-cell table:style-name="ACE-0x24653c8" office:value-type="string">
            <text:p>SE8/4L</text:p>
          </table:table-cell>
          <table:table-cell table:style-name="ACE-0x2465cc8" office:value-type="string">
            <text:p>IR radiometer (Control - 2364)</text:p>
          </table:table-cell>
          <table:table-cell table:style-name="ACE-0x24664a8" office:value-type="string">
            <text:p>Green - SE signal</text:p>
          </table:table-cell>
          <table:table-cell table:style-name="ACE-0x2466a48" office:value-type="string">
            <text:p>gnd</text:p>
          </table:table-cell>
          <table:table-cell table:style-name="ACE-0x2465968" office:value-type="string">
            <text:p>Met One windset</text:p>
          </table:table-cell>
          <table:table-cell table:style-name="ACE-0x2465968" office:value-type="string">
            <text:p>Black - Wind speed ref</text:p>
          </table:table-cell>
          <table:table-cell table:number-columns-repeated="250" table:style-name="ACE-0x2464e28"/>
        </table:table-row>
        <table:table-row table:style-name="AROW-3">
          <table:table-cell table:style-name="ACE-0x24653c8" office:value-type="string">
            <text:p>gnd</text:p>
          </table:table-cell>
          <table:table-cell table:style-name="ACE-0x2465cc8" office:value-type="string">
            <text:p>IR radiometers (2361 &amp; 2364)</text:p>
          </table:table-cell>
          <table:table-cell table:style-name="ACE-0x24664a8" office:value-type="string">
            <text:p>Blue - SE signal ref (2)</text:p>
          </table:table-cell>
          <table:table-cell table:style-name="ACE-0x2466a48" office:value-type="string">
            <text:p>P2</text:p>
          </table:table-cell>
          <table:table-cell table:number-columns-repeated="2" table:style-name="ACE-0x2465968"/>
          <table:table-cell table:number-columns-repeated="250" table:style-name="ACE-0x2464e28"/>
        </table:table-row>
        <table:table-row table:style-name="AROW-3">
          <table:table-cell table:style-name="ACE-0x24653c8" office:value-type="string">
            <text:p>SE9/5H</text:p>
          </table:table-cell>
          <table:table-cell table:style-name="ACE-0x2465cc8" office:value-type="string">
            <text:p>IR radiometer (Treatment - 2361)</text:p>
          </table:table-cell>
          <table:table-cell table:style-name="ACE-0x24664a8" office:value-type="string">
            <text:p>Red - Diff High</text:p>
          </table:table-cell>
          <table:table-cell table:style-name="ACE-0x2466a48" office:value-type="string">
            <text:p>gnd</text:p>
          </table:table-cell>
          <table:table-cell table:number-columns-repeated="2" table:style-name="ACE-0x2465968"/>
          <table:table-cell table:number-columns-repeated="250" table:style-name="ACE-0x2464e28"/>
        </table:table-row>
        <table:table-row table:style-name="AROW-3">
          <table:table-cell table:style-name="ACE-0x24653c8" office:value-type="string">
            <text:p>SE10/5L</text:p>
          </table:table-cell>
          <table:table-cell table:style-name="ACE-0x2465cc8" office:value-type="string">
            <text:p>""</text:p>
          </table:table-cell>
          <table:table-cell table:style-name="ACE-0x24664a8" office:value-type="string">
            <text:p>Black - Diff ref</text:p>
          </table:table-cell>
          <table:table-cell table:style-name="ACE-0x2466a48" office:value-type="string">
            <text:p>P3</text:p>
          </table:table-cell>
          <table:table-cell table:number-columns-repeated="2" table:style-name="ACE-0x2465968"/>
          <table:table-cell table:number-columns-repeated="250" table:style-name="ACE-0x2464e28"/>
        </table:table-row>
        <table:table-row table:style-name="AROW-3">
          <table:table-cell table:style-name="ACE-0x24653c8" office:value-type="string">
            <text:p>gnd</text:p>
          </table:table-cell>
          <table:table-cell table:style-name="ACE-0x2465cc8" office:value-type="string">
            <text:p>IR radiometer (2361)</text:p>
          </table:table-cell>
          <table:table-cell table:style-name="ACE-0x24664a8" office:value-type="string">
            <text:p>Clear - shield</text:p>
          </table:table-cell>
          <table:table-cell table:style-name="ACE-0x2466a48" office:value-type="string">
            <text:p>gnd</text:p>
          </table:table-cell>
          <table:table-cell table:number-columns-repeated="2" table:style-name="ACE-0x2465968"/>
          <table:table-cell table:number-columns-repeated="250" table:style-name="ACE-0x2464e28"/>
        </table:table-row>
        <table:table-row table:style-name="AROW-3">
          <table:table-cell table:style-name="ACE-0x24653c8" office:value-type="string">
            <text:p>SE11/6H</text:p>
          </table:table-cell>
          <table:table-cell table:style-name="ACE-0x2465cc8" office:value-type="string">
            <text:p>IR radiometer (Control - 2364)</text:p>
          </table:table-cell>
          <table:table-cell table:style-name="ACE-0x24664a8" office:value-type="string">
            <text:p>Red - Diff High</text:p>
          </table:table-cell>
          <table:table-cell table:style-name="ACE-0x2466a48" office:value-type="string">
            <text:p>P4</text:p>
          </table:table-cell>
          <table:table-cell table:number-columns-repeated="2" table:style-name="ACE-0x2465968"/>
          <table:table-cell table:number-columns-repeated="250" table:style-name="ACE-0x2464e28"/>
        </table:table-row>
        <table:table-row table:style-name="AROW-3">
          <table:table-cell table:style-name="ACE-0x24653c8" office:value-type="string">
            <text:p>SE12/6L</text:p>
          </table:table-cell>
          <table:table-cell table:style-name="ACE-0x2465cc8" office:value-type="string">
            <text:p>""</text:p>
          </table:table-cell>
          <table:table-cell table:style-name="ACE-0x24664a8" office:value-type="string">
            <text:p>Black - Diff Low</text:p>
          </table:table-cell>
          <table:table-cell table:style-name="ACE-0x2466a48" office:value-type="string">
            <text:p>gnd</text:p>
          </table:table-cell>
          <table:table-cell table:style-name="ACE-0x2465968" office:value-type="string">
            <text:p>Mux1, Mux2, Mux3</text:p>
          </table:table-cell>
          <table:table-cell table:style-name="ACE-0x2465968" office:value-type="string">
            <text:p>Shields</text:p>
          </table:table-cell>
          <table:table-cell table:number-columns-repeated="250" table:style-name="ACE-0x2464e28"/>
        </table:table-row>
        <table:table-row table:style-name="AROW-3">
          <table:table-cell table:style-name="ACE-0x24653c8" office:value-type="string">
            <text:p>gnd</text:p>
          </table:table-cell>
          <table:table-cell table:style-name="ACE-0x2465de8" office:value-type="string">
            <text:p>IR radiometer (2364)</text:p>
          </table:table-cell>
          <table:table-cell table:style-name="ACE-0x2466268" office:value-type="string">
            <text:p>Clear - shield</text:p>
          </table:table-cell>
          <table:table-cell table:number-columns-repeated="253" table:style-name="ACE-0x2464e28"/>
        </table:table-row>
        <table:table-row table:style-name="AROW-0">
          <table:table-cell table:style-name="ACE-0x2464e28"/>
          <table:table-cell table:number-columns-repeated="2" table:style-name="ACE-0x2465f08"/>
          <table:table-cell table:style-name="ACE-0x2466b68"/>
          <table:table-cell table:number-columns-repeated="252" table:style-name="ACE-0x2464e28"/>
        </table:table-row>
        <table:table-row table:style-name="AROW-5">
          <table:table-cell table:style-name="ACE-0x24654e8" office:value-type="string">
            <text:p>Rank 2</text:p>
          </table:table-cell>
          <table:table-cell table:style-name="ACE-0x2466028" office:value-type="string">
            <text:p>Instrument</text:p>
          </table:table-cell>
          <table:table-cell table:style-name="ACE-0x24665c8" office:value-type="string">
            <text:p>Wire</text:p>
          </table:table-cell>
          <table:table-cell table:style-name="ACE-0x2466c88" office:value-type="string">
            <text:p>POWER OUT terminals</text:p>
          </table:table-cell>
          <table:table-cell table:style-name="ACE-0x2466fe8" office:value-type="string">
            <text:p>Instrument</text:p>
          </table:table-cell>
          <table:table-cell table:style-name="ACE-0x2466fe8" office:value-type="string">
            <text:p>Wire</text:p>
          </table:table-cell>
          <table:table-cell table:number-columns-repeated="250" table:style-name="ACE-0x2464e28"/>
        </table:table-row>
        <table:table-row table:style-name="AROW-3">
          <table:table-cell table:style-name="ACE-0x2465608" office:value-type="string">
            <text:p>SE13/7H</text:p>
          </table:table-cell>
          <table:table-cell table:style-name="ACE-0x2466148" office:value-type="string">
            <text:p>IR radiometer (Canopy - 2362)</text:p>
          </table:table-cell>
          <table:table-cell table:style-name="ACE-0x2466148" office:value-type="string">
            <text:p>Green - SE signal</text:p>
          </table:table-cell>
          <table:table-cell table:style-name="ACE-0x2466928" office:value-type="string">
            <text:p>GND</text:p>
          </table:table-cell>
          <table:table-cell table:style-name="ACE-0x2465848" office:value-type="string">
            <text:p>Ground to Crydom relay</text:p>
          </table:table-cell>
          <table:table-cell table:style-name="ACE-0x2465848" office:value-type="string">
            <text:p>Black</text:p>
          </table:table-cell>
          <table:table-cell table:number-columns-repeated="250" table:style-name="ACE-0x2464e28"/>
        </table:table-row>
        <table:table-row table:style-name="AROW-3">
          <table:table-cell table:style-name="ACE-0x24653c8" office:value-type="string">
            <text:p>SE14/7L</text:p>
          </table:table-cell>
          <table:table-cell table:number-columns-repeated="2" table:style-name="ACE-0x2466268"/>
          <table:table-cell table:style-name="ACE-0x2466a48" office:value-type="string">
            <text:p>5v</text:p>
          </table:table-cell>
          <table:table-cell table:style-name="ACE-0x2465968" office:value-type="string">
            <text:p>Power to Crydom relay</text:p>
          </table:table-cell>
          <table:table-cell table:style-name="ACE-0x2465968" office:value-type="string">
            <text:p>Red</text:p>
          </table:table-cell>
          <table:table-cell table:number-columns-repeated="250" table:style-name="ACE-0x2464e28"/>
        </table:table-row>
        <table:table-row table:style-name="AROW-3">
          <table:table-cell table:style-name="ACE-0x24653c8" office:value-type="string">
            <text:p>gnd</text:p>
          </table:table-cell>
          <table:table-cell table:style-name="ACE-0x2466268" office:value-type="string">
            <text:p>IR radiometer (Canopy - 2362)</text:p>
          </table:table-cell>
          <table:table-cell table:style-name="ACE-0x2466268" office:value-type="string">
            <text:p>Blue - SE signal ref</text:p>
          </table:table-cell>
          <table:table-cell table:style-name="ACE-0x2466a48" office:value-type="string">
            <text:p>GND</text:p>
          </table:table-cell>
          <table:table-cell table:number-columns-repeated="2" table:style-name="ACE-0x2465968"/>
          <table:table-cell table:number-columns-repeated="250" table:style-name="ACE-0x2464e28"/>
        </table:table-row>
        <table:table-row table:style-name="AROW-3">
          <table:table-cell table:style-name="ACE-0x24653c8" office:value-type="string">
            <text:p>SE15/8H</text:p>
          </table:table-cell>
          <table:table-cell table:style-name="ACE-0x2466268" office:value-type="string">
            <text:p>IR radiometer (Canopy - 2362)</text:p>
          </table:table-cell>
          <table:table-cell table:style-name="ACE-0x2466268" office:value-type="string">
            <text:p>Red - Diff High</text:p>
          </table:table-cell>
          <table:table-cell table:style-name="ACE-0x2466a48" office:value-type="string">
            <text:p>SW12</text:p>
          </table:table-cell>
          <table:table-cell table:style-name="ACE-0x2465968" office:value-type="string">
            <text:p>Mux1, Mux2 &amp; Vaisala T/H</text:p>
          </table:table-cell>
          <table:table-cell table:style-name="ACE-0x2465968" office:value-type="string">
            <text:p>COM Odd H &amp; Red (enable)</text:p>
          </table:table-cell>
          <table:table-cell table:number-columns-repeated="250" table:style-name="ACE-0x2464e28"/>
        </table:table-row>
        <table:table-row table:style-name="AROW-3">
          <table:table-cell table:style-name="ACE-0x24652a8" office:value-type="string">
            <text:p>SE16/8L</text:p>
          </table:table-cell>
          <table:table-cell table:style-name="ACE-0x2466268" office:value-type="string">
            <text:p>""</text:p>
          </table:table-cell>
          <table:table-cell table:style-name="ACE-0x2466268" office:value-type="string">
            <text:p>Black - Diff Low</text:p>
          </table:table-cell>
          <table:table-cell table:style-name="ACE-0x24652a8" office:value-type="string">
            <text:p>GND</text:p>
          </table:table-cell>
          <table:table-cell table:style-name="ACE-0x2466268" office:value-type="string">
            <text:p>Mux1, 2</text:p>
          </table:table-cell>
          <table:table-cell table:style-name="ACE-0x2465968" office:value-type="string">
            <text:p>GND</text:p>
          </table:table-cell>
          <table:table-cell table:number-columns-repeated="250" table:style-name="ACE-0x2464e28"/>
        </table:table-row>
        <table:table-row table:style-name="AROW-3">
          <table:table-cell table:style-name="ACE-0x24652a8" office:value-type="string">
            <text:p>gnd</text:p>
          </table:table-cell>
          <table:table-cell table:style-name="ACE-0x2466268" office:value-type="string">
            <text:p>""</text:p>
          </table:table-cell>
          <table:table-cell table:style-name="ACE-0x2466268" office:value-type="string">
            <text:p>Clear - shield</text:p>
          </table:table-cell>
          <table:table-cell table:style-name="ACE-0x24652a8" office:value-type="string">
            <text:p>12v</text:p>
          </table:table-cell>
          <table:table-cell table:style-name="ACE-0x2466268" office:value-type="string">
            <text:p>Mux1, 2</text:p>
          </table:table-cell>
          <table:table-cell table:style-name="ACE-0x2465968" office:value-type="string">
            <text:p>12V</text:p>
          </table:table-cell>
          <table:table-cell table:number-columns-repeated="250" table:style-name="ACE-0x2464e28"/>
        </table:table-row>
        <table:table-row table:style-name="AROW-3">
          <table:table-cell table:style-name="ACE-0x24652a8" office:value-type="string">
            <text:p>SE17/9H</text:p>
          </table:table-cell>
          <table:table-cell table:style-name="ACE-0x2465de8" office:value-type="string">
            <text:p>Vaisala T/H sensor</text:p>
          </table:table-cell>
          <table:table-cell table:style-name="ACE-0x2466268" office:value-type="string">
            <text:p>White - T signal</text:p>
          </table:table-cell>
          <table:table-cell table:style-name="ACE-0x24652a8" office:value-type="string">
            <text:p>12v</text:p>
          </table:table-cell>
          <table:table-cell table:style-name="ACE-0x2466268" office:value-type="string">
            <text:p>Mux3</text:p>
          </table:table-cell>
          <table:table-cell table:style-name="ACE-0x2465968" office:value-type="string">
            <text:p>12V</text:p>
          </table:table-cell>
          <table:table-cell table:number-columns-repeated="250" table:style-name="ACE-0x2464e28"/>
        </table:table-row>
        <table:table-row table:style-name="AROW-3">
          <table:table-cell table:style-name="ACE-0x24652a8" office:value-type="string">
            <text:p>SE18/9L</text:p>
          </table:table-cell>
          <table:table-cell table:style-name="ACE-0x2466148" office:value-type="string">
            <text:p>Vaisala T/H sensor</text:p>
          </table:table-cell>
          <table:table-cell table:style-name="ACE-0x24666e8" office:value-type="string">
            <text:p>Green H signal</text:p>
          </table:table-cell>
          <table:table-cell table:style-name="ACE-0x2466da8" office:value-type="string">
            <text:p>GND</text:p>
          </table:table-cell>
          <table:table-cell table:style-name="ACE-0x2466268" office:value-type="string">
            <text:p>Mux3</text:p>
          </table:table-cell>
          <table:table-cell table:style-name="ACE-0x2465968" office:value-type="string">
            <text:p>GND</text:p>
          </table:table-cell>
          <table:table-cell table:number-columns-repeated="250" table:style-name="ACE-0x2464e28"/>
        </table:table-row>
        <table:table-row table:style-name="AROW-5">
          <table:table-cell table:style-name="ACE-0x24652a8" office:value-type="string">
            <text:p>gnd</text:p>
          </table:table-cell>
          <table:table-cell table:style-name="ACE-0x2466268" office:value-type="string">
            <text:p>Vaisala T/H sensor</text:p>
          </table:table-cell>
          <table:table-cell table:style-name="ACE-0x2465de8" office:value-type="string">
            <text:p>Blue, black, clear - sig ref, gnds</text:p>
          </table:table-cell>
          <table:table-cell table:style-name="ACE-0x2465068" office:value-type="string">
            <text:p>CONTROL I/O terminals</text:p>
          </table:table-cell>
          <table:table-cell table:number-columns-repeated="252" table:style-name="ACE-0x2464e28"/>
        </table:table-row>
        <table:table-row table:style-name="AROW-3">
          <table:table-cell table:style-name="ACE-0x24652a8" office:value-type="string">
            <text:p>SE19/10H</text:p>
          </table:table-cell>
          <table:table-cell table:style-name="ACE-0x2466268" office:value-type="string">
            <text:p>Met One windset</text:p>
          </table:table-cell>
          <table:table-cell table:style-name="ACE-0x2465de8" office:value-type="string">
            <text:p>Green - Wind direction sig</text:p>
          </table:table-cell>
          <table:table-cell table:style-name="ACE-0x2466ec8" office:value-type="string">
            <text:p>C1</text:p>
          </table:table-cell>
          <table:table-cell table:style-name="ACE-0x2466268" office:value-type="string">
            <text:p>Mux1, Mux2, &amp; Mux3</text:p>
          </table:table-cell>
          <table:table-cell table:style-name="ACE-0x2465968" office:value-type="string">
            <text:p>RES</text:p>
          </table:table-cell>
          <table:table-cell table:number-columns-repeated="250" table:style-name="ACE-0x2464e28"/>
        </table:table-row>
        <table:table-row table:style-name="AROW-0">
          <table:table-cell table:style-name="ACE-0x24652a8" office:value-type="string">
            <text:p>SE20/10L</text:p>
          </table:table-cell>
          <table:table-cell table:style-name="ACE-0x2466268"/>
          <table:table-cell table:style-name="ACE-0x2465de8"/>
          <table:table-cell table:style-name="ACE-0x24652a8" office:value-type="string">
            <text:p>C2</text:p>
          </table:table-cell>
          <table:table-cell table:style-name="ACE-0x2466268" office:value-type="string">
            <text:p>Mux1</text:p>
          </table:table-cell>
          <table:table-cell table:style-name="ACE-0x2465968" office:value-type="string">
            <text:p>CLK</text:p>
          </table:table-cell>
          <table:table-cell table:number-columns-repeated="250" table:style-name="ACE-0x2464e28"/>
        </table:table-row>
        <table:table-row table:style-name="AROW-3">
          <table:table-cell table:style-name="ACE-0x24652a8" office:value-type="string">
            <text:p>gnd</text:p>
          </table:table-cell>
          <table:table-cell table:style-name="ACE-0x2466268" office:value-type="string">
            <text:p>Met One windset</text:p>
          </table:table-cell>
          <table:table-cell table:style-name="ACE-0x2465de8" office:value-type="string">
            <text:p>White - Wind direction ref</text:p>
          </table:table-cell>
          <table:table-cell table:style-name="ACE-0x24652a8" office:value-type="string">
            <text:p>C3</text:p>
          </table:table-cell>
          <table:table-cell table:style-name="ACE-0x2466268" office:value-type="string">
            <text:p>Mux2</text:p>
          </table:table-cell>
          <table:table-cell table:style-name="ACE-0x2465968" office:value-type="string">
            <text:p>CLK</text:p>
          </table:table-cell>
          <table:table-cell table:number-columns-repeated="250" table:style-name="ACE-0x2464e28"/>
        </table:table-row>
        <table:table-row table:style-name="AROW-3">
          <table:table-cell table:style-name="ACE-0x24652a8" office:value-type="string">
            <text:p>SE21/11H</text:p>
          </table:table-cell>
          <table:table-cell table:style-name="ACE-0x2465968"/>
          <table:table-cell table:style-name="ACE-0x2466808"/>
          <table:table-cell table:style-name="ACE-0x24652a8" office:value-type="string">
            <text:p>C4</text:p>
          </table:table-cell>
          <table:table-cell table:style-name="ACE-0x2466268" office:value-type="string">
            <text:p>Mux3</text:p>
          </table:table-cell>
          <table:table-cell table:style-name="ACE-0x2465968" office:value-type="string">
            <text:p>CLK</text:p>
          </table:table-cell>
          <table:table-cell table:number-columns-repeated="250" table:style-name="ACE-0x2464e28"/>
        </table:table-row>
        <table:table-row table:style-name="AROW-0">
          <table:table-cell table:style-name="ACE-0x24652a8" office:value-type="string">
            <text:p>SE22/11L</text:p>
          </table:table-cell>
          <table:table-cell table:style-name="ACE-0x2465968"/>
          <table:table-cell table:style-name="ACE-0x2466808"/>
          <table:table-cell table:style-name="ACE-0x24652a8" office:value-type="string">
            <text:p>GND</text:p>
          </table:table-cell>
          <table:table-cell table:number-columns-repeated="2" table:style-name="ACE-0x2465968"/>
          <table:table-cell table:number-columns-repeated="250" table:style-name="ACE-0x2464e28"/>
        </table:table-row>
        <table:table-row table:style-name="AROW-0">
          <table:table-cell table:style-name="ACE-0x24652a8" office:value-type="string">
            <text:p>gnd</text:p>
          </table:table-cell>
          <table:table-cell table:style-name="ACE-0x2465968"/>
          <table:table-cell table:style-name="ACE-0x2466808"/>
          <table:table-cell table:style-name="ACE-0x24652a8" office:value-type="string">
            <text:p>C5</text:p>
          </table:table-cell>
          <table:table-cell table:style-name="ACE-0x2465968" office:value-type="string">
            <text:p>Mux1</text:p>
          </table:table-cell>
          <table:table-cell table:style-name="ACE-0x2465968" office:value-type="string">
            <text:p>COM Odd L</text:p>
          </table:table-cell>
          <table:table-cell table:number-columns-repeated="250" table:style-name="ACE-0x2464e28"/>
        </table:table-row>
        <table:table-row table:style-name="AROW-0">
          <table:table-cell table:style-name="ACE-0x24652a8" office:value-type="string">
            <text:p>SE23/12H</text:p>
          </table:table-cell>
          <table:table-cell table:style-name="ACE-0x2465968"/>
          <table:table-cell table:style-name="ACE-0x2466808"/>
          <table:table-cell table:style-name="ACE-0x24652a8" office:value-type="string">
            <text:p>C6</text:p>
          </table:table-cell>
          <table:table-cell table:style-name="ACE-0x2465968" office:value-type="string">
            <text:p>Mux2</text:p>
          </table:table-cell>
          <table:table-cell table:style-name="ACE-0x2465968" office:value-type="string">
            <text:p>COM Odd L</text:p>
          </table:table-cell>
          <table:table-cell table:number-columns-repeated="250" table:style-name="ACE-0x2464e28"/>
        </table:table-row>
        <table:table-row table:style-name="AROW-3">
          <table:table-cell table:style-name="ACE-0x24652a8" office:value-type="string">
            <text:p>SE24/12L</text:p>
          </table:table-cell>
          <table:table-cell table:style-name="ACE-0x2465968"/>
          <table:table-cell table:style-name="ACE-0x2466808"/>
          <table:table-cell table:style-name="ACE-0x24652a8" office:value-type="string">
            <text:p>C7</text:p>
          </table:table-cell>
          <table:table-cell table:style-name="ACE-0x2466268" office:value-type="string">
            <text:p>Mux3</text:p>
          </table:table-cell>
          <table:table-cell table:style-name="ACE-0x2465968" office:value-type="string">
            <text:p>COM Odd L</text:p>
          </table:table-cell>
          <table:table-cell table:number-columns-repeated="250" table:style-name="ACE-0x2464e28"/>
        </table:table-row>
        <table:table-row table:style-name="AROW-3">
          <table:table-cell table:style-name="ACE-0x24652a8" office:value-type="string">
            <text:p>gnd</text:p>
          </table:table-cell>
          <table:table-cell table:style-name="ACE-0x2465968"/>
          <table:table-cell table:style-name="ACE-0x2466808"/>
          <table:table-cell table:style-name="ACE-0x24652a8" office:value-type="string">
            <text:p>C8</text:p>
          </table:table-cell>
          <table:table-cell table:style-name="ACE-0x2466268" office:value-type="string">
            <text:p>Control to Crydom relay</text:p>
          </table:table-cell>
          <table:table-cell table:style-name="ACE-0x2465968" office:value-type="string">
            <text:p>Green - enable</text:p>
          </table:table-cell>
          <table:table-cell table:number-columns-repeated="250" table:style-name="ACE-0x2464e28"/>
        </table:table-row>
        <table:table-row table:style-name="AROW-0">
          <table:table-cell table:number-columns-repeated="3" table:style-name="ACE-0x2464e28"/>
          <table:table-cell table:style-name="ACE-0x24652a8" office:value-type="string">
            <text:p>GND</text:p>
          </table:table-cell>
          <table:table-cell table:number-columns-repeated="2" table:style-name="ACE-0x2465968"/>
          <table:table-cell table:number-columns-repeated="250" table:style-name="ACE-0x2464e28"/>
        </table:table-row>
        <table:table-row table:style-name="AROW-0">
          <table:table-cell table:number-columns-repeated="256" table:style-name="ACE-0x2464e28"/>
        </table:table-row>
        <table:table-row table:style-name="AROW-0">
          <table:table-cell table:number-columns-repeated="8" table:style-name="ACE-0x2464e28"/>
          <table:table-cell table:number-columns-repeated="56" table:style-name="ACE-0x2464e28"/>
          <table:table-cell table:number-columns-repeated="192" table:style-name="ACE-0x2464e28"/>
        </table:table-row>
        <table:table-row table:style-name="AROW-0">
          <table:table-cell table:number-columns-repeated="8" table:style-name="ACE-0x2464e28"/>
          <table:table-cell table:number-columns-repeated="56" table:style-name="ACE-0x2464e28"/>
          <table:table-cell table:number-columns-repeated="192" table:style-name="ACE-0x2464e28"/>
        </table:table-row>
        <table:table-row table:style-name="AROW-0" table:number-rows-repeated="191">
          <table:table-cell table:number-columns-repeated="8" table:style-name="ACE-0x2464e28"/>
          <table:table-cell table:number-columns-repeated="56" table:style-name="ACE-0x2464e28"/>
          <table:table-cell table:number-columns-repeated="192" table:style-name="ACE-0x2464e28"/>
        </table:table-row>
        <table:table-row table:style-name="AROW-0">
          <table:table-cell table:number-columns-repeated="64" table:style-name="ACE-0x2464e28"/>
          <table:table-cell table:number-columns-repeated="192" table:style-name="ACE-0x2464e28"/>
        </table:table-row>
        <table:table-row table:style-name="AROW-0" table:number-rows-repeated="65279">
          <table:table-cell table:number-columns-repeated="64" table:style-name="ACE-0x2464e28"/>
          <table:table-cell table:number-columns-repeated="192" table:style-name="ACE-0x2464e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user-defined meta:name="gsf:security" meta:type="string">0</meta:user-defined>
    <meta:user-defined meta:name="gsf:links-dirty" meta:type="string">f</meta:user-defined>
    <meta:creation-date>2009-10-17T01:11:27Z</meta:creation-date>
    <meta:user-defined meta:name="gsf:last-saved-by" meta:type="string">Gregory Maurer</meta:user-defined>
    <meta:generator>gnumeric/1.10.1</meta:generator>
    <meta:print-date>2009-11-04T19:10:00Z</meta:print-date>
    <meta:user-defined meta:name="gsf:document-parts" meta:type="string"/>
    <meta:user-defined meta:name="gsf:scale" meta:type="string">f</meta:user-defined>
    <meta:user-defined meta:name="msole:unknown-doc-22" meta:type="string">f</meta:user-defined>
    <dc:date>2010-11-19T05:18:28Z</dc:date>
    <meta:user-defined meta:name="msole:unknown-doc-23" meta:type="string">662216</meta:user-defined>
    <meta:user-defined meta:name="dc:publisher" meta:type="string">University of Utah</meta:user-defined>
    <meta:user-defined meta:name="gsf:heading-pairs" meta:type="string"/>
    <dc:creator>Gregory Maurer</dc:creator>
    <meta:user-defined meta:name="msole:unknown-doc-19" meta:type="string">f</meta:user-defined>
    <meta:user-defined meta:name="msole:codepage" meta:type="string">1252</meta:user-defined>
    <meta:user-defined meta:name="meta:print-date" meta:type="string">2010-10-06T15:57:23Z</meta:user-defined>
  </office:meta>
</office:document-meta>
</file>